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6cm"/>
    </style:style>
    <style:style style:name="co7" style:family="table-column">
      <style:table-column-properties fo:break-before="auto" style:column-width="2.26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4" style:family="table-cell" style:parent-style-name="Default">
      <style:text-properties style:font-name="Arial" style:font-name-asian="WenQuanYi Zen Hei" style:font-name-complex="Lohit Hindi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  <style:style style:name="ce1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map style:condition="cell-content()=0" style:apply-style-name="Sin_20_nombre2" style:base-cell-address="sinproc.I1"/>
    </style:style>
  </office:automatic-styles>
  <office:body>
    <office:spreadsheet>
      <table:table table:name="sinpro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8" office:value-type="string">
            <text:p>Hace todo</text:p>
            <text:p>El proceso?</text:p>
          </table:table-cell>
          <table:table-cell table:style-name="ce5" office:value-type="string">
            <text:p>Total puntos</text:p>
            <text:p>Detectados</text:p>
            <text:p>Imagen objeto</text:p>
          </table:table-cell>
          <table:table-cell table:style-name="ce5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5" office:value-type="string">
            <text:p>Coincidencias</text:p>
            <text:p>Válidas</text:p>
            <text:p>Estimadas</text:p>
            <text:p>Homografía</text:p>
          </table:table-cell>
          <table:table-cell table:style-name="ce5" office:value-type="string">
            <text:p>FPS</text:p>
          </table:table-cell>
          <table:table-cell table:style-name="ce5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.96972">
            <text:p>2,96972</text:p>
          </table:table-cell>
          <table:table-cell table:style-name="ce2" table:formula="of:=[.E2]" office:value-type="float" office:value="2.96972">
            <text:p>2,96972</text:p>
          </table:table-cell>
          <table:table-cell/>
          <table:table-cell office:value-type="string">
            <text:p>Target keypoints:</text:p>
          </table:table-cell>
          <table:table-cell table:style-name="ce3" office:value-type="float" office:value="1297">
            <text:p>1297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3.9606">
            <text:p>53,9606</text:p>
          </table:table-cell>
          <table:table-cell table:style-name="ce2" table:formula="of:=AVERAGE([.$E$2:.E3])" office:value-type="float" office:value="28.46516">
            <text:p>28,46516</text:p>
          </table:table-cell>
          <table:table-cell/>
          <table:table-cell office:value-type="string">
            <text:p>Umbral Hessiano:</text:p>
          </table:table-cell>
          <table:table-cell table:style-name="ce3" office:value-type="float" office:value="700">
            <text:p>700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9.7882">
            <text:p>49,7882</text:p>
          </table:table-cell>
          <table:table-cell table:style-name="ce2" table:formula="of:=AVERAGE([.$E$2:.E4])" office:value-type="float" office:value="35.57284">
            <text:p>35,57284</text:p>
          </table:table-cell>
          <table:table-cell/>
          <table:table-cell office:value-type="string">
            <text:p>Valoración</text:p>
          </table:table-cell>
          <table:table-cell table:style-name="ce11" office:value-type="string">
            <text:p>4 – 5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2.9284">
            <text:p>62,9284</text:p>
          </table:table-cell>
          <table:table-cell table:style-name="ce2" table:formula="of:=AVERAGE([.$E$2:.E5])" office:value-type="float" office:value="42.41173">
            <text:p>42,41173</text:p>
          </table:table-cell>
          <table:table-cell/>
          <table:table-cell office:value-type="string">
            <text:p>fps prom</text:p>
          </table:table-cell>
          <table:table-cell table:formula="of:=[.F243]" office:value-type="float" office:value="20.617514214876">
            <text:p>20,6175142149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3.4439">
            <text:p>33,4439</text:p>
          </table:table-cell>
          <table:table-cell table:style-name="ce2" table:formula="of:=AVERAGE([.$E$2:.E6])" office:value-type="float" office:value="40.618164">
            <text:p>40,61816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1.6364">
            <text:p>11,6364</text:p>
          </table:table-cell>
          <table:table-cell table:style-name="ce2" table:formula="of:=AVERAGE([.$E$2:.E7])" office:value-type="float" office:value="35.78787">
            <text:p>35,7878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.05886">
            <text:p>8,05886</text:p>
          </table:table-cell>
          <table:table-cell table:style-name="ce2" table:formula="of:=AVERAGE([.$E$2:.E8])" office:value-type="float" office:value="31.8265828571429">
            <text:p>31,826582857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8.16634">
            <text:p>8,16634</text:p>
          </table:table-cell>
          <table:table-cell table:style-name="ce2" table:formula="of:=AVERAGE([.$E$2:.E9])" office:value-type="float" office:value="28.8690525">
            <text:p>28,869052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69">
            <text:p>469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5.66907">
            <text:p>5,66907</text:p>
          </table:table-cell>
          <table:table-cell table:style-name="ce2" table:formula="of:=AVERAGE([.$E$2:.E10])" office:value-type="float" office:value="26.2912766666667">
            <text:p>26,291276666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11.1696">
            <text:p>11,1696</text:p>
          </table:table-cell>
          <table:table-cell table:style-name="ce2" table:formula="of:=AVERAGE([.$E$2:.E11])" office:value-type="float" office:value="24.779109">
            <text:p>24,77910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.65241">
            <text:p>3,65241</text:p>
          </table:table-cell>
          <table:table-cell table:style-name="ce2" table:formula="of:=AVERAGE([.$E$2:.E12])" office:value-type="float" office:value="22.8585">
            <text:p>22,858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357">
            <text:p>35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.41976">
            <text:p>3,41976</text:p>
          </table:table-cell>
          <table:table-cell table:style-name="ce2" table:formula="of:=AVERAGE([.$E$2:.E13])" office:value-type="float" office:value="21.238605">
            <text:p>21,23860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6">
            <text:p>576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3.30901">
            <text:p>3,30901</text:p>
          </table:table-cell>
          <table:table-cell table:style-name="ce2" table:formula="of:=AVERAGE([.$E$2:.E14])" office:value-type="float" office:value="19.8594053846154">
            <text:p>19,859405384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07">
            <text:p>807</text:p>
          </table:table-cell>
          <table:table-cell table:style-name="ce2" office:value-type="float" office:value="692">
            <text:p>692</text:p>
          </table:table-cell>
          <table:table-cell table:style-name="ce2" office:value-type="float" office:value="417">
            <text:p>417</text:p>
          </table:table-cell>
          <table:table-cell table:style-name="ce10" office:value-type="float" office:value="3.29382">
            <text:p>3,29382</text:p>
          </table:table-cell>
          <table:table-cell table:style-name="ce2" table:formula="of:=AVERAGE([.$E$2:.E15])" office:value-type="float" office:value="18.6761492857143">
            <text:p>18,676149285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344">
            <text:p>344</text:p>
          </table:table-cell>
          <table:table-cell table:style-name="ce2" office:value-type="float" office:value="4.05964">
            <text:p>4,05964</text:p>
          </table:table-cell>
          <table:table-cell table:style-name="ce2" table:formula="of:=AVERAGE([.$E$2:.E16])" office:value-type="float" office:value="17.7017153333333">
            <text:p>17,701715333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47">
            <text:p>847</text:p>
          </table:table-cell>
          <table:table-cell table:style-name="ce2" office:value-type="float" office:value="708">
            <text:p>708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3.27219">
            <text:p>3,27219</text:p>
          </table:table-cell>
          <table:table-cell table:style-name="ce2" table:formula="of:=AVERAGE([.$E$2:.E17])" office:value-type="float" office:value="16.79987">
            <text:p>16,7998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07">
            <text:p>807</text:p>
          </table:table-cell>
          <table:table-cell table:style-name="ce2" office:value-type="float" office:value="666">
            <text:p>666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3.25337">
            <text:p>3,25337</text:p>
          </table:table-cell>
          <table:table-cell table:style-name="ce2" table:formula="of:=AVERAGE([.$E$2:.E18])" office:value-type="float" office:value="16.0030170588235">
            <text:p>16,003017058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8">
            <text:p>678</text:p>
          </table:table-cell>
          <table:table-cell table:style-name="ce2" office:value-type="float" office:value="647">
            <text:p>647</text:p>
          </table:table-cell>
          <table:table-cell table:style-name="ce2" office:value-type="float" office:value="309">
            <text:p>309</text:p>
          </table:table-cell>
          <table:table-cell table:style-name="ce2" office:value-type="float" office:value="4.15949">
            <text:p>4,15949</text:p>
          </table:table-cell>
          <table:table-cell table:style-name="ce2" table:formula="of:=AVERAGE([.$E$2:.E19])" office:value-type="float" office:value="15.3450433333333">
            <text:p>15,345043333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.36198">
            <text:p>5,36198</text:p>
          </table:table-cell>
          <table:table-cell table:style-name="ce2" table:formula="of:=AVERAGE([.$E$2:.E20])" office:value-type="float" office:value="14.8196189473684">
            <text:p>14,819618947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4.77084">
            <text:p>4,77084</text:p>
          </table:table-cell>
          <table:table-cell table:style-name="ce2" table:formula="of:=AVERAGE([.$E$2:.E21])" office:value-type="float" office:value="14.31718">
            <text:p>14,3171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6.62164">
            <text:p>6,62164</text:p>
          </table:table-cell>
          <table:table-cell table:style-name="ce2" table:formula="of:=AVERAGE([.$E$2:.E22])" office:value-type="float" office:value="13.9507257142857">
            <text:p>13,950725714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59.0041">
            <text:p>59,0041</text:p>
          </table:table-cell>
          <table:table-cell table:style-name="ce2" table:formula="of:=AVERAGE([.$E$2:.E23])" office:value-type="float" office:value="15.9986063636364">
            <text:p>15,998606363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46.2024">
            <text:p>46,2024</text:p>
          </table:table-cell>
          <table:table-cell table:style-name="ce2" table:formula="of:=AVERAGE([.$E$2:.E24])" office:value-type="float" office:value="17.3118147826087">
            <text:p>17,311814782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53.5356">
            <text:p>53,5356</text:p>
          </table:table-cell>
          <table:table-cell table:style-name="ce2" table:formula="of:=AVERAGE([.$E$2:.E25])" office:value-type="float" office:value="18.8211391666667">
            <text:p>18,821139166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91">
            <text:p>691</text:p>
          </table:table-cell>
          <table:table-cell table:style-name="ce2" office:value-type="float" office:value="694">
            <text:p>694</text:p>
          </table:table-cell>
          <table:table-cell table:style-name="ce2" office:value-type="float" office:value="427">
            <text:p>427</text:p>
          </table:table-cell>
          <table:table-cell table:style-name="ce2" office:value-type="float" office:value="4.31611">
            <text:p>4,31611</text:p>
          </table:table-cell>
          <table:table-cell table:style-name="ce2" table:formula="of:=AVERAGE([.$E$2:.E26])" office:value-type="float" office:value="18.240938">
            <text:p>18,240938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91">
            <text:p>691</text:p>
          </table:table-cell>
          <table:table-cell table:style-name="ce2" office:value-type="float" office:value="694">
            <text:p>694</text:p>
          </table:table-cell>
          <table:table-cell table:style-name="ce2" office:value-type="float" office:value="427">
            <text:p>427</text:p>
          </table:table-cell>
          <table:table-cell table:style-name="ce2" office:value-type="float" office:value="58.5658">
            <text:p>58,5658</text:p>
          </table:table-cell>
          <table:table-cell table:style-name="ce2" table:formula="of:=AVERAGE([.$E$2:.E27])" office:value-type="float" office:value="19.7918942307692">
            <text:p>19,791894230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681">
            <text:p>681</text:p>
          </table:table-cell>
          <table:table-cell table:style-name="ce2" office:value-type="float" office:value="399">
            <text:p>399</text:p>
          </table:table-cell>
          <table:table-cell table:style-name="ce2" office:value-type="float" office:value="4.26548">
            <text:p>4,26548</text:p>
          </table:table-cell>
          <table:table-cell table:style-name="ce2" table:formula="of:=AVERAGE([.$E$2:.E28])" office:value-type="float" office:value="19.2168418518519">
            <text:p>19,216841851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681">
            <text:p>681</text:p>
          </table:table-cell>
          <table:table-cell table:style-name="ce2" office:value-type="float" office:value="399">
            <text:p>399</text:p>
          </table:table-cell>
          <table:table-cell table:style-name="ce2" office:value-type="float" office:value="59.7837">
            <text:p>59,7837</text:p>
          </table:table-cell>
          <table:table-cell table:style-name="ce2" table:formula="of:=AVERAGE([.$E$2:.E29])" office:value-type="float" office:value="20.6656582142857">
            <text:p>20,665658214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681">
            <text:p>681</text:p>
          </table:table-cell>
          <table:table-cell table:style-name="ce2" office:value-type="float" office:value="399">
            <text:p>399</text:p>
          </table:table-cell>
          <table:table-cell table:style-name="ce2" office:value-type="float" office:value="57.5011">
            <text:p>57,5011</text:p>
          </table:table-cell>
          <table:table-cell table:style-name="ce2" table:formula="of:=AVERAGE([.$E$2:.E30])" office:value-type="float" office:value="21.935845862069">
            <text:p>21,935845862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57">
            <text:p>657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4.33599">
            <text:p>4,33599</text:p>
          </table:table-cell>
          <table:table-cell table:style-name="ce2" table:formula="of:=AVERAGE([.$E$2:.E31])" office:value-type="float" office:value="21.349184">
            <text:p>21,34918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57">
            <text:p>657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60.6832">
            <text:p>60,6832</text:p>
          </table:table-cell>
          <table:table-cell table:style-name="ce2" table:formula="of:=AVERAGE([.$E$2:.E32])" office:value-type="float" office:value="22.6180232258065">
            <text:p>22,6180232258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.06658">
            <text:p>5,06658</text:p>
          </table:table-cell>
          <table:table-cell table:style-name="ce2" table:formula="of:=AVERAGE([.$E$2:.E33])" office:value-type="float" office:value="22.069540625">
            <text:p>22,06954062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61.622">
            <text:p>61,622</text:p>
          </table:table-cell>
          <table:table-cell table:style-name="ce2" table:formula="of:=AVERAGE([.$E$2:.E34])" office:value-type="float" office:value="23.2681">
            <text:p>23,268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6.1231">
            <text:p>56,1231</text:p>
          </table:table-cell>
          <table:table-cell table:style-name="ce2" table:formula="of:=AVERAGE([.$E$2:.E35])" office:value-type="float" office:value="24.2344235294118">
            <text:p>24,234423529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693">
            <text:p>693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4.32249">
            <text:p>4,32249</text:p>
          </table:table-cell>
          <table:table-cell table:style-name="ce2" table:formula="of:=AVERAGE([.$E$2:.E36])" office:value-type="float" office:value="23.6655111428571">
            <text:p>23,665511142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84">
            <text:p>684</text:p>
          </table:table-cell>
          <table:table-cell table:style-name="ce2" office:value-type="float" office:value="693">
            <text:p>693</text:p>
          </table:table-cell>
          <table:table-cell table:style-name="ce2" office:value-type="float" office:value="404">
            <text:p>404</text:p>
          </table:table-cell>
          <table:table-cell table:style-name="ce2" office:value-type="float" office:value="57.8333">
            <text:p>57,8333</text:p>
          </table:table-cell>
          <table:table-cell table:style-name="ce2" table:formula="of:=AVERAGE([.$E$2:.E37])" office:value-type="float" office:value="24.6146163888889">
            <text:p>24,614616388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4.18436">
            <text:p>4,18436</text:p>
          </table:table-cell>
          <table:table-cell table:style-name="ce2" table:formula="of:=AVERAGE([.$E$2:.E38])" office:value-type="float" office:value="24.0624472972973">
            <text:p>24,062447297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48.5317">
            <text:p>48,5317</text:p>
          </table:table-cell>
          <table:table-cell table:style-name="ce2" table:formula="of:=AVERAGE([.$E$2:.E39])" office:value-type="float" office:value="24.706375">
            <text:p>24,70637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63.2797">
            <text:p>63,2797</text:p>
          </table:table-cell>
          <table:table-cell table:style-name="ce2" table:formula="of:=AVERAGE([.$E$2:.E40])" office:value-type="float" office:value="25.6954346153846">
            <text:p>25,695434615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6.06248">
            <text:p>6,06248</text:p>
          </table:table-cell>
          <table:table-cell table:style-name="ce2" table:formula="of:=AVERAGE([.$E$2:.E41])" office:value-type="float" office:value="25.20461075">
            <text:p>25,2046107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586">
            <text:p>586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60.4994">
            <text:p>60,4994</text:p>
          </table:table-cell>
          <table:table-cell table:style-name="ce2" table:formula="of:=AVERAGE([.$E$2:.E42])" office:value-type="float" office:value="26.0654592682927">
            <text:p>26,065459268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4.34184">
            <text:p>4,34184</text:p>
          </table:table-cell>
          <table:table-cell table:style-name="ce2" table:formula="of:=AVERAGE([.$E$2:.E43])" office:value-type="float" office:value="25.5482302380952">
            <text:p>25,548230238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58.5372">
            <text:p>58,5372</text:p>
          </table:table-cell>
          <table:table-cell table:style-name="ce2" table:formula="of:=AVERAGE([.$E$2:.E44])" office:value-type="float" office:value="26.3154155813954">
            <text:p>26,315415581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34">
            <text:p>634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344">
            <text:p>344</text:p>
          </table:table-cell>
          <table:table-cell table:style-name="ce2" office:value-type="float" office:value="4.50493">
            <text:p>4,50493</text:p>
          </table:table-cell>
          <table:table-cell table:style-name="ce2" table:formula="of:=AVERAGE([.$E$2:.E45])" office:value-type="float" office:value="25.8197227272727">
            <text:p>25,819722727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598">
            <text:p>598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4.06603">
            <text:p>4,06603</text:p>
          </table:table-cell>
          <table:table-cell table:style-name="ce2" table:formula="of:=AVERAGE([.$E$2:.E46])" office:value-type="float" office:value="25.3363073333333">
            <text:p>25,336307333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05">
            <text:p>405</text:p>
          </table:table-cell>
          <table:table-cell table:style-name="ce2" office:value-type="float" office:value="522">
            <text:p>522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4.30858">
            <text:p>4,30858</text:p>
          </table:table-cell>
          <table:table-cell table:style-name="ce2" table:formula="of:=AVERAGE([.$E$2:.E47])" office:value-type="float" office:value="24.879182826087">
            <text:p>24,879182826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23">
            <text:p>623</text:p>
          </table:table-cell>
          <table:table-cell table:style-name="ce2" office:value-type="float" office:value="334">
            <text:p>334</text:p>
          </table:table-cell>
          <table:table-cell table:style-name="ce2" office:value-type="float" office:value="4.14319">
            <text:p>4,14319</text:p>
          </table:table-cell>
          <table:table-cell table:style-name="ce2" table:formula="of:=AVERAGE([.$E$2:.E48])" office:value-type="float" office:value="24.4379914893617">
            <text:p>24,437991489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23">
            <text:p>623</text:p>
          </table:table-cell>
          <table:table-cell table:style-name="ce2" office:value-type="float" office:value="334">
            <text:p>334</text:p>
          </table:table-cell>
          <table:table-cell table:style-name="ce2" office:value-type="float" office:value="49.0602">
            <text:p>49,0602</text:p>
          </table:table-cell>
          <table:table-cell table:style-name="ce2" table:formula="of:=AVERAGE([.$E$2:.E49])" office:value-type="float" office:value="24.9509541666667">
            <text:p>24,950954166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09">
            <text:p>709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3.63869">
            <text:p>3,63869</text:p>
          </table:table-cell>
          <table:table-cell table:style-name="ce2" table:formula="of:=AVERAGE([.$E$2:.E50])" office:value-type="float" office:value="24.51601">
            <text:p>24,5160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18">
            <text:p>718</text:p>
          </table:table-cell>
          <table:table-cell table:style-name="ce2" office:value-type="float" office:value="606">
            <text:p>606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3.45625">
            <text:p>3,45625</text:p>
          </table:table-cell>
          <table:table-cell table:style-name="ce2" table:formula="of:=AVERAGE([.$E$2:.E51])" office:value-type="float" office:value="24.0948148">
            <text:p>24,094814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40">
            <text:p>740</text:p>
          </table:table-cell>
          <table:table-cell table:style-name="ce2" office:value-type="float" office:value="587">
            <text:p>587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3.29751">
            <text:p>3,29751</text:p>
          </table:table-cell>
          <table:table-cell table:style-name="ce2" table:formula="of:=AVERAGE([.$E$2:.E52])" office:value-type="float" office:value="23.6870245098039">
            <text:p>23,687024509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574">
            <text:p>574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4.00053">
            <text:p>4,00053</text:p>
          </table:table-cell>
          <table:table-cell table:style-name="ce2" table:formula="of:=AVERAGE([.$E$2:.E53])" office:value-type="float" office:value="23.3084380769231">
            <text:p>23,308438076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574">
            <text:p>574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57.376">
            <text:p>57,376</text:p>
          </table:table-cell>
          <table:table-cell table:style-name="ce2" table:formula="of:=AVERAGE([.$E$2:.E54])" office:value-type="float" office:value="23.9512222641509">
            <text:p>23,951222264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3.25136">
            <text:p>3,25136</text:p>
          </table:table-cell>
          <table:table-cell table:style-name="ce2" table:formula="of:=AVERAGE([.$E$2:.E55])" office:value-type="float" office:value="23.5678914814815">
            <text:p>23,567891481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 office:value-type="float" office:value="581">
            <text:p>581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3.20969">
            <text:p>3,20969</text:p>
          </table:table-cell>
          <table:table-cell table:style-name="ce2" table:formula="of:=AVERAGE([.$E$2:.E56])" office:value-type="float" office:value="23.1977423636364">
            <text:p>23,197742363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22">
            <text:p>622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4.29635">
            <text:p>4,29635</text:p>
          </table:table-cell>
          <table:table-cell table:style-name="ce2" table:formula="of:=AVERAGE([.$E$2:.E57])" office:value-type="float" office:value="22.8602175">
            <text:p>22,860217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22">
            <text:p>622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62.2467">
            <text:p>62,2467</text:p>
          </table:table-cell>
          <table:table-cell table:style-name="ce2" table:formula="of:=AVERAGE([.$E$2:.E58])" office:value-type="float" office:value="23.5512084210526">
            <text:p>23,551208421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22">
            <text:p>622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53.8677">
            <text:p>53,8677</text:p>
          </table:table-cell>
          <table:table-cell table:style-name="ce2" table:formula="of:=AVERAGE([.$E$2:.E59])" office:value-type="float" office:value="24.0739065517241">
            <text:p>24,073906551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.47489">
            <text:p>4,47489</text:p>
          </table:table-cell>
          <table:table-cell table:style-name="ce2" table:formula="of:=AVERAGE([.$E$2:.E60])" office:value-type="float" office:value="23.7417198305085">
            <text:p>23,741719830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8.0101">
            <text:p>48,0101</text:p>
          </table:table-cell>
          <table:table-cell table:style-name="ce2" table:formula="of:=AVERAGE([.$E$2:.E61])" office:value-type="float" office:value="24.1461928333333">
            <text:p>24,146192833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4.2456">
            <text:p>44,2456</text:p>
          </table:table-cell>
          <table:table-cell table:style-name="ce2" table:formula="of:=AVERAGE([.$E$2:.E62])" office:value-type="float" office:value="24.4756913114754">
            <text:p>24,475691311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7.9548">
            <text:p>57,9548</text:p>
          </table:table-cell>
          <table:table-cell table:style-name="ce2" table:formula="of:=AVERAGE([.$E$2:.E63])" office:value-type="float" office:value="25.0156769354839">
            <text:p>25,015676935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9.2515">
            <text:p>49,2515</text:p>
          </table:table-cell>
          <table:table-cell table:style-name="ce2" table:formula="of:=AVERAGE([.$E$2:.E64])" office:value-type="float" office:value="25.4003725396825">
            <text:p>25,400372539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4.48597">
            <text:p>4,48597</text:p>
          </table:table-cell>
          <table:table-cell table:style-name="ce2" table:formula="of:=AVERAGE([.$E$2:.E65])" office:value-type="float" office:value="25.073585">
            <text:p>25,07358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64.4336">
            <text:p>64,4336</text:p>
          </table:table-cell>
          <table:table-cell table:style-name="ce2" table:formula="of:=AVERAGE([.$E$2:.E66])" office:value-type="float" office:value="25.6791236923077">
            <text:p>25,679123692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48.3282">
            <text:p>48,3282</text:p>
          </table:table-cell>
          <table:table-cell table:style-name="ce2" table:formula="of:=AVERAGE([.$E$2:.E67])" office:value-type="float" office:value="26.0222915151515">
            <text:p>26,022291515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61.9277">
            <text:p>61,9277</text:p>
          </table:table-cell>
          <table:table-cell table:style-name="ce2" table:formula="of:=AVERAGE([.$E$2:.E68])" office:value-type="float" office:value="26.5581931343284">
            <text:p>26,558193134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61.4775">
            <text:p>61,4775</text:p>
          </table:table-cell>
          <table:table-cell table:style-name="ce2" table:formula="of:=AVERAGE([.$E$2:.E69])" office:value-type="float" office:value="27.0717123529412">
            <text:p>27,071712352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587">
            <text:p>587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.51255">
            <text:p>4,51255</text:p>
          </table:table-cell>
          <table:table-cell table:style-name="ce2" table:formula="of:=AVERAGE([.$E$2:.E70])" office:value-type="float" office:value="26.7447679710145">
            <text:p>26,74476797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587">
            <text:p>587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49.7315">
            <text:p>49,7315</text:p>
          </table:table-cell>
          <table:table-cell table:style-name="ce2" table:formula="of:=AVERAGE([.$E$2:.E71])" office:value-type="float" office:value="27.0731498571429">
            <text:p>27,073149857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4.92024">
            <text:p>4,92024</text:p>
          </table:table-cell>
          <table:table-cell table:style-name="ce2" table:formula="of:=AVERAGE([.$E$2:.E72])" office:value-type="float" office:value="26.7611370422535">
            <text:p>26,761137042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599">
            <text:p>599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5.46206">
            <text:p>5,46206</text:p>
          </table:table-cell>
          <table:table-cell table:style-name="ce2" table:formula="of:=AVERAGE([.$E$2:.E73])" office:value-type="float" office:value="26.4653165277778">
            <text:p>26,465316527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21">
            <text:p>221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.58112">
            <text:p>6,58112</text:p>
          </table:table-cell>
          <table:table-cell table:style-name="ce2" table:formula="of:=AVERAGE([.$E$2:.E74])" office:value-type="float" office:value="26.1929302739726">
            <text:p>26,19293027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.98498">
            <text:p>3,98498</text:p>
          </table:table-cell>
          <table:table-cell table:style-name="ce2" table:formula="of:=AVERAGE([.$E$2:.E75])" office:value-type="float" office:value="25.8928228378378">
            <text:p>25,892822837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221">
            <text:p>221</text:p>
          </table:table-cell>
          <table:table-cell table:style-name="ce2" office:value-type="float" office:value="5.55389">
            <text:p>5,55389</text:p>
          </table:table-cell>
          <table:table-cell table:style-name="ce2" table:formula="of:=AVERAGE([.$E$2:.E76])" office:value-type="float" office:value="25.6216370666667">
            <text:p>25,621637066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519">
            <text:p>519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4.3479">
            <text:p>4,3479</text:p>
          </table:table-cell>
          <table:table-cell table:style-name="ce2" table:formula="of:=AVERAGE([.$E$2:.E77])" office:value-type="float" office:value="25.3417194736842">
            <text:p>25,341719473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16">
            <text:p>516</text:p>
          </table:table-cell>
          <table:table-cell table:style-name="ce2" office:value-type="float" office:value="515">
            <text:p>515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4.65774">
            <text:p>4,65774</text:p>
          </table:table-cell>
          <table:table-cell table:style-name="ce2" table:formula="of:=AVERAGE([.$E$2:.E78])" office:value-type="float" office:value="25.0730963636364">
            <text:p>25,073096363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83">
            <text:p>583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4.09574">
            <text:p>4,09574</text:p>
          </table:table-cell>
          <table:table-cell table:style-name="ce2" table:formula="of:=AVERAGE([.$E$2:.E79])" office:value-type="float" office:value="24.8041558974359">
            <text:p>24,804155897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3.7547">
            <text:p>3,7547</text:p>
          </table:table-cell>
          <table:table-cell table:style-name="ce2" table:formula="of:=AVERAGE([.$E$2:.E80])" office:value-type="float" office:value="24.5377070886076">
            <text:p>24,537707088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24">
            <text:p>624</text:p>
          </table:table-cell>
          <table:table-cell table:style-name="ce2" office:value-type="float" office:value="572">
            <text:p>572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.78495">
            <text:p>3,78495</text:p>
          </table:table-cell>
          <table:table-cell table:style-name="ce2" table:formula="of:=AVERAGE([.$E$2:.E81])" office:value-type="float" office:value="24.278297625">
            <text:p>24,27829762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6">
            <text:p>576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3.77497">
            <text:p>3,77497</text:p>
          </table:table-cell>
          <table:table-cell table:style-name="ce2" table:formula="of:=AVERAGE([.$E$2:.E82])" office:value-type="float" office:value="24.0251701234568">
            <text:p>24,025170123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45">
            <text:p>54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4.69323">
            <text:p>4,69323</text:p>
          </table:table-cell>
          <table:table-cell table:style-name="ce2" table:formula="of:=AVERAGE([.$E$2:.E83])" office:value-type="float" office:value="23.7894147560976">
            <text:p>23,789414756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4.91159">
            <text:p>4,91159</text:p>
          </table:table-cell>
          <table:table-cell table:style-name="ce2" table:formula="of:=AVERAGE([.$E$2:.E84])" office:value-type="float" office:value="23.5619710843373">
            <text:p>23,561971084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4.2388">
            <text:p>4,2388</text:p>
          </table:table-cell>
          <table:table-cell table:style-name="ce2" table:formula="of:=AVERAGE([.$E$2:.E85])" office:value-type="float" office:value="23.3319333333333">
            <text:p>23,331933333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1">
            <text:p>571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4.49297">
            <text:p>4,49297</text:p>
          </table:table-cell>
          <table:table-cell table:style-name="ce2" table:formula="of:=AVERAGE([.$E$2:.E86])" office:value-type="float" office:value="23.1102984705882">
            <text:p>23,110298470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2">
            <text:p>552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.61625">
            <text:p>4,61625</text:p>
          </table:table-cell>
          <table:table-cell table:style-name="ce2" table:formula="of:=AVERAGE([.$E$2:.E87])" office:value-type="float" office:value="22.8952513953488">
            <text:p>22,895251395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8">
            <text:p>558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4.69403">
            <text:p>4,69403</text:p>
          </table:table-cell>
          <table:table-cell table:style-name="ce2" table:formula="of:=AVERAGE([.$E$2:.E88])" office:value-type="float" office:value="22.686041954023">
            <text:p>22,68604195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14">
            <text:p>514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4.60959">
            <text:p>4,60959</text:p>
          </table:table-cell>
          <table:table-cell table:style-name="ce2" table:formula="of:=AVERAGE([.$E$2:.E89])" office:value-type="float" office:value="22.4806277272727">
            <text:p>22,480627727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4.80901">
            <text:p>4,80901</text:p>
          </table:table-cell>
          <table:table-cell table:style-name="ce2" table:formula="of:=AVERAGE([.$E$2:.E90])" office:value-type="float" office:value="22.2820702247191">
            <text:p>22,282070224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528">
            <text:p>528</text:p>
          </table:table-cell>
          <table:table-cell table:style-name="ce2" office:value-type="float" office:value="226">
            <text:p>226</text:p>
          </table:table-cell>
          <table:table-cell table:style-name="ce2" office:value-type="float" office:value="4.53764">
            <text:p>4,53764</text:p>
          </table:table-cell>
          <table:table-cell table:style-name="ce2" table:formula="of:=AVERAGE([.$E$2:.E91])" office:value-type="float" office:value="22.0849098888889">
            <text:p>22,084909888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591">
            <text:p>591</text:p>
          </table:table-cell>
          <table:table-cell table:style-name="ce2" office:value-type="float" office:value="282">
            <text:p>282</text:p>
          </table:table-cell>
          <table:table-cell table:style-name="ce2" office:value-type="float" office:value="4.34433">
            <text:p>4,34433</text:p>
          </table:table-cell>
          <table:table-cell table:style-name="ce2" table:formula="of:=AVERAGE([.$E$2:.E92])" office:value-type="float" office:value="21.8899584615385">
            <text:p>21,889958461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4.59017">
            <text:p>4,59017</text:p>
          </table:table-cell>
          <table:table-cell table:style-name="ce2" table:formula="of:=AVERAGE([.$E$2:.E93])" office:value-type="float" office:value="21.7019172826087">
            <text:p>21,701917282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4.24386">
            <text:p>4,24386</text:p>
          </table:table-cell>
          <table:table-cell table:style-name="ce2" table:formula="of:=AVERAGE([.$E$2:.E94])" office:value-type="float" office:value="21.5141962365591">
            <text:p>21,514196236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3.78477">
            <text:p>3,78477</text:p>
          </table:table-cell>
          <table:table-cell table:style-name="ce2" table:formula="of:=AVERAGE([.$E$2:.E95])" office:value-type="float" office:value="21.3255853191489">
            <text:p>21,325585319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60">
            <text:p>760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339">
            <text:p>339</text:p>
          </table:table-cell>
          <table:table-cell table:style-name="ce2" office:value-type="float" office:value="3.60174">
            <text:p>3,60174</text:p>
          </table:table-cell>
          <table:table-cell table:style-name="ce2" table:formula="of:=AVERAGE([.$E$2:.E96])" office:value-type="float" office:value="21.1390185263158">
            <text:p>21,139018526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73">
            <text:p>773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3.33879">
            <text:p>3,33879</text:p>
          </table:table-cell>
          <table:table-cell table:style-name="ce2" table:formula="of:=AVERAGE([.$E$2:.E97])" office:value-type="float" office:value="20.9535994791667">
            <text:p>20,953599479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76">
            <text:p>776</text:p>
          </table:table-cell>
          <table:table-cell table:style-name="ce2" office:value-type="float" office:value="628">
            <text:p>628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.33668">
            <text:p>3,33668</text:p>
          </table:table-cell>
          <table:table-cell table:style-name="ce2" table:formula="of:=AVERAGE([.$E$2:.E98])" office:value-type="float" office:value="20.7719817525773">
            <text:p>20,771981752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18">
            <text:p>818</text:p>
          </table:table-cell>
          <table:table-cell table:style-name="ce2" office:value-type="float" office:value="648">
            <text:p>648</text:p>
          </table:table-cell>
          <table:table-cell table:style-name="ce2" office:value-type="float" office:value="344">
            <text:p>344</text:p>
          </table:table-cell>
          <table:table-cell table:style-name="ce2" office:value-type="float" office:value="3.14079">
            <text:p>3,14079</text:p>
          </table:table-cell>
          <table:table-cell table:style-name="ce2" table:formula="of:=AVERAGE([.$E$2:.E99])" office:value-type="float" office:value="20.5920716326531">
            <text:p>20,592071632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634">
            <text:p>634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3.1144">
            <text:p>3,1144</text:p>
          </table:table-cell>
          <table:table-cell table:style-name="ce2" table:formula="of:=AVERAGE([.$E$2:.E100])" office:value-type="float" office:value="20.4155294949495">
            <text:p>20,415529494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01">
            <text:p>701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4.00532">
            <text:p>4,00532</text:p>
          </table:table-cell>
          <table:table-cell table:style-name="ce2" table:formula="of:=AVERAGE([.$E$2:.E101])" office:value-type="float" office:value="20.2514274">
            <text:p>20,251427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7">
            <text:p>677</text:p>
          </table:table-cell>
          <table:table-cell table:style-name="ce2" office:value-type="float" office:value="579">
            <text:p>579</text:p>
          </table:table-cell>
          <table:table-cell table:style-name="ce2" office:value-type="float" office:value="242">
            <text:p>242</text:p>
          </table:table-cell>
          <table:table-cell table:style-name="ce2" office:value-type="float" office:value="3.67099">
            <text:p>3,67099</text:p>
          </table:table-cell>
          <table:table-cell table:style-name="ce2" table:formula="of:=AVERAGE([.$E$2:.E102])" office:value-type="float" office:value="20.0872646534653">
            <text:p>20,087264653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3.5933">
            <text:p>3,5933</text:p>
          </table:table-cell>
          <table:table-cell table:style-name="ce2" table:formula="of:=AVERAGE([.$E$2:.E103])" office:value-type="float" office:value="19.9255591176471">
            <text:p>19,925559117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3.3268">
            <text:p>3,3268</text:p>
          </table:table-cell>
          <table:table-cell table:style-name="ce2" table:formula="of:=AVERAGE([.$E$2:.E104])" office:value-type="float" office:value="19.7644061165049">
            <text:p>19,764406116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508">
            <text:p>508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3.38696">
            <text:p>3,38696</text:p>
          </table:table-cell>
          <table:table-cell table:style-name="ce2" table:formula="of:=AVERAGE([.$E$2:.E105])" office:value-type="float" office:value="19.6069306730769">
            <text:p>19,606930673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24">
            <text:p>724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3.2371">
            <text:p>3,2371</text:p>
          </table:table-cell>
          <table:table-cell table:style-name="ce2" table:formula="of:=AVERAGE([.$E$2:.E106])" office:value-type="float" office:value="19.4510275238095">
            <text:p>19,451027523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65">
            <text:p>665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216">
            <text:p>216</text:p>
          </table:table-cell>
          <table:table-cell table:style-name="ce2" office:value-type="float" office:value="3.65474">
            <text:p>3,65474</text:p>
          </table:table-cell>
          <table:table-cell table:style-name="ce2" table:formula="of:=AVERAGE([.$E$2:.E107])" office:value-type="float" office:value="19.3020059433962">
            <text:p>19,302005943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92">
            <text:p>692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3.36792">
            <text:p>3,36792</text:p>
          </table:table-cell>
          <table:table-cell table:style-name="ce2" table:formula="of:=AVERAGE([.$E$2:.E108])" office:value-type="float" office:value="19.1530892523364">
            <text:p>19,153089252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.83745">
            <text:p>2,83745</text:p>
          </table:table-cell>
          <table:table-cell table:style-name="ce2" table:formula="of:=AVERAGE([.$E$2:.E109])" office:value-type="float" office:value="19.0020185185185">
            <text:p>19,002018518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22">
            <text:p>422</text:p>
          </table:table-cell>
          <table:table-cell table:style-name="ce2" office:value-type="float" office:value="337">
            <text:p>33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.68822">
            <text:p>2,68822</text:p>
          </table:table-cell>
          <table:table-cell table:style-name="ce2" table:formula="of:=AVERAGE([.$E$2:.E110])" office:value-type="float" office:value="18.8523506422018">
            <text:p>18,852350642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.83659">
            <text:p>2,83659</text:p>
          </table:table-cell>
          <table:table-cell table:style-name="ce2" table:formula="of:=AVERAGE([.$E$2:.E111])" office:value-type="float" office:value="18.7067528181818">
            <text:p>18,706752818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.4198">
            <text:p>3,4198</text:p>
          </table:table-cell>
          <table:table-cell table:style-name="ce2" table:formula="of:=AVERAGE([.$E$2:.E112])" office:value-type="float" office:value="18.5690325225225">
            <text:p>18,569032522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19">
            <text:p>519</text:p>
          </table:table-cell>
          <table:table-cell table:style-name="ce2" office:value-type="float" office:value="470">
            <text:p>47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3.80951">
            <text:p>3,80951</text:p>
          </table:table-cell>
          <table:table-cell table:style-name="ce2" table:formula="of:=AVERAGE([.$E$2:.E113])" office:value-type="float" office:value="18.4372510714286">
            <text:p>18,437251071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3.4944">
            <text:p>3,4944</text:p>
          </table:table-cell>
          <table:table-cell table:style-name="ce2" table:formula="of:=AVERAGE([.$E$2:.E114])" office:value-type="float" office:value="18.3050134513274">
            <text:p>18,305013451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08">
            <text:p>508</text:p>
          </table:table-cell>
          <table:table-cell table:style-name="ce2" office:value-type="float" office:value="497">
            <text:p>497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3.84842">
            <text:p>3,84842</text:p>
          </table:table-cell>
          <table:table-cell table:style-name="ce2" table:formula="of:=AVERAGE([.$E$2:.E115])" office:value-type="float" office:value="18.1782012280702">
            <text:p>18,178201228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171">
            <text:p>171</text:p>
          </table:table-cell>
          <table:table-cell table:style-name="ce2" office:value-type="float" office:value="4.28796">
            <text:p>4,28796</text:p>
          </table:table-cell>
          <table:table-cell table:style-name="ce2" table:formula="of:=AVERAGE([.$E$2:.E116])" office:value-type="float" office:value="18.0574165217391">
            <text:p>18,057416521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26">
            <text:p>526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3.61755">
            <text:p>3,61755</text:p>
          </table:table-cell>
          <table:table-cell table:style-name="ce2" table:formula="of:=AVERAGE([.$E$2:.E117])" office:value-type="float" office:value="17.9329349137931">
            <text:p>17,9329349138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68">
            <text:p>468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.99054">
            <text:p>2,99054</text:p>
          </table:table-cell>
          <table:table-cell table:style-name="ce2" table:formula="of:=AVERAGE([.$E$2:.E118])" office:value-type="float" office:value="17.8052221367521">
            <text:p>17,805222136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3.10599">
            <text:p>3,10599</text:p>
          </table:table-cell>
          <table:table-cell table:style-name="ce2" table:formula="of:=AVERAGE([.$E$2:.E119])" office:value-type="float" office:value="17.6806523728814">
            <text:p>17,680652372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62">
            <text:p>362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3.19586">
            <text:p>3,19586</text:p>
          </table:table-cell>
          <table:table-cell table:style-name="ce2" table:formula="of:=AVERAGE([.$E$2:.E120])" office:value-type="float" office:value="17.5589314285714">
            <text:p>17,558931428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421">
            <text:p>42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3.05409">
            <text:p>3,05409</text:p>
          </table:table-cell>
          <table:table-cell table:style-name="ce2" table:formula="of:=AVERAGE([.$E$2:.E121])" office:value-type="float" office:value="17.43805775">
            <text:p>17,4380577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632">
            <text:p>632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4.01255">
            <text:p>4,01255</text:p>
          </table:table-cell>
          <table:table-cell table:style-name="ce2" table:formula="of:=AVERAGE([.$E$2:.E122])" office:value-type="float" office:value="17.3271031404959">
            <text:p>17,327103140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12">
            <text:p>612</text:p>
          </table:table-cell>
          <table:table-cell table:style-name="ce2" office:value-type="float" office:value="494">
            <text:p>494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3.55104">
            <text:p>3,55104</text:p>
          </table:table-cell>
          <table:table-cell table:style-name="ce2" table:formula="of:=AVERAGE([.$E$2:.E123])" office:value-type="float" office:value="17.2141845901639">
            <text:p>17,214184590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3.4924">
            <text:p>3,4924</text:p>
          </table:table-cell>
          <table:table-cell table:style-name="ce2" table:formula="of:=AVERAGE([.$E$2:.E124])" office:value-type="float" office:value="17.1026253658537">
            <text:p>17,102625365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487">
            <text:p>487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3.82826">
            <text:p>3,82826</text:p>
          </table:table-cell>
          <table:table-cell table:style-name="ce2" table:formula="of:=AVERAGE([.$E$2:.E125])" office:value-type="float" office:value="16.9955740322581">
            <text:p>16,995574032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51">
            <text:p>651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3.78593">
            <text:p>3,78593</text:p>
          </table:table-cell>
          <table:table-cell table:style-name="ce2" table:formula="of:=AVERAGE([.$E$2:.E126])" office:value-type="float" office:value="16.88989688">
            <text:p>16,8898968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66">
            <text:p>666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3.56952">
            <text:p>3,56952</text:p>
          </table:table-cell>
          <table:table-cell table:style-name="ce2" table:formula="of:=AVERAGE([.$E$2:.E127])" office:value-type="float" office:value="16.7841796031746">
            <text:p>16,784179603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39">
            <text:p>739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.7858">
            <text:p>3,7858</text:p>
          </table:table-cell>
          <table:table-cell table:style-name="ce2" table:formula="of:=AVERAGE([.$E$2:.E128])" office:value-type="float" office:value="16.6818301574803">
            <text:p>16,681830157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39">
            <text:p>739</text:p>
          </table:table-cell>
          <table:table-cell table:style-name="ce2" office:value-type="float" office:value="522">
            <text:p>522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3.74208">
            <text:p>3,74208</text:p>
          </table:table-cell>
          <table:table-cell table:style-name="ce2" table:formula="of:=AVERAGE([.$E$2:.E129])" office:value-type="float" office:value="16.580738359375">
            <text:p>16,580738359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17">
            <text:p>717</text:p>
          </table:table-cell>
          <table:table-cell table:style-name="ce2" office:value-type="float" office:value="536">
            <text:p>536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3.80799">
            <text:p>3,80799</text:p>
          </table:table-cell>
          <table:table-cell table:style-name="ce2" table:formula="of:=AVERAGE([.$E$2:.E130])" office:value-type="float" office:value="16.4817248062015">
            <text:p>16,481724806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3.88285">
            <text:p>3,88285</text:p>
          </table:table-cell>
          <table:table-cell table:style-name="ce2" table:formula="of:=AVERAGE([.$E$2:.E131])" office:value-type="float" office:value="16.3848103846154">
            <text:p>16,384810384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62">
            <text:p>662</text:p>
          </table:table-cell>
          <table:table-cell table:style-name="ce2" office:value-type="float" office:value="497">
            <text:p>497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3.75105">
            <text:p>3,75105</text:p>
          </table:table-cell>
          <table:table-cell table:style-name="ce2" table:formula="of:=AVERAGE([.$E$2:.E132])" office:value-type="float" office:value="16.2883694656488">
            <text:p>16,288369465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3.91409">
            <text:p>3,91409</text:p>
          </table:table-cell>
          <table:table-cell table:style-name="ce2" table:formula="of:=AVERAGE([.$E$2:.E133])" office:value-type="float" office:value="16.1946249242424">
            <text:p>16,194624924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456">
            <text:p>456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4.37857">
            <text:p>4,37857</text:p>
          </table:table-cell>
          <table:table-cell table:style-name="ce2" table:formula="of:=AVERAGE([.$E$2:.E134])" office:value-type="float" office:value="16.105782406015">
            <text:p>16,10578240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4.42288">
            <text:p>4,42288</text:p>
          </table:table-cell>
          <table:table-cell table:style-name="ce2" table:formula="of:=AVERAGE([.$E$2:.E135])" office:value-type="float" office:value="16.0185965671642">
            <text:p>16,018596567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52.6506">
            <text:p>52,6506</text:p>
          </table:table-cell>
          <table:table-cell table:style-name="ce2" table:formula="of:=AVERAGE([.$E$2:.E136])" office:value-type="float" office:value="16.2899447407407">
            <text:p>16,289944740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4.52482">
            <text:p>4,52482</text:p>
          </table:table-cell>
          <table:table-cell table:style-name="ce2" table:formula="of:=AVERAGE([.$E$2:.E137])" office:value-type="float" office:value="16.2034364705882">
            <text:p>16,203436470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9">
            <text:p>579</text:p>
          </table:table-cell>
          <table:table-cell table:style-name="ce2" office:value-type="float" office:value="469">
            <text:p>469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3.69017">
            <text:p>3,69017</text:p>
          </table:table-cell>
          <table:table-cell table:style-name="ce2" table:formula="of:=AVERAGE([.$E$2:.E138])" office:value-type="float" office:value="16.1120987591241">
            <text:p>16,112098759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20">
            <text:p>620</text:p>
          </table:table-cell>
          <table:table-cell table:style-name="ce2" office:value-type="float" office:value="492">
            <text:p>492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4.00556">
            <text:p>4,00556</text:p>
          </table:table-cell>
          <table:table-cell table:style-name="ce2" table:formula="of:=AVERAGE([.$E$2:.E139])" office:value-type="float" office:value="16.0243702173913">
            <text:p>16,024370217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04">
            <text:p>704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3.47571">
            <text:p>3,47571</text:p>
          </table:table-cell>
          <table:table-cell table:style-name="ce2" table:formula="of:=AVERAGE([.$E$2:.E140])" office:value-type="float" office:value="15.9340920863309">
            <text:p>15,934092086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6.3575">
            <text:p>16,3575</text:p>
          </table:table-cell>
          <table:table-cell table:style-name="ce2" table:formula="of:=AVERAGE([.$E$2:.E141])" office:value-type="float" office:value="15.9371164285714">
            <text:p>15,937116428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96">
            <text:p>796</text:p>
          </table:table-cell>
          <table:table-cell table:style-name="ce2" office:value-type="float" office:value="558">
            <text:p>558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3.35251">
            <text:p>3,35251</text:p>
          </table:table-cell>
          <table:table-cell table:style-name="ce2" table:formula="of:=AVERAGE([.$E$2:.E142])" office:value-type="float" office:value="15.8478639007092">
            <text:p>15,847863900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53">
            <text:p>853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3.23279">
            <text:p>3,23279</text:p>
          </table:table-cell>
          <table:table-cell table:style-name="ce2" table:formula="of:=AVERAGE([.$E$2:.E143])" office:value-type="float" office:value="15.7590253521127">
            <text:p>15,759025352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84">
            <text:p>884</text:p>
          </table:table-cell>
          <table:table-cell table:style-name="ce2" office:value-type="float" office:value="583">
            <text:p>583</text:p>
          </table:table-cell>
          <table:table-cell table:style-name="ce2" office:value-type="float" office:value="264">
            <text:p>264</text:p>
          </table:table-cell>
          <table:table-cell table:style-name="ce2" office:value-type="float" office:value="3.09689">
            <text:p>3,09689</text:p>
          </table:table-cell>
          <table:table-cell table:style-name="ce2" table:formula="of:=AVERAGE([.$E$2:.E144])" office:value-type="float" office:value="15.6704789510489">
            <text:p>15,67047895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58">
            <text:p>858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3.19969">
            <text:p>3,19969</text:p>
          </table:table-cell>
          <table:table-cell table:style-name="ce2" table:formula="of:=AVERAGE([.$E$2:.E145])" office:value-type="float" office:value="15.58387625">
            <text:p>15,5838762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858">
            <text:p>858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49.4658">
            <text:p>49,4658</text:p>
          </table:table-cell>
          <table:table-cell table:style-name="ce2" table:formula="of:=AVERAGE([.$E$2:.E146])" office:value-type="float" office:value="15.8175446896552">
            <text:p>15,817544689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907">
            <text:p>907</text:p>
          </table:table-cell>
          <table:table-cell table:style-name="ce2" office:value-type="float" office:value="573">
            <text:p>573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3.23687">
            <text:p>3,23687</text:p>
          </table:table-cell>
          <table:table-cell table:style-name="ce2" table:formula="of:=AVERAGE([.$E$2:.E147])" office:value-type="float" office:value="15.7313756849315">
            <text:p>15,731375684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908">
            <text:p>908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243">
            <text:p>243</text:p>
          </table:table-cell>
          <table:table-cell table:style-name="ce2" office:value-type="float" office:value="3.06686">
            <text:p>3,06686</text:p>
          </table:table-cell>
          <table:table-cell table:style-name="ce2" table:formula="of:=AVERAGE([.$E$2:.E148])" office:value-type="float" office:value="15.6452225170068">
            <text:p>15,64522251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853">
            <text:p>853</text:p>
          </table:table-cell>
          <table:table-cell table:style-name="ce2" office:value-type="float" office:value="533">
            <text:p>533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.11311">
            <text:p>3,11311</text:p>
          </table:table-cell>
          <table:table-cell table:style-name="ce2" table:formula="of:=AVERAGE([.$E$2:.E149])" office:value-type="float" office:value="15.5605460810811">
            <text:p>15,560546081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795">
            <text:p>795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3.14504">
            <text:p>3,14504</text:p>
          </table:table-cell>
          <table:table-cell table:style-name="ce2" table:formula="of:=AVERAGE([.$E$2:.E150])" office:value-type="float" office:value="15.4772205369127">
            <text:p>15,477220536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.92052">
            <text:p>3,92052</text:p>
          </table:table-cell>
          <table:table-cell table:style-name="ce2" table:formula="of:=AVERAGE([.$E$2:.E151])" office:value-type="float" office:value="15.4001758666667">
            <text:p>15,400175866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374">
            <text:p>374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2.69481">
            <text:p>2,69481</text:p>
          </table:table-cell>
          <table:table-cell table:style-name="ce2" table:formula="of:=AVERAGE([.$E$2:.E152])" office:value-type="float" office:value="15.3160343708609">
            <text:p>15,316034370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3.91862">
            <text:p>3,91862</text:p>
          </table:table-cell>
          <table:table-cell table:style-name="ce2" table:formula="of:=AVERAGE([.$E$2:.E153])" office:value-type="float" office:value="15.2410513815789">
            <text:p>15,241051381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41">
            <text:p>541</text:p>
          </table:table-cell>
          <table:table-cell table:style-name="ce2" office:value-type="float" office:value="508">
            <text:p>508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4.07756">
            <text:p>4,07756</text:p>
          </table:table-cell>
          <table:table-cell table:style-name="ce2" table:formula="of:=AVERAGE([.$E$2:.E154])" office:value-type="float" office:value="15.1680873856209">
            <text:p>15,168087385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4.01463">
            <text:p>4,01463</text:p>
          </table:table-cell>
          <table:table-cell table:style-name="ce2" table:formula="of:=AVERAGE([.$E$2:.E155])" office:value-type="float" office:value="15.0956623376623">
            <text:p>15,095662337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8">
            <text:p>558</text:p>
          </table:table-cell>
          <table:table-cell table:style-name="ce2" office:value-type="float" office:value="525">
            <text:p>525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3.91963">
            <text:p>3,91963</text:p>
          </table:table-cell>
          <table:table-cell table:style-name="ce2" table:formula="of:=AVERAGE([.$E$2:.E156])" office:value-type="float" office:value="15.0235589032258">
            <text:p>15,023558903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32">
            <text:p>632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3.87144">
            <text:p>3,87144</text:p>
          </table:table-cell>
          <table:table-cell table:style-name="ce2" table:formula="of:=AVERAGE([.$E$2:.E157])" office:value-type="float" office:value="14.9520709615385">
            <text:p>14,952070961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32">
            <text:p>632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50.7539">
            <text:p>50,7539</text:p>
          </table:table-cell>
          <table:table-cell table:style-name="ce2" table:formula="of:=AVERAGE([.$E$2:.E158])" office:value-type="float" office:value="15.180108089172">
            <text:p>15,180108089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32">
            <text:p>632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60.7237">
            <text:p>60,7237</text:p>
          </table:table-cell>
          <table:table-cell table:style-name="ce2" table:formula="of:=AVERAGE([.$E$2:.E159])" office:value-type="float" office:value="15.4683586708861">
            <text:p>15,468358670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4.83209">
            <text:p>4,83209</text:p>
          </table:table-cell>
          <table:table-cell table:style-name="ce2" table:formula="of:=AVERAGE([.$E$2:.E160])" office:value-type="float" office:value="15.4014638993711">
            <text:p>15,401463899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3.711">
            <text:p>3,711</text:p>
          </table:table-cell>
          <table:table-cell table:style-name="ce2" table:formula="of:=AVERAGE([.$E$2:.E161])" office:value-type="float" office:value="15.3283985">
            <text:p>15,328398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53.4048">
            <text:p>53,4048</text:p>
          </table:table-cell>
          <table:table-cell table:style-name="ce2" table:formula="of:=AVERAGE([.$E$2:.E162])" office:value-type="float" office:value="15.5648978881987">
            <text:p>15,564897888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59.7267">
            <text:p>59,7267</text:p>
          </table:table-cell>
          <table:table-cell table:style-name="ce2" table:formula="of:=AVERAGE([.$E$2:.E163])" office:value-type="float" office:value="15.8375016049383">
            <text:p>15,837501604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57.4649">
            <text:p>57,4649</text:p>
          </table:table-cell>
          <table:table-cell table:style-name="ce2" table:formula="of:=AVERAGE([.$E$2:.E164])" office:value-type="float" office:value="16.0928844171779">
            <text:p>16,092884417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4.29319">
            <text:p>4,29319</text:p>
          </table:table-cell>
          <table:table-cell table:style-name="ce2" table:formula="of:=AVERAGE([.$E$2:.E165])" office:value-type="float" office:value="16.0209350609756">
            <text:p>16,02093506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.97364">
            <text:p>4,97364</text:p>
          </table:table-cell>
          <table:table-cell table:style-name="ce2" table:formula="of:=AVERAGE([.$E$2:.E166])" office:value-type="float" office:value="15.9539817575757">
            <text:p>15,953981757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9.4337">
            <text:p>49,4337</text:p>
          </table:table-cell>
          <table:table-cell table:style-name="ce2" table:formula="of:=AVERAGE([.$E$2:.E167])" office:value-type="float" office:value="16.1556668072289">
            <text:p>16,155666807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6.5006">
            <text:p>46,5006</text:p>
          </table:table-cell>
          <table:table-cell table:style-name="ce2" table:formula="of:=AVERAGE([.$E$2:.E168])" office:value-type="float" office:value="16.337372994012">
            <text:p>16,33737299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9.2065">
            <text:p>59,2065</text:p>
          </table:table-cell>
          <table:table-cell table:style-name="ce2" table:formula="of:=AVERAGE([.$E$2:.E169])" office:value-type="float" office:value="16.5925463690476">
            <text:p>16,59254636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5.2151">
            <text:p>55,2151</text:p>
          </table:table-cell>
          <table:table-cell table:style-name="ce2" table:formula="of:=AVERAGE([.$E$2:.E170])" office:value-type="float" office:value="16.8210821893491">
            <text:p>16,821082189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4.1442">
            <text:p>4,1442</text:p>
          </table:table-cell>
          <table:table-cell table:style-name="ce2" table:formula="of:=AVERAGE([.$E$2:.E171])" office:value-type="float" office:value="16.7465122941176">
            <text:p>16,746512294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5.9756">
            <text:p>55,9756</text:p>
          </table:table-cell>
          <table:table-cell table:style-name="ce2" table:formula="of:=AVERAGE([.$E$2:.E172])" office:value-type="float" office:value="16.9759221637427">
            <text:p>16,975922163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0.3397">
            <text:p>50,3397</text:p>
          </table:table-cell>
          <table:table-cell table:style-name="ce2" table:formula="of:=AVERAGE([.$E$2:.E173])" office:value-type="float" office:value="17.1698976162791">
            <text:p>17,169897616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9.1047">
            <text:p>59,1047</text:p>
          </table:table-cell>
          <table:table-cell table:style-name="ce2" table:formula="of:=AVERAGE([.$E$2:.E174])" office:value-type="float" office:value="17.4122953179191">
            <text:p>17,412295317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8.9518">
            <text:p>58,9518</text:p>
          </table:table-cell>
          <table:table-cell table:style-name="ce2" table:formula="of:=AVERAGE([.$E$2:.E175])" office:value-type="float" office:value="17.6510281034483">
            <text:p>17,651028103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.86388">
            <text:p>3,86388</text:p>
          </table:table-cell>
          <table:table-cell table:style-name="ce2" table:formula="of:=AVERAGE([.$E$2:.E176])" office:value-type="float" office:value="17.5722444">
            <text:p>17,572244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50.6381">
            <text:p>50,6381</text:p>
          </table:table-cell>
          <table:table-cell table:style-name="ce2" table:formula="of:=AVERAGE([.$E$2:.E177])" office:value-type="float" office:value="17.7601185795454">
            <text:p>17,760118579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64.496">
            <text:p>64,496</text:p>
          </table:table-cell>
          <table:table-cell table:style-name="ce2" table:formula="of:=AVERAGE([.$E$2:.E178])" office:value-type="float" office:value="18.0241631073446">
            <text:p>18,024163107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61.4775">
            <text:p>61,4775</text:p>
          </table:table-cell>
          <table:table-cell table:style-name="ce2" table:formula="of:=AVERAGE([.$E$2:.E179])" office:value-type="float" office:value="18.2682829775281">
            <text:p>18,268282977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6.7139">
            <text:p>46,7139</text:p>
          </table:table-cell>
          <table:table-cell table:style-name="ce2" table:formula="of:=AVERAGE([.$E$2:.E180])" office:value-type="float" office:value="18.4271970391061">
            <text:p>18,427197039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.33436">
            <text:p>5,33436</text:p>
          </table:table-cell>
          <table:table-cell table:style-name="ce2" table:formula="of:=AVERAGE([.$E$2:.E181])" office:value-type="float" office:value="18.3544590555555">
            <text:p>18,354459055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2.4636">
            <text:p>52,4636</text:p>
          </table:table-cell>
          <table:table-cell table:style-name="ce2" table:formula="of:=AVERAGE([.$E$2:.E182])" office:value-type="float" office:value="18.5429073480663">
            <text:p>18,542907348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43.305">
            <text:p>43,305</text:p>
          </table:table-cell>
          <table:table-cell table:style-name="ce2" table:formula="of:=AVERAGE([.$E$2:.E183])" office:value-type="float" office:value="18.6789628021978">
            <text:p>18,678962802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5.8749">
            <text:p>55,8749</text:p>
          </table:table-cell>
          <table:table-cell table:style-name="ce2" table:formula="of:=AVERAGE([.$E$2:.E184])" office:value-type="float" office:value="18.8822192896175">
            <text:p>18,882219289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0.7128">
            <text:p>50,7128</text:p>
          </table:table-cell>
          <table:table-cell table:style-name="ce2" table:formula="of:=AVERAGE([.$E$2:.E185])" office:value-type="float" office:value="19.0552115760869">
            <text:p>19,055211576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464">
            <text:p>464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59.6689">
            <text:p>59,6689</text:p>
          </table:table-cell>
          <table:table-cell table:style-name="ce2" table:formula="of:=AVERAGE([.$E$2:.E186])" office:value-type="float" office:value="19.274745027027">
            <text:p>19,27474502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.5893">
            <text:p>4,5893</text:p>
          </table:table-cell>
          <table:table-cell table:style-name="ce2" table:formula="of:=AVERAGE([.$E$2:.E187])" office:value-type="float" office:value="19.1957910215054">
            <text:p>19,195791021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8.5205">
            <text:p>48,5205</text:p>
          </table:table-cell>
          <table:table-cell table:style-name="ce2" table:formula="of:=AVERAGE([.$E$2:.E188])" office:value-type="float" office:value="19.3526076470588">
            <text:p>19,352607647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2.3725">
            <text:p>52,3725</text:p>
          </table:table-cell>
          <table:table-cell table:style-name="ce2" table:formula="of:=AVERAGE([.$E$2:.E189])" office:value-type="float" office:value="19.5282453723404">
            <text:p>19,528245372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8.7413">
            <text:p>58,7413</text:p>
          </table:table-cell>
          <table:table-cell table:style-name="ce2" table:formula="of:=AVERAGE([.$E$2:.E190])" office:value-type="float" office:value="19.7357218518518">
            <text:p>19,735721851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0.5131">
            <text:p>50,5131</text:p>
          </table:table-cell>
          <table:table-cell table:style-name="ce2" table:formula="of:=AVERAGE([.$E$2:.E191])" office:value-type="float" office:value="19.8977080526316">
            <text:p>19,897708052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0.2565">
            <text:p>50,2565</text:p>
          </table:table-cell>
          <table:table-cell table:style-name="ce2" table:formula="of:=AVERAGE([.$E$2:.E192])" office:value-type="float" office:value="20.0566546073298">
            <text:p>20,056654607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6.1291">
            <text:p>56,1291</text:p>
          </table:table-cell>
          <table:table-cell table:style-name="ce2" table:formula="of:=AVERAGE([.$E$2:.E193])" office:value-type="float" office:value="20.2445319270833">
            <text:p>20,244531927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2.3974">
            <text:p>52,3974</text:p>
          </table:table-cell>
          <table:table-cell table:style-name="ce2" table:formula="of:=AVERAGE([.$E$2:.E194])" office:value-type="float" office:value="20.4111270984456">
            <text:p>20,411127098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8.3093">
            <text:p>58,3093</text:p>
          </table:table-cell>
          <table:table-cell table:style-name="ce2" table:formula="of:=AVERAGE([.$E$2:.E195])" office:value-type="float" office:value="20.6064785051546">
            <text:p>20,606478505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6.9314">
            <text:p>56,9314</text:p>
          </table:table-cell>
          <table:table-cell table:style-name="ce2" table:formula="of:=AVERAGE([.$E$2:.E196])" office:value-type="float" office:value="20.7927601538461">
            <text:p>20,7927601538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7.0289">
            <text:p>57,0289</text:p>
          </table:table-cell>
          <table:table-cell table:style-name="ce2" table:formula="of:=AVERAGE([.$E$2:.E197])" office:value-type="float" office:value="20.9776384183673">
            <text:p>20,977638418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5.2122">
            <text:p>55,2122</text:p>
          </table:table-cell>
          <table:table-cell table:style-name="ce2" table:formula="of:=AVERAGE([.$E$2:.E198])" office:value-type="float" office:value="21.1514179187817">
            <text:p>21,1514179188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4.2418">
            <text:p>54,2418</text:p>
          </table:table-cell>
          <table:table-cell table:style-name="ce2" table:formula="of:=AVERAGE([.$E$2:.E199])" office:value-type="float" office:value="21.318541060606">
            <text:p>21,318541060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6.3955">
            <text:p>56,3955</text:p>
          </table:table-cell>
          <table:table-cell table:style-name="ce2" table:formula="of:=AVERAGE([.$E$2:.E200])" office:value-type="float" office:value="21.4948071859296">
            <text:p>21,4948071859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6.8573">
            <text:p>56,8573</text:p>
          </table:table-cell>
          <table:table-cell table:style-name="ce2" table:formula="of:=AVERAGE([.$E$2:.E201])" office:value-type="float" office:value="21.67161965">
            <text:p>21,6716196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2.6011">
            <text:p>52,6011</text:p>
          </table:table-cell>
          <table:table-cell table:style-name="ce2" table:formula="of:=AVERAGE([.$E$2:.E202])" office:value-type="float" office:value="21.8254976616915">
            <text:p>21,825497661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7.3799">
            <text:p>47,3799</text:p>
          </table:table-cell>
          <table:table-cell table:style-name="ce2" table:formula="of:=AVERAGE([.$E$2:.E203])" office:value-type="float" office:value="21.9520046039604">
            <text:p>21,95200460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8.4865">
            <text:p>58,4865</text:p>
          </table:table-cell>
          <table:table-cell table:style-name="ce2" table:formula="of:=AVERAGE([.$E$2:.E204])" office:value-type="float" office:value="22.1319774876847">
            <text:p>22,131977487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9.128">
            <text:p>49,128</text:p>
          </table:table-cell>
          <table:table-cell table:style-name="ce2" table:formula="of:=AVERAGE([.$E$2:.E205])" office:value-type="float" office:value="22.2643109313725">
            <text:p>22,264310931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3.2793">
            <text:p>53,2793</text:p>
          </table:table-cell>
          <table:table-cell table:style-name="ce2" table:formula="of:=AVERAGE([.$E$2:.E206])" office:value-type="float" office:value="22.4156035609756">
            <text:p>22,415603561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0.8463">
            <text:p>40,8463</text:p>
          </table:table-cell>
          <table:table-cell table:style-name="ce2" table:formula="of:=AVERAGE([.$E$2:.E207])" office:value-type="float" office:value="22.505072961165">
            <text:p>22,5050729612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60.4959">
            <text:p>60,4959</text:p>
          </table:table-cell>
          <table:table-cell table:style-name="ce2" table:formula="of:=AVERAGE([.$E$2:.E208])" office:value-type="float" office:value="22.68860352657">
            <text:p>22,688603526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62.2901">
            <text:p>62,2901</text:p>
          </table:table-cell>
          <table:table-cell table:style-name="ce2" table:formula="of:=AVERAGE([.$E$2:.E209])" office:value-type="float" office:value="22.8789953365384">
            <text:p>22,878995336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52.9076">
            <text:p>52,9076</text:p>
          </table:table-cell>
          <table:table-cell table:style-name="ce2" table:formula="of:=AVERAGE([.$E$2:.E210])" office:value-type="float" office:value="23.0226728708134">
            <text:p>23,0226728708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8.8187">
            <text:p>48,8187</text:p>
          </table:table-cell>
          <table:table-cell table:style-name="ce2" table:formula="of:=AVERAGE([.$E$2:.E211])" office:value-type="float" office:value="23.1455110952381">
            <text:p>23,145511095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.06217">
            <text:p>4,06217</text:p>
          </table:table-cell>
          <table:table-cell table:style-name="ce2" table:formula="of:=AVERAGE([.$E$2:.E212])" office:value-type="float" office:value="23.0550687203791">
            <text:p>23,0550687204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5.45926">
            <text:p>5,45926</text:p>
          </table:table-cell>
          <table:table-cell table:style-name="ce2" table:formula="of:=AVERAGE([.$E$2:.E213])" office:value-type="float" office:value="22.9720696226415">
            <text:p>22,9720696226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393">
            <text:p>39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.97258">
            <text:p>4,97258</text:p>
          </table:table-cell>
          <table:table-cell table:style-name="ce2" table:formula="of:=AVERAGE([.$E$2:.E214])" office:value-type="float" office:value="22.8875649765258">
            <text:p>22,887564976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75">
            <text:p>275</text:p>
          </table:table-cell>
          <table:table-cell table:style-name="ce2" office:value-type="float" office:value="418">
            <text:p>418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3.648">
            <text:p>3,648</text:p>
          </table:table-cell>
          <table:table-cell table:style-name="ce2" table:formula="of:=AVERAGE([.$E$2:.E215])" office:value-type="float" office:value="22.7976604672897">
            <text:p>22,797660467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4.02458">
            <text:p>4,02458</text:p>
          </table:table-cell>
          <table:table-cell table:style-name="ce2" table:formula="of:=AVERAGE([.$E$2:.E216])" office:value-type="float" office:value="22.7103438139535">
            <text:p>22,71034381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2">
            <text:p>572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4.11962">
            <text:p>4,11962</text:p>
          </table:table-cell>
          <table:table-cell table:style-name="ce2" table:formula="of:=AVERAGE([.$E$2:.E217])" office:value-type="float" office:value="22.6242756481481">
            <text:p>22,624275648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1">
            <text:p>551</text:p>
          </table:table-cell>
          <table:table-cell table:style-name="ce2" office:value-type="float" office:value="509">
            <text:p>509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3.98698">
            <text:p>3,98698</text:p>
          </table:table-cell>
          <table:table-cell table:style-name="ce2" table:formula="of:=AVERAGE([.$E$2:.E218])" office:value-type="float" office:value="22.5383894930875">
            <text:p>22,538389493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4.0327">
            <text:p>4,0327</text:p>
          </table:table-cell>
          <table:table-cell table:style-name="ce2" table:formula="of:=AVERAGE([.$E$2:.E219])" office:value-type="float" office:value="22.4535010091743">
            <text:p>22,453501009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76">
            <text:p>676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3.88042">
            <text:p>3,88042</text:p>
          </table:table-cell>
          <table:table-cell table:style-name="ce2" table:formula="of:=AVERAGE([.$E$2:.E220])" office:value-type="float" office:value="22.3686924200913">
            <text:p>22,368692420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527">
            <text:p>527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.56265">
            <text:p>3,56265</text:p>
          </table:table-cell>
          <table:table-cell table:style-name="ce2" table:formula="of:=AVERAGE([.$E$2:.E221])" office:value-type="float" office:value="22.2832104090909">
            <text:p>22,283210409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513">
            <text:p>51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.57405">
            <text:p>3,57405</text:p>
          </table:table-cell>
          <table:table-cell table:style-name="ce2" table:formula="of:=AVERAGE([.$E$2:.E222])" office:value-type="float" office:value="22.1985535746606">
            <text:p>22,1985535747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604">
            <text:p>604</text:p>
          </table:table-cell>
          <table:table-cell table:style-name="ce2" office:value-type="float" office:value="497">
            <text:p>497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3.97147">
            <text:p>3,97147</text:p>
          </table:table-cell>
          <table:table-cell table:style-name="ce2" table:formula="of:=AVERAGE([.$E$2:.E223])" office:value-type="float" office:value="22.1164495945946">
            <text:p>22,116449594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9">
            <text:p>559</text:p>
          </table:table-cell>
          <table:table-cell table:style-name="ce2" office:value-type="float" office:value="501">
            <text:p>50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.88881">
            <text:p>3,88881</text:p>
          </table:table-cell>
          <table:table-cell table:style-name="ce2" table:formula="of:=AVERAGE([.$E$2:.E224])" office:value-type="float" office:value="22.0347113004484">
            <text:p>22,034711300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459">
            <text:p>459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4.04155">
            <text:p>4,04155</text:p>
          </table:table-cell>
          <table:table-cell table:style-name="ce2" table:formula="of:=AVERAGE([.$E$2:.E225])" office:value-type="float" office:value="21.9543846875">
            <text:p>21,954384687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77">
            <text:p>477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3.32538">
            <text:p>3,32538</text:p>
          </table:table-cell>
          <table:table-cell table:style-name="ce2" table:formula="of:=AVERAGE([.$E$2:.E226])" office:value-type="float" office:value="21.8715891111111">
            <text:p>21,871589111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17">
            <text:p>417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3.3139">
            <text:p>3,3139</text:p>
          </table:table-cell>
          <table:table-cell table:style-name="ce2" table:formula="of:=AVERAGE([.$E$2:.E227])" office:value-type="float" office:value="21.7894754424779">
            <text:p>21,7894754425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306">
            <text:p>306</text:p>
          </table:table-cell>
          <table:table-cell table:style-name="ce2" office:value-type="float" office:value="386">
            <text:p>38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.09933">
            <text:p>4,09933</text:p>
          </table:table-cell>
          <table:table-cell table:style-name="ce2" table:formula="of:=AVERAGE([.$E$2:.E228])" office:value-type="float" office:value="21.7115452863436">
            <text:p>21,7115452863</text:p>
          </table:table-cell>
          <table:table-cell table:number-columns-repeated="3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421">
            <text:p>42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5.33823">
            <text:p>5,33823</text:p>
          </table:table-cell>
          <table:table-cell table:style-name="ce2" table:formula="of:=AVERAGE([.$E$2:.E229])" office:value-type="float" office:value="21.6397325">
            <text:p>21,639732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429">
            <text:p>429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.52673">
            <text:p>3,52673</text:p>
          </table:table-cell>
          <table:table-cell table:style-name="ce2" table:formula="of:=AVERAGE([.$E$2:.E230])" office:value-type="float" office:value="21.560636419214">
            <text:p>21,5606364192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19">
            <text:p>519</text:p>
          </table:table-cell>
          <table:table-cell table:style-name="ce2" office:value-type="float" office:value="489">
            <text:p>489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4.56375">
            <text:p>4,56375</text:p>
          </table:table-cell>
          <table:table-cell table:style-name="ce2" table:formula="of:=AVERAGE([.$E$2:.E231])" office:value-type="float" office:value="21.4867369130435">
            <text:p>21,48673691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542">
            <text:p>542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4.48143">
            <text:p>4,48143</text:p>
          </table:table-cell>
          <table:table-cell table:style-name="ce2" table:formula="of:=AVERAGE([.$E$2:.E232])" office:value-type="float" office:value="21.4131208658009">
            <text:p>21,4131208658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64">
            <text:p>564</text:p>
          </table:table-cell>
          <table:table-cell table:style-name="ce2" office:value-type="float" office:value="588">
            <text:p>588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4.39124">
            <text:p>4,39124</text:p>
          </table:table-cell>
          <table:table-cell table:style-name="ce2" table:formula="of:=AVERAGE([.$E$2:.E233])" office:value-type="float" office:value="21.3397506896552">
            <text:p>21,339750689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598">
            <text:p>598</text:p>
          </table:table-cell>
          <table:table-cell table:style-name="ce2" office:value-type="float" office:value="276">
            <text:p>276</text:p>
          </table:table-cell>
          <table:table-cell table:style-name="ce2" office:value-type="float" office:value="4.18943">
            <text:p>4,18943</text:p>
          </table:table-cell>
          <table:table-cell table:style-name="ce2" table:formula="of:=AVERAGE([.$E$2:.E234])" office:value-type="float" office:value="21.2661441630901">
            <text:p>21,2661441631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88">
            <text:p>688</text:p>
          </table:table-cell>
          <table:table-cell table:style-name="ce2" office:value-type="float" office:value="619">
            <text:p>619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3.89728">
            <text:p>3,89728</text:p>
          </table:table-cell>
          <table:table-cell table:style-name="ce2" table:formula="of:=AVERAGE([.$E$2:.E235])" office:value-type="float" office:value="21.1919182478632">
            <text:p>21,1919182479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26">
            <text:p>626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4.06187">
            <text:p>4,06187</text:p>
          </table:table-cell>
          <table:table-cell table:style-name="ce2" table:formula="of:=AVERAGE([.$E$2:.E236])" office:value-type="float" office:value="21.1190244255319">
            <text:p>21,119024425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77">
            <text:p>577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3.97777">
            <text:p>3,97777</text:p>
          </table:table-cell>
          <table:table-cell table:style-name="ce2" table:formula="of:=AVERAGE([.$E$2:.E237])" office:value-type="float" office:value="21.0463919915254">
            <text:p>21,046391991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08">
            <text:p>608</text:p>
          </table:table-cell>
          <table:table-cell table:style-name="ce2" office:value-type="float" office:value="551">
            <text:p>551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4.04867">
            <text:p>4,04867</text:p>
          </table:table-cell>
          <table:table-cell table:style-name="ce2" table:formula="of:=AVERAGE([.$E$2:.E238])" office:value-type="float" office:value="20.9746716455696">
            <text:p>20,9746716456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96">
            <text:p>596</text:p>
          </table:table-cell>
          <table:table-cell table:style-name="ce2" office:value-type="float" office:value="534">
            <text:p>534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3.93804">
            <text:p>3,93804</text:p>
          </table:table-cell>
          <table:table-cell table:style-name="ce2" table:formula="of:=AVERAGE([.$E$2:.E239])" office:value-type="float" office:value="20.9030891596639">
            <text:p>20,9030891597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16">
            <text:p>616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3.62892">
            <text:p>3,62892</text:p>
          </table:table-cell>
          <table:table-cell table:style-name="ce2" table:formula="of:=AVERAGE([.$E$2:.E240])" office:value-type="float" office:value="20.8308123012552">
            <text:p>20,8308123013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92">
            <text:p>592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3.81255">
            <text:p>3,81255</text:p>
          </table:table-cell>
          <table:table-cell table:style-name="ce2" table:formula="of:=AVERAGE([.$E$2:.E241])" office:value-type="float" office:value="20.759902875">
            <text:p>20,759902875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526">
            <text:p>526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3.56623">
            <text:p>3,56623</text:p>
          </table:table-cell>
          <table:table-cell table:style-name="ce2" table:formula="of:=AVERAGE([.$E$2:.E242])" office:value-type="float" office:value="20.6885598340249">
            <text:p>20,688559834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3.49552">
            <text:p>3,49552</text:p>
          </table:table-cell>
          <table:table-cell table:style-name="ce2" table:formula="of:=AVERAGE([.$E$2:.E243])" office:value-type="float" office:value="20.617514214876">
            <text:p>20,6175142149</text:p>
          </table:table-cell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4"/>
          <table:table-cell table:number-columns-repeated="3"/>
        </table:table-row>
        <table:table-row table:style-name="ro2" table:number-rows-repeated="283">
          <table:table-cell table:style-name="ce4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log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2" office:value-type="string">
            <text:p>Hace todo</text:p>
            <text:p>El proceso?</text:p>
          </table:table-cell>
          <table:table-cell table:style-name="ce5" office:value-type="string">
            <text:p>Total puntos</text:p>
            <text:p>Detectados</text:p>
            <text:p>Imagen objeto</text:p>
          </table:table-cell>
          <table:table-cell table:style-name="ce5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5" office:value-type="string">
            <text:p>Coincidencias</text:p>
            <text:p>Válidas</text:p>
            <text:p>Estimadas</text:p>
            <text:p>Homografía</text:p>
          </table:table-cell>
          <table:table-cell table:style-name="ce5" office:value-type="string">
            <text:p>FPS</text:p>
          </table:table-cell>
          <table:table-cell table:style-name="ce5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.08741">
            <text:p>3,08741</text:p>
          </table:table-cell>
          <table:table-cell table:style-name="ce2" table:formula="of:=[.E2]" office:value-type="float" office:value="3.08741">
            <text:p>3,08741</text:p>
          </table:table-cell>
          <table:table-cell/>
          <table:table-cell office:value-type="string">
            <text:p>Target keypoints:</text:p>
          </table:table-cell>
          <table:table-cell table:style-name="ce3" office:value-type="float" office:value="950">
            <text:p>95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9.1688">
            <text:p>29,1688</text:p>
          </table:table-cell>
          <table:table-cell table:style-name="ce2" table:formula="of:=AVERAGE([.$E$2:.E3])" office:value-type="float" office:value="16.128105">
            <text:p>16,128105</text:p>
          </table:table-cell>
          <table:table-cell/>
          <table:table-cell office:value-type="string">
            <text:p>Umbral Hessiano:</text:p>
          </table:table-cell>
          <table:table-cell table:style-name="ce3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1.5518">
            <text:p>31,5518</text:p>
          </table:table-cell>
          <table:table-cell table:style-name="ce2" table:formula="of:=AVERAGE([.$E$2:.E4])" office:value-type="float" office:value="21.2693366666667">
            <text:p>21,2693366667</text:p>
          </table:table-cell>
          <table:table-cell/>
          <table:table-cell office:value-type="string">
            <text:p>Valoración</text:p>
          </table:table-cell>
          <table:table-cell table:style-name="ce9" office:value-type="float" office:value="5">
            <text:p>5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4.1389">
            <text:p>34,1389</text:p>
          </table:table-cell>
          <table:table-cell table:style-name="ce2" table:formula="of:=AVERAGE([.$E$2:.E5])" office:value-type="float" office:value="24.4867275">
            <text:p>24,4867275</text:p>
          </table:table-cell>
          <table:table-cell/>
          <table:table-cell office:value-type="string">
            <text:p>FPS ACUM</text:p>
          </table:table-cell>
          <table:table-cell table:formula="of:=[.F141]" office:value-type="float" office:value="14.3627974285714">
            <text:p>14,3627974286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4.0718">
            <text:p>34,0718</text:p>
          </table:table-cell>
          <table:table-cell table:style-name="ce2" table:formula="of:=AVERAGE([.$E$2:.E6])" office:value-type="float" office:value="26.403742">
            <text:p>26,40374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8.1697">
            <text:p>28,1697</text:p>
          </table:table-cell>
          <table:table-cell table:style-name="ce2" table:formula="of:=AVERAGE([.$E$2:.E7])" office:value-type="float" office:value="26.6980683333333">
            <text:p>26,69806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5.8633">
            <text:p>25,8633</text:p>
          </table:table-cell>
          <table:table-cell table:style-name="ce2" table:formula="of:=AVERAGE([.$E$2:.E8])" office:value-type="float" office:value="26.5788157142857">
            <text:p>26,57881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7.5917">
            <text:p>47,5917</text:p>
          </table:table-cell>
          <table:table-cell table:style-name="ce2" table:formula="of:=AVERAGE([.$E$2:.E9])" office:value-type="float" office:value="29.20542625">
            <text:p>29,20542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6.9971">
            <text:p>46,9971</text:p>
          </table:table-cell>
          <table:table-cell table:style-name="ce2" table:formula="of:=AVERAGE([.$E$2:.E10])" office:value-type="float" office:value="31.1822788888889">
            <text:p>31,18227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8.624">
            <text:p>48,624</text:p>
          </table:table-cell>
          <table:table-cell table:style-name="ce2" table:formula="of:=AVERAGE([.$E$2:.E11])" office:value-type="float" office:value="32.926451">
            <text:p>32,9264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8.4972">
            <text:p>38,4972</text:p>
          </table:table-cell>
          <table:table-cell table:style-name="ce2" table:formula="of:=AVERAGE([.$E$2:.E12])" office:value-type="float" office:value="33.4328827272727">
            <text:p>33,43288272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7.7287">
            <text:p>37,7287</text:p>
          </table:table-cell>
          <table:table-cell table:style-name="ce2" table:formula="of:=AVERAGE([.$E$2:.E13])" office:value-type="float" office:value="33.7908675">
            <text:p>33,79086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3.5515">
            <text:p>33,5515</text:p>
          </table:table-cell>
          <table:table-cell table:style-name="ce2" table:formula="of:=AVERAGE([.$E$2:.E14])" office:value-type="float" office:value="33.7724546153846">
            <text:p>33,77245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8.3839">
            <text:p>48,3839</text:p>
          </table:table-cell>
          <table:table-cell table:style-name="ce2" table:formula="of:=AVERAGE([.$E$2:.E15])" office:value-type="float" office:value="34.8161292857143">
            <text:p>34,816129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0.2305">
            <text:p>30,2305</text:p>
          </table:table-cell>
          <table:table-cell table:style-name="ce2" table:formula="of:=AVERAGE([.$E$2:.E16])" office:value-type="float" office:value="34.5104206666667">
            <text:p>34,51042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6.3777">
            <text:p>46,3777</text:p>
          </table:table-cell>
          <table:table-cell table:style-name="ce2" table:formula="of:=AVERAGE([.$E$2:.E17])" office:value-type="float" office:value="35.252125625">
            <text:p>35,252125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41.2387">
            <text:p>41,2387</text:p>
          </table:table-cell>
          <table:table-cell table:style-name="ce2" table:formula="of:=AVERAGE([.$E$2:.E18])" office:value-type="float" office:value="35.6042770588235">
            <text:p>35,60427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1.1673">
            <text:p>31,1673</text:p>
          </table:table-cell>
          <table:table-cell table:style-name="ce2" table:formula="of:=AVERAGE([.$E$2:.E19])" office:value-type="float" office:value="35.3577783333333">
            <text:p>35,357778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6">
            <text:p>136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31.9724">
            <text:p>31,9724</text:p>
          </table:table-cell>
          <table:table-cell table:style-name="ce2" table:formula="of:=AVERAGE([.$E$2:.E20])" office:value-type="float" office:value="35.1796005263158">
            <text:p>35,17960052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62">
            <text:p>462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14.7349">
            <text:p>14,7349</text:p>
          </table:table-cell>
          <table:table-cell table:style-name="ce2" table:formula="of:=AVERAGE([.$E$2:.E21])" office:value-type="float" office:value="34.1573655">
            <text:p>34,15736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7.74828">
            <text:p>7,74828</text:p>
          </table:table-cell>
          <table:table-cell table:style-name="ce2" table:formula="of:=AVERAGE([.$E$2:.E22])" office:value-type="float" office:value="32.89979">
            <text:p>32,899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8.11301">
            <text:p>8,11301</text:p>
          </table:table-cell>
          <table:table-cell table:style-name="ce2" table:formula="of:=AVERAGE([.$E$2:.E23])" office:value-type="float" office:value="31.7731181818182">
            <text:p>31,77311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5.75374">
            <text:p>5,75374</text:p>
          </table:table-cell>
          <table:table-cell table:style-name="ce2" table:formula="of:=AVERAGE([.$E$2:.E24])" office:value-type="float" office:value="30.6418408695652">
            <text:p>30,64184086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288">
            <text:p>288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23.5521">
            <text:p>23,5521</text:p>
          </table:table-cell>
          <table:table-cell table:style-name="ce2" table:formula="of:=AVERAGE([.$E$2:.E25])" office:value-type="float" office:value="30.346435">
            <text:p>30,3464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10.505">
            <text:p>10,505</text:p>
          </table:table-cell>
          <table:table-cell table:style-name="ce2" table:formula="of:=AVERAGE([.$E$2:.E26])" office:value-type="float" office:value="29.5527776">
            <text:p>29,55277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3.96486">
            <text:p>3,96486</text:p>
          </table:table-cell>
          <table:table-cell table:style-name="ce2" table:formula="of:=AVERAGE([.$E$2:.E27])" office:value-type="float" office:value="28.5686269230769">
            <text:p>28,568626923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79">
            <text:p>79</text:p>
          </table:table-cell>
          <table:table-cell table:style-name="Default" office:value-type="float" office:value="3.84623">
            <text:p>3,84623</text:p>
          </table:table-cell>
          <table:table-cell table:style-name="ce2" table:formula="of:=AVERAGE([.$E$2:.E28])" office:value-type="float" office:value="27.6529825925926">
            <text:p>27,65298259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403">
            <text:p>403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5.22232">
            <text:p>5,22232</text:p>
          </table:table-cell>
          <table:table-cell table:style-name="ce2" table:formula="of:=AVERAGE([.$E$2:.E29])" office:value-type="float" office:value="26.8518875">
            <text:p>26,85188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419">
            <text:p>419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5.22627">
            <text:p>5,22627</text:p>
          </table:table-cell>
          <table:table-cell table:style-name="ce2" table:formula="of:=AVERAGE([.$E$2:.E30])" office:value-type="float" office:value="26.1061765517241">
            <text:p>26,10617655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207">
            <text:p>207</text:p>
          </table:table-cell>
          <table:table-cell table:style-name="Default" office:value-type="float" office:value="5.14862">
            <text:p>5,14862</text:p>
          </table:table-cell>
          <table:table-cell table:style-name="ce2" table:formula="of:=AVERAGE([.$E$2:.E31])" office:value-type="float" office:value="25.4075913333333">
            <text:p>25,407591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4">
            <text:p>444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267">
            <text:p>267</text:p>
          </table:table-cell>
          <table:table-cell table:style-name="Default" office:value-type="float" office:value="4.70247">
            <text:p>4,70247</text:p>
          </table:table-cell>
          <table:table-cell table:style-name="ce2" table:formula="of:=AVERAGE([.$E$2:.E32])" office:value-type="float" office:value="24.7396841935484">
            <text:p>24,73968419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497">
            <text:p>497</text:p>
          </table:table-cell>
          <table:table-cell table:style-name="Default" office:value-type="float" office:value="292">
            <text:p>292</text:p>
          </table:table-cell>
          <table:table-cell table:style-name="Default" office:value-type="float" office:value="4.66444">
            <text:p>4,66444</text:p>
          </table:table-cell>
          <table:table-cell table:style-name="ce2" table:formula="of:=AVERAGE([.$E$2:.E33])" office:value-type="float" office:value="24.1123328125">
            <text:p>24,1123328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4.84585">
            <text:p>4,84585</text:p>
          </table:table-cell>
          <table:table-cell table:style-name="ce2" table:formula="of:=AVERAGE([.$E$2:.E34])" office:value-type="float" office:value="23.5285">
            <text:p>23,52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41.637">
            <text:p>41,637</text:p>
          </table:table-cell>
          <table:table-cell table:style-name="ce2" table:formula="of:=AVERAGE([.$E$2:.E35])" office:value-type="float" office:value="24.0611029411765">
            <text:p>24,06110294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3">
            <text:p>453</text:p>
          </table:table-cell>
          <table:table-cell table:style-name="Default" office:value-type="float" office:value="510">
            <text:p>510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4.8243">
            <text:p>4,8243</text:p>
          </table:table-cell>
          <table:table-cell table:style-name="ce2" table:formula="of:=AVERAGE([.$E$2:.E36])" office:value-type="float" office:value="23.51148">
            <text:p>23,511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5.79674">
            <text:p>5,79674</text:p>
          </table:table-cell>
          <table:table-cell table:style-name="ce2" table:formula="of:=AVERAGE([.$E$2:.E37])" office:value-type="float" office:value="23.0194038888889">
            <text:p>23,01940388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2">
            <text:p>452</text:p>
          </table:table-cell>
          <table:table-cell table:style-name="Default" office:value-type="float" office:value="487">
            <text:p>487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4.82409">
            <text:p>4,82409</text:p>
          </table:table-cell>
          <table:table-cell table:style-name="ce2" table:formula="of:=AVERAGE([.$E$2:.E38])" office:value-type="float" office:value="22.5276386486486">
            <text:p>22,527638648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4.4844">
            <text:p>4,4844</text:p>
          </table:table-cell>
          <table:table-cell table:style-name="ce2" table:formula="of:=AVERAGE([.$E$2:.E39])" office:value-type="float" office:value="22.0528165789474">
            <text:p>22,05281657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42.5679">
            <text:p>42,5679</text:p>
          </table:table-cell>
          <table:table-cell table:style-name="ce2" table:formula="of:=AVERAGE([.$E$2:.E40])" office:value-type="float" office:value="22.5788443589744">
            <text:p>22,57884435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189">
            <text:p>189</text:p>
          </table:table-cell>
          <table:table-cell table:style-name="Default" office:value-type="float" office:value="4.58859">
            <text:p>4,58859</text:p>
          </table:table-cell>
          <table:table-cell table:style-name="ce2" table:formula="of:=AVERAGE([.$E$2:.E41])" office:value-type="float" office:value="22.129088">
            <text:p>22,1290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395">
            <text:p>395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5.28748">
            <text:p>5,28748</text:p>
          </table:table-cell>
          <table:table-cell table:style-name="ce2" table:formula="of:=AVERAGE([.$E$2:.E42])" office:value-type="float" office:value="21.7183170731707">
            <text:p>21,71831707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132">
            <text:p>132</text:p>
          </table:table-cell>
          <table:table-cell table:style-name="Default" office:value-type="float" office:value="5.12124">
            <text:p>5,12124</text:p>
          </table:table-cell>
          <table:table-cell table:style-name="ce2" table:formula="of:=AVERAGE([.$E$2:.E43])" office:value-type="float" office:value="21.3231485714286">
            <text:p>21,32314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4.56371">
            <text:p>4,56371</text:p>
          </table:table-cell>
          <table:table-cell table:style-name="ce2" table:formula="of:=AVERAGE([.$E$2:.E44])" office:value-type="float" office:value="20.9333941860465">
            <text:p>20,9333941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9.1512">
            <text:p>39,1512</text:p>
          </table:table-cell>
          <table:table-cell table:style-name="ce2" table:formula="of:=AVERAGE([.$E$2:.E45])" office:value-type="float" office:value="21.3474352272727">
            <text:p>21,34743522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4.52252">
            <text:p>4,52252</text:p>
          </table:table-cell>
          <table:table-cell table:style-name="ce2" table:formula="of:=AVERAGE([.$E$2:.E46])" office:value-type="float" office:value="20.9735482222222">
            <text:p>20,97354822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0">
            <text:p>390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4.70792">
            <text:p>4,70792</text:p>
          </table:table-cell>
          <table:table-cell table:style-name="ce2" table:formula="of:=AVERAGE([.$E$2:.E47])" office:value-type="float" office:value="20.6199476086956">
            <text:p>20,61994760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506">
            <text:p>506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4.363">
            <text:p>4,363</text:p>
          </table:table-cell>
          <table:table-cell table:style-name="ce2" table:formula="of:=AVERAGE([.$E$2:.E48])" office:value-type="float" office:value="20.274055106383">
            <text:p>20,274055106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4.44575">
            <text:p>4,44575</text:p>
          </table:table-cell>
          <table:table-cell table:style-name="ce2" table:formula="of:=AVERAGE([.$E$2:.E49])" office:value-type="float" office:value="19.94429875">
            <text:p>19,944298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8.6248">
            <text:p>38,6248</text:p>
          </table:table-cell>
          <table:table-cell table:style-name="ce2" table:formula="of:=AVERAGE([.$E$2:.E50])" office:value-type="float" office:value="20.3255334693878">
            <text:p>20,32553346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4.08127">
            <text:p>4,08127</text:p>
          </table:table-cell>
          <table:table-cell table:style-name="ce2" table:formula="of:=AVERAGE([.$E$2:.E51])" office:value-type="float" office:value="20.0006482">
            <text:p>20,00064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435">
            <text:p>435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38.6889">
            <text:p>38,6889</text:p>
          </table:table-cell>
          <table:table-cell table:style-name="ce2" table:formula="of:=AVERAGE([.$E$2:.E52])" office:value-type="float" office:value="20.3670845098039">
            <text:p>20,36708450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2">
            <text:p>492</text:p>
          </table:table-cell>
          <table:table-cell table:style-name="Default" office:value-type="float" office:value="426">
            <text:p>426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3.96422">
            <text:p>3,96422</text:p>
          </table:table-cell>
          <table:table-cell table:style-name="ce2" table:formula="of:=AVERAGE([.$E$2:.E53])" office:value-type="float" office:value="20.0516448076923">
            <text:p>20,05164480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1">
            <text:p>401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4.27486">
            <text:p>4,27486</text:p>
          </table:table-cell>
          <table:table-cell table:style-name="ce2" table:formula="of:=AVERAGE([.$E$2:.E54])" office:value-type="float" office:value="19.7539696226415">
            <text:p>19,75396962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0">
            <text:p>190</text:p>
          </table:table-cell>
          <table:table-cell table:style-name="Default" office:value-type="float" office:value="309">
            <text:p>309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5.35868">
            <text:p>5,35868</text:p>
          </table:table-cell>
          <table:table-cell table:style-name="ce2" table:formula="of:=AVERAGE([.$E$2:.E55])" office:value-type="float" office:value="19.4873901851852">
            <text:p>19,48739018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7">
            <text:p>467</text:p>
          </table:table-cell>
          <table:table-cell table:style-name="Default" office:value-type="float" office:value="380">
            <text:p>380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3.85883">
            <text:p>3,85883</text:p>
          </table:table-cell>
          <table:table-cell table:style-name="ce2" table:formula="of:=AVERAGE([.$E$2:.E56])" office:value-type="float" office:value="19.2032345454545">
            <text:p>19,20323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323">
            <text:p>323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6.36634">
            <text:p>6,36634</text:p>
          </table:table-cell>
          <table:table-cell table:style-name="ce2" table:formula="of:=AVERAGE([.$E$2:.E57])" office:value-type="float" office:value="18.9740042857143">
            <text:p>18,97400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1">
            <text:p>411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4.40826">
            <text:p>4,40826</text:p>
          </table:table-cell>
          <table:table-cell table:style-name="ce2" table:formula="of:=AVERAGE([.$E$2:.E58])" office:value-type="float" office:value="18.7184649122807">
            <text:p>18,71846491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41955">
            <text:p>3,41955</text:p>
          </table:table-cell>
          <table:table-cell table:style-name="ce2" table:formula="of:=AVERAGE([.$E$2:.E59])" office:value-type="float" office:value="18.4546905172414">
            <text:p>18,454690517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45">
            <text:p>245</text:p>
          </table:table-cell>
          <table:table-cell table:style-name="Default" office:value-type="float" office:value="279">
            <text:p>279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2.82965">
            <text:p>2,82965</text:p>
          </table:table-cell>
          <table:table-cell table:style-name="ce2" table:formula="of:=AVERAGE([.$E$2:.E60])" office:value-type="float" office:value="18.1898593220339">
            <text:p>18,1898593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3.02582">
            <text:p>3,02582</text:p>
          </table:table-cell>
          <table:table-cell table:style-name="ce2" table:formula="of:=AVERAGE([.$E$2:.E61])" office:value-type="float" office:value="17.9371253333333">
            <text:p>17,937125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3.27839">
            <text:p>3,27839</text:p>
          </table:table-cell>
          <table:table-cell table:style-name="ce2" table:formula="of:=AVERAGE([.$E$2:.E62])" office:value-type="float" office:value="17.6968181967213">
            <text:p>17,69681819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2">
            <text:p>282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4.02254">
            <text:p>4,02254</text:p>
          </table:table-cell>
          <table:table-cell table:style-name="ce2" table:formula="of:=AVERAGE([.$E$2:.E63])" office:value-type="float" office:value="17.4762653225806">
            <text:p>17,47626532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6">
            <text:p>516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4.05899">
            <text:p>4,05899</text:p>
          </table:table-cell>
          <table:table-cell table:style-name="ce2" table:formula="of:=AVERAGE([.$E$2:.E64])" office:value-type="float" office:value="17.2632926984127">
            <text:p>17,26329269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4.3136">
            <text:p>4,3136</text:p>
          </table:table-cell>
          <table:table-cell table:style-name="ce2" table:formula="of:=AVERAGE([.$E$2:.E65])" office:value-type="float" office:value="17.06095375">
            <text:p>17,060953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422">
            <text:p>422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4.21667">
            <text:p>4,21667</text:p>
          </table:table-cell>
          <table:table-cell table:style-name="ce2" table:formula="of:=AVERAGE([.$E$2:.E66])" office:value-type="float" office:value="16.8633493846154">
            <text:p>16,86334938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394">
            <text:p>394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4.23304">
            <text:p>4,23304</text:p>
          </table:table-cell>
          <table:table-cell table:style-name="ce2" table:formula="of:=AVERAGE([.$E$2:.E67])" office:value-type="float" office:value="16.6719810606061">
            <text:p>16,67198106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8">
            <text:p>478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4.23617">
            <text:p>4,23617</text:p>
          </table:table-cell>
          <table:table-cell table:style-name="ce2" table:formula="of:=AVERAGE([.$E$2:.E68])" office:value-type="float" office:value="16.4863719402985">
            <text:p>16,486371940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349">
            <text:p>349</text:p>
          </table:table-cell>
          <table:table-cell table:style-name="Default" office:value-type="float" office:value="116">
            <text:p>116</text:p>
          </table:table-cell>
          <table:table-cell table:style-name="Default" office:value-type="float" office:value="3.80208">
            <text:p>3,80208</text:p>
          </table:table-cell>
          <table:table-cell table:style-name="ce2" table:formula="of:=AVERAGE([.$E$2:.E69])" office:value-type="float" office:value="16.2998382352941">
            <text:p>16,299838235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29">
            <text:p>429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108">
            <text:p>108</text:p>
          </table:table-cell>
          <table:table-cell table:style-name="Default" office:value-type="float" office:value="3.62675">
            <text:p>3,62675</text:p>
          </table:table-cell>
          <table:table-cell table:style-name="ce2" table:formula="of:=AVERAGE([.$E$2:.E70])" office:value-type="float" office:value="16.1161702898551">
            <text:p>16,116170289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88">
            <text:p>388</text:p>
          </table:table-cell>
          <table:table-cell table:style-name="Default" office:value-type="float" office:value="377">
            <text:p>377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4.28004">
            <text:p>4,28004</text:p>
          </table:table-cell>
          <table:table-cell table:style-name="ce2" table:formula="of:=AVERAGE([.$E$2:.E71])" office:value-type="float" office:value="15.9470827142857">
            <text:p>15,947082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4.54138">
            <text:p>4,54138</text:p>
          </table:table-cell>
          <table:table-cell table:style-name="ce2" table:formula="of:=AVERAGE([.$E$2:.E72])" office:value-type="float" office:value="15.7864390140845">
            <text:p>15,78643901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1">
            <text:p>431</text:p>
          </table:table-cell>
          <table:table-cell table:style-name="Default" office:value-type="float" office:value="429">
            <text:p>429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4.51798">
            <text:p>4,51798</text:p>
          </table:table-cell>
          <table:table-cell table:style-name="ce2" table:formula="of:=AVERAGE([.$E$2:.E73])" office:value-type="float" office:value="15.6299326388889">
            <text:p>15,62993263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175">
            <text:p>175</text:p>
          </table:table-cell>
          <table:table-cell table:style-name="Default" office:value-type="float" office:value="4.63652">
            <text:p>4,63652</text:p>
          </table:table-cell>
          <table:table-cell table:style-name="ce2" table:formula="of:=AVERAGE([.$E$2:.E74])" office:value-type="float" office:value="15.4793379452055">
            <text:p>15,47933794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4.09398">
            <text:p>4,09398</text:p>
          </table:table-cell>
          <table:table-cell table:style-name="ce2" table:formula="of:=AVERAGE([.$E$2:.E75])" office:value-type="float" office:value="15.3254817567568">
            <text:p>15,32548175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8">
            <text:p>398</text:p>
          </table:table-cell>
          <table:table-cell table:style-name="Default" office:value-type="float" office:value="409">
            <text:p>409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4.31135">
            <text:p>4,31135</text:p>
          </table:table-cell>
          <table:table-cell table:style-name="ce2" table:formula="of:=AVERAGE([.$E$2:.E76])" office:value-type="float" office:value="15.1786266666667">
            <text:p>15,17862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330">
            <text:p>33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4.82239">
            <text:p>4,82239</text:p>
          </table:table-cell>
          <table:table-cell table:style-name="ce2" table:formula="of:=AVERAGE([.$E$2:.E77])" office:value-type="float" office:value="15.0423603947368">
            <text:p>15,04236039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8">
            <text:p>408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4.36889">
            <text:p>4,36889</text:p>
          </table:table-cell>
          <table:table-cell table:style-name="ce2" table:formula="of:=AVERAGE([.$E$2:.E78])" office:value-type="float" office:value="14.9037438961039">
            <text:p>14,90374389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424">
            <text:p>424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4.80913">
            <text:p>4,80913</text:p>
          </table:table-cell>
          <table:table-cell table:style-name="ce2" table:formula="of:=AVERAGE([.$E$2:.E79])" office:value-type="float" office:value="14.7743257692308">
            <text:p>14,77432576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1">
            <text:p>461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4.2129">
            <text:p>4,2129</text:p>
          </table:table-cell>
          <table:table-cell table:style-name="ce2" table:formula="of:=AVERAGE([.$E$2:.E80])" office:value-type="float" office:value="14.640636835443">
            <text:p>14,64063683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423">
            <text:p>423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4.19546">
            <text:p>4,19546</text:p>
          </table:table-cell>
          <table:table-cell table:style-name="ce2" table:formula="of:=AVERAGE([.$E$2:.E81])" office:value-type="float" office:value="14.510072125">
            <text:p>14,510072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5">
            <text:p>465</text:p>
          </table:table-cell>
          <table:table-cell table:style-name="Default" office:value-type="float" office:value="442">
            <text:p>442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4.31941">
            <text:p>4,31941</text:p>
          </table:table-cell>
          <table:table-cell table:style-name="ce2" table:formula="of:=AVERAGE([.$E$2:.E82])" office:value-type="float" office:value="14.3842614814815">
            <text:p>14,38426148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9">
            <text:p>439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3.76872">
            <text:p>3,76872</text:p>
          </table:table-cell>
          <table:table-cell table:style-name="ce2" table:formula="of:=AVERAGE([.$E$2:.E83])" office:value-type="float" office:value="14.2548036585366">
            <text:p>14,25480365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356">
            <text:p>356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4.02397">
            <text:p>4,02397</text:p>
          </table:table-cell>
          <table:table-cell table:style-name="ce2" table:formula="of:=AVERAGE([.$E$2:.E84])" office:value-type="float" office:value="14.1315406024096">
            <text:p>14,1315406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4.01653">
            <text:p>4,01653</text:p>
          </table:table-cell>
          <table:table-cell table:style-name="ce2" table:formula="of:=AVERAGE([.$E$2:.E85])" office:value-type="float" office:value="14.0111238095238">
            <text:p>14,011123809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60">
            <text:p>46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4.14089">
            <text:p>4,14089</text:p>
          </table:table-cell>
          <table:table-cell table:style-name="ce2" table:formula="of:=AVERAGE([.$E$2:.E86])" office:value-type="float" office:value="13.8950034117647">
            <text:p>13,89500341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2.94061">
            <text:p>2,94061</text:p>
          </table:table-cell>
          <table:table-cell table:style-name="ce2" table:formula="of:=AVERAGE([.$E$2:.E87])" office:value-type="float" office:value="13.767626744186">
            <text:p>13,76762674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18">
            <text:p>318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3.41855">
            <text:p>3,41855</text:p>
          </table:table-cell>
          <table:table-cell table:style-name="ce2" table:formula="of:=AVERAGE([.$E$2:.E88])" office:value-type="float" office:value="13.6486718390805">
            <text:p>13,648671839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17">
            <text:p>217</text:p>
          </table:table-cell>
          <table:table-cell table:style-name="Default" office:value-type="float" office:value="342">
            <text:p>342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3.17026">
            <text:p>3,17026</text:p>
          </table:table-cell>
          <table:table-cell table:style-name="ce2" table:formula="of:=AVERAGE([.$E$2:.E89])" office:value-type="float" office:value="13.5295989772727">
            <text:p>13,52959897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.63971">
            <text:p>3,63971</text:p>
          </table:table-cell>
          <table:table-cell table:style-name="ce2" table:formula="of:=AVERAGE([.$E$2:.E90])" office:value-type="float" office:value="13.4184766292135">
            <text:p>13,41847662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3.81636">
            <text:p>3,81636</text:p>
          </table:table-cell>
          <table:table-cell table:style-name="ce2" table:formula="of:=AVERAGE([.$E$2:.E91])" office:value-type="float" office:value="13.3117864444444">
            <text:p>13,31178644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470">
            <text:p>470</text:p>
          </table:table-cell>
          <table:table-cell table:style-name="Default" office:value-type="float" office:value="215">
            <text:p>215</text:p>
          </table:table-cell>
          <table:table-cell table:style-name="Default" office:value-type="float" office:value="3.82294">
            <text:p>3,82294</text:p>
          </table:table-cell>
          <table:table-cell table:style-name="ce2" table:formula="of:=AVERAGE([.$E$2:.E92])" office:value-type="float" office:value="13.2075134065934">
            <text:p>13,20751340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3.80574">
            <text:p>3,80574</text:p>
          </table:table-cell>
          <table:table-cell table:style-name="ce2" table:formula="of:=AVERAGE([.$E$2:.E93])" office:value-type="float" office:value="13.1053202173913">
            <text:p>13,10532021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7">
            <text:p>627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243">
            <text:p>243</text:p>
          </table:table-cell>
          <table:table-cell table:style-name="Default" office:value-type="float" office:value="3.88736">
            <text:p>3,88736</text:p>
          </table:table-cell>
          <table:table-cell table:style-name="ce2" table:formula="of:=AVERAGE([.$E$2:.E94])" office:value-type="float" office:value="13.0062023655914">
            <text:p>13,00620236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9">
            <text:p>519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3.91031">
            <text:p>3,91031</text:p>
          </table:table-cell>
          <table:table-cell table:style-name="ce2" table:formula="of:=AVERAGE([.$E$2:.E95])" office:value-type="float" office:value="12.9094375531915">
            <text:p>12,90943755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95">
            <text:p>495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4.33509">
            <text:p>4,33509</text:p>
          </table:table-cell>
          <table:table-cell table:style-name="ce2" table:formula="of:=AVERAGE([.$E$2:.E96])" office:value-type="float" office:value="12.8191812631579">
            <text:p>12,81918126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5">
            <text:p>455</text:p>
          </table:table-cell>
          <table:table-cell table:style-name="Default" office:value-type="float" office:value="424">
            <text:p>424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4.93342">
            <text:p>4,93342</text:p>
          </table:table-cell>
          <table:table-cell table:style-name="ce2" table:formula="of:=AVERAGE([.$E$2:.E97])" office:value-type="float" office:value="12.7370379166667">
            <text:p>12,73703791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5">
            <text:p>415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.99318">
            <text:p>4,99318</text:p>
          </table:table-cell>
          <table:table-cell table:style-name="ce2" table:formula="of:=AVERAGE([.$E$2:.E98])" office:value-type="float" office:value="12.6572043298969">
            <text:p>12,657204329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5.03431">
            <text:p>5,03431</text:p>
          </table:table-cell>
          <table:table-cell table:style-name="ce2" table:formula="of:=AVERAGE([.$E$2:.E99])" office:value-type="float" office:value="12.5794196938776">
            <text:p>12,57941969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40.7832">
            <text:p>40,7832</text:p>
          </table:table-cell>
          <table:table-cell table:style-name="ce2" table:formula="of:=AVERAGE([.$E$2:.E100])" office:value-type="float" office:value="12.8643063636364">
            <text:p>12,86430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3">
            <text:p>433</text:p>
          </table:table-cell>
          <table:table-cell table:style-name="Default" office:value-type="float" office:value="412">
            <text:p>412</text:p>
          </table:table-cell>
          <table:table-cell table:style-name="Default" office:value-type="float" office:value="192">
            <text:p>192</text:p>
          </table:table-cell>
          <table:table-cell table:style-name="Default" office:value-type="float" office:value="45.8549">
            <text:p>45,8549</text:p>
          </table:table-cell>
          <table:table-cell table:style-name="ce2" table:formula="of:=AVERAGE([.$E$2:.E101])" office:value-type="float" office:value="13.1942123">
            <text:p>13,19421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5.12962">
            <text:p>5,12962</text:p>
          </table:table-cell>
          <table:table-cell table:style-name="ce2" table:formula="of:=AVERAGE([.$E$2:.E102])" office:value-type="float" office:value="13.1143648514852">
            <text:p>13,11436485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2">
            <text:p>112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4.71834">
            <text:p>4,71834</text:p>
          </table:table-cell>
          <table:table-cell table:style-name="ce2" table:formula="of:=AVERAGE([.$E$2:.E103])" office:value-type="float" office:value="13.0320508823529">
            <text:p>13,032050882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4.6645">
            <text:p>4,6645</text:p>
          </table:table-cell>
          <table:table-cell table:style-name="ce2" table:formula="of:=AVERAGE([.$E$2:.E104])" office:value-type="float" office:value="12.9508125242718">
            <text:p>12,95081252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391">
            <text:p>391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38.3995">
            <text:p>38,3995</text:p>
          </table:table-cell>
          <table:table-cell table:style-name="ce2" table:formula="of:=AVERAGE([.$E$2:.E105])" office:value-type="float" office:value="13.1955114423077">
            <text:p>13,19551144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385">
            <text:p>385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5.10576">
            <text:p>5,10576</text:p>
          </table:table-cell>
          <table:table-cell table:style-name="ce2" table:formula="of:=AVERAGE([.$E$2:.E106])" office:value-type="float" office:value="13.1184661904762">
            <text:p>13,11846619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382">
            <text:p>382</text:p>
          </table:table-cell>
          <table:table-cell table:style-name="Default" office:value-type="float" office:value="146">
            <text:p>146</text:p>
          </table:table-cell>
          <table:table-cell table:style-name="Default" office:value-type="float" office:value="4.4028">
            <text:p>4,4028</text:p>
          </table:table-cell>
          <table:table-cell table:style-name="ce2" table:formula="of:=AVERAGE([.$E$2:.E107])" office:value-type="float" office:value="13.0362429245283">
            <text:p>13,03624292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8">
            <text:p>518</text:p>
          </table:table-cell>
          <table:table-cell table:style-name="Default" office:value-type="float" office:value="446">
            <text:p>446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3.95673">
            <text:p>3,95673</text:p>
          </table:table-cell>
          <table:table-cell table:style-name="ce2" table:formula="of:=AVERAGE([.$E$2:.E108])" office:value-type="float" office:value="12.9513876635514">
            <text:p>12,95138766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489">
            <text:p>489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3.70516">
            <text:p>3,70516</text:p>
          </table:table-cell>
          <table:table-cell table:style-name="ce2" table:formula="of:=AVERAGE([.$E$2:.E109])" office:value-type="float" office:value="12.8657744444444">
            <text:p>12,86577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07">
            <text:p>607</text:p>
          </table:table-cell>
          <table:table-cell table:style-name="Default" office:value-type="float" office:value="489">
            <text:p>489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45.562">
            <text:p>45,562</text:p>
          </table:table-cell>
          <table:table-cell table:style-name="ce2" table:formula="of:=AVERAGE([.$E$2:.E110])" office:value-type="float" office:value="13.1657398165138">
            <text:p>13,16573981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221">
            <text:p>221</text:p>
          </table:table-cell>
          <table:table-cell table:style-name="Default" office:value-type="float" office:value="3.7782">
            <text:p>3,7782</text:p>
          </table:table-cell>
          <table:table-cell table:style-name="ce2" table:formula="of:=AVERAGE([.$E$2:.E111])" office:value-type="float" office:value="13.0803985454545">
            <text:p>13,0803985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41">
            <text:p>441</text:p>
          </table:table-cell>
          <table:table-cell table:style-name="Default" office:value-type="float" office:value="406">
            <text:p>406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4.7359">
            <text:p>4,7359</text:p>
          </table:table-cell>
          <table:table-cell table:style-name="ce2" table:formula="of:=AVERAGE([.$E$2:.E112])" office:value-type="float" office:value="13.0052228828829">
            <text:p>13,00522288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493">
            <text:p>493</text:p>
          </table:table-cell>
          <table:table-cell table:style-name="Default" office:value-type="float" office:value="294">
            <text:p>294</text:p>
          </table:table-cell>
          <table:table-cell table:style-name="Default" office:value-type="float" office:value="4.51113">
            <text:p>4,51113</text:p>
          </table:table-cell>
          <table:table-cell table:style-name="ce2" table:formula="of:=AVERAGE([.$E$2:.E113])" office:value-type="float" office:value="12.9293827678571">
            <text:p>12,92938276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434">
            <text:p>434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3.96363">
            <text:p>3,96363</text:p>
          </table:table-cell>
          <table:table-cell table:style-name="ce2" table:formula="of:=AVERAGE([.$E$2:.E114])" office:value-type="float" office:value="12.8500398230089">
            <text:p>12,8500398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44">
            <text:p>344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4.11355">
            <text:p>4,11355</text:p>
          </table:table-cell>
          <table:table-cell table:style-name="ce2" table:formula="of:=AVERAGE([.$E$2:.E115])" office:value-type="float" office:value="12.7734039473684">
            <text:p>12,77340394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54">
            <text:p>454</text:p>
          </table:table-cell>
          <table:table-cell table:style-name="Default" office:value-type="float" office:value="418">
            <text:p>418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4.2853">
            <text:p>4,2853</text:p>
          </table:table-cell>
          <table:table-cell table:style-name="ce2" table:formula="of:=AVERAGE([.$E$2:.E116])" office:value-type="float" office:value="12.6995943478261">
            <text:p>12,69959434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30">
            <text:p>430</text:p>
          </table:table-cell>
          <table:table-cell table:style-name="Default" office:value-type="float" office:value="405">
            <text:p>405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4.67613">
            <text:p>4,67613</text:p>
          </table:table-cell>
          <table:table-cell table:style-name="ce2" table:formula="of:=AVERAGE([.$E$2:.E117])" office:value-type="float" office:value="12.6304265517241">
            <text:p>12,63042655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395">
            <text:p>395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5.46156">
            <text:p>5,46156</text:p>
          </table:table-cell>
          <table:table-cell table:style-name="ce2" table:formula="of:=AVERAGE([.$E$2:.E118])" office:value-type="float" office:value="12.5691541880342">
            <text:p>12,5691541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0">
            <text:p>230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6.27117">
            <text:p>6,27117</text:p>
          </table:table-cell>
          <table:table-cell table:style-name="ce2" table:formula="of:=AVERAGE([.$E$2:.E119])" office:value-type="float" office:value="12.515781440678">
            <text:p>12,51578144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5.72869">
            <text:p>5,72869</text:p>
          </table:table-cell>
          <table:table-cell table:style-name="ce2" table:formula="of:=AVERAGE([.$E$2:.E120])" office:value-type="float" office:value="12.4587470588235">
            <text:p>12,45874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26">
            <text:p>326</text:p>
          </table:table-cell>
          <table:table-cell table:style-name="Default" office:value-type="float" office:value="379">
            <text:p>379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5.52157">
            <text:p>5,52157</text:p>
          </table:table-cell>
          <table:table-cell table:style-name="ce2" table:formula="of:=AVERAGE([.$E$2:.E121])" office:value-type="float" office:value="12.40093725">
            <text:p>12,400937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0">
            <text:p>370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4.74079">
            <text:p>4,74079</text:p>
          </table:table-cell>
          <table:table-cell table:style-name="ce2" table:formula="of:=AVERAGE([.$E$2:.E122])" office:value-type="float" office:value="12.3376302479339">
            <text:p>12,33763024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371">
            <text:p>371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5.25072">
            <text:p>5,25072</text:p>
          </table:table-cell>
          <table:table-cell table:style-name="ce2" table:formula="of:=AVERAGE([.$E$2:.E123])" office:value-type="float" office:value="12.2795408196721">
            <text:p>12,279540819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5.2429">
            <text:p>5,2429</text:p>
          </table:table-cell>
          <table:table-cell table:style-name="ce2" table:formula="of:=AVERAGE([.$E$2:.E124])" office:value-type="float" office:value="12.2223323577236">
            <text:p>12,22233235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40">
            <text:p>340</text:p>
          </table:table-cell>
          <table:table-cell table:style-name="Default" office:value-type="float" office:value="372">
            <text:p>372</text:p>
          </table:table-cell>
          <table:table-cell table:style-name="Default" office:value-type="float" office:value="124">
            <text:p>124</text:p>
          </table:table-cell>
          <table:table-cell table:style-name="Default" office:value-type="float" office:value="37.9826">
            <text:p>37,9826</text:p>
          </table:table-cell>
          <table:table-cell table:style-name="ce2" table:formula="of:=AVERAGE([.$E$2:.E125])" office:value-type="float" office:value="12.4300764516129">
            <text:p>12,43007645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.58888">
            <text:p>4,58888</text:p>
          </table:table-cell>
          <table:table-cell table:style-name="ce2" table:formula="of:=AVERAGE([.$E$2:.E126])" office:value-type="float" office:value="12.36734688">
            <text:p>12,367346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41.8288">
            <text:p>41,8288</text:p>
          </table:table-cell>
          <table:table-cell table:style-name="ce2" table:formula="of:=AVERAGE([.$E$2:.E127])" office:value-type="float" office:value="12.6011679365079">
            <text:p>12,60116793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5.14986">
            <text:p>5,14986</text:p>
          </table:table-cell>
          <table:table-cell table:style-name="ce2" table:formula="of:=AVERAGE([.$E$2:.E128])" office:value-type="float" office:value="12.5424962204724">
            <text:p>12,54249622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37.9723">
            <text:p>37,9723</text:p>
          </table:table-cell>
          <table:table-cell table:style-name="ce2" table:formula="of:=AVERAGE([.$E$2:.E129])" office:value-type="float" office:value="12.7411665625">
            <text:p>12,7411665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42.2455">
            <text:p>42,2455</text:p>
          </table:table-cell>
          <table:table-cell table:style-name="ce2" table:formula="of:=AVERAGE([.$E$2:.E130])" office:value-type="float" office:value="12.9698823255814">
            <text:p>12,96988232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4.82027">
            <text:p>4,82027</text:p>
          </table:table-cell>
          <table:table-cell table:style-name="ce2" table:formula="of:=AVERAGE([.$E$2:.E131])" office:value-type="float" office:value="12.907193">
            <text:p>12,90719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40.2185">
            <text:p>40,2185</text:p>
          </table:table-cell>
          <table:table-cell table:style-name="ce2" table:formula="of:=AVERAGE([.$E$2:.E132])" office:value-type="float" office:value="13.115676259542">
            <text:p>13,115676259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40.6126">
            <text:p>40,6126</text:p>
          </table:table-cell>
          <table:table-cell table:style-name="ce2" table:formula="of:=AVERAGE([.$E$2:.E133])" office:value-type="float" office:value="13.3239862878788">
            <text:p>13,323986287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39.0411">
            <text:p>39,0411</text:p>
          </table:table-cell>
          <table:table-cell table:style-name="ce2" table:formula="of:=AVERAGE([.$E$2:.E134])" office:value-type="float" office:value="13.5173480451128">
            <text:p>13,51734804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347">
            <text:p>347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41.0036">
            <text:p>41,0036</text:p>
          </table:table-cell>
          <table:table-cell table:style-name="ce2" table:formula="of:=AVERAGE([.$E$2:.E135])" office:value-type="float" office:value="13.7224693283582">
            <text:p>13,722469328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5.27997">
            <text:p>5,27997</text:p>
          </table:table-cell>
          <table:table-cell table:style-name="ce2" table:formula="of:=AVERAGE([.$E$2:.E136])" office:value-type="float" office:value="13.6599322962963">
            <text:p>13,65993229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40.8165">
            <text:p>40,8165</text:p>
          </table:table-cell>
          <table:table-cell table:style-name="ce2" table:formula="of:=AVERAGE([.$E$2:.E137])" office:value-type="float" office:value="13.8596129411765">
            <text:p>13,85961294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.8394">
            <text:p>38,8394</text:p>
          </table:table-cell>
          <table:table-cell table:style-name="ce2" table:formula="of:=AVERAGE([.$E$2:.E138])" office:value-type="float" office:value="14.0419471532847">
            <text:p>14,04194715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38.7057">
            <text:p>38,7057</text:p>
          </table:table-cell>
          <table:table-cell table:style-name="ce2" table:formula="of:=AVERAGE([.$E$2:.E139])" office:value-type="float" office:value="14.22067">
            <text:p>14,220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76">
            <text:p>376</text:p>
          </table:table-cell>
          <table:table-cell table:style-name="Default" office:value-type="float" office:value="127">
            <text:p>127</text:p>
          </table:table-cell>
          <table:table-cell table:style-name="Default" office:value-type="float" office:value="43.1944">
            <text:p>43,1944</text:p>
          </table:table-cell>
          <table:table-cell table:style-name="ce2" table:formula="of:=AVERAGE([.$E$2:.E140])" office:value-type="float" office:value="14.4291141007194">
            <text:p>14,42911410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74">
            <text:p>374</text:p>
          </table:table-cell>
          <table:table-cell table:style-name="Default" office:value-type="float" office:value="398">
            <text:p>39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5.14478">
            <text:p>5,14478</text:p>
          </table:table-cell>
          <table:table-cell table:style-name="ce2" table:formula="of:=AVERAGE([.$E$2:.E141])" office:value-type="float" office:value="14.3627974285714">
            <text:p>14,3627974286</text:p>
          </table:table-cell>
          <table:table-cell table:number-columns-repeated="3"/>
        </table:table-row>
        <table:table-row table:style-name="ro2" table:number-rows-repeated="102">
          <table:table-cell table:style-name="ce2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4"/>
          <table:table-cell table:number-columns-repeated="3"/>
        </table:table-row>
        <table:table-row table:style-name="ro2" table:number-rows-repeated="283">
          <table:table-cell table:style-name="ce4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row table:style-name="ro1">
          <table:table-cell table:style-name="ce15" office:value-type="string">
            <text:p>Hace todo</text:p>
            <text:p>El proceso?</text:p>
          </table:table-cell>
          <table:table-cell table:style-name="ce5" office:value-type="string">
            <text:p>Total puntos</text:p>
            <text:p>Detectados</text:p>
            <text:p>Imagen objeto</text:p>
          </table:table-cell>
          <table:table-cell table:style-name="ce5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5" office:value-type="string">
            <text:p>Coincidencias</text:p>
            <text:p>Válidas</text:p>
            <text:p>Estimadas</text:p>
            <text:p>Homografía</text:p>
          </table:table-cell>
          <table:table-cell table:style-name="ce5" office:value-type="string">
            <text:p>FPS</text:p>
          </table:table-cell>
          <table:table-cell table:style-name="ce5" office:value-type="string">
            <text:p>FPS </text:p>
            <text:p>Acum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.53778">
            <text:p>2,53778</text:p>
          </table:table-cell>
          <table:table-cell table:style-name="ce2" table:formula="of:=[.E2]" office:value-type="float" office:value="2.53778">
            <text:p>2,53778</text:p>
          </table:table-cell>
          <table:table-cell/>
          <table:table-cell office:value-type="string">
            <text:p>Target keypoints:</text:p>
          </table:table-cell>
          <table:table-cell table:style-name="ce3" office:value-type="float" office:value="1472">
            <text:p>1472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52.74">
            <text:p>52,74</text:p>
          </table:table-cell>
          <table:table-cell table:style-name="ce2" table:formula="of:=AVERAGE([.$E$2:.E3])" office:value-type="float" office:value="27.63889">
            <text:p>27,63889</text:p>
          </table:table-cell>
          <table:table-cell/>
          <table:table-cell office:value-type="string">
            <text:p>Umbral Hessiano:</text:p>
          </table:table-cell>
          <table:table-cell table:style-name="ce3" office:value-type="float" office:value="700">
            <text:p>700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29.8276">
            <text:p>29,8276</text:p>
          </table:table-cell>
          <table:table-cell table:style-name="ce2" table:formula="of:=AVERAGE([.$E$2:.E4])" office:value-type="float" office:value="28.36846">
            <text:p>28,36846</text:p>
          </table:table-cell>
          <table:table-cell/>
          <table:table-cell office:value-type="string">
            <text:p>Valoración</text:p>
          </table:table-cell>
          <table:table-cell table:style-name="ce9"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84">
            <text:p>484</text:p>
          </table:table-cell>
          <table:table-cell table:style-name="Default" office:value-type="float" office:value="414">
            <text:p>414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1.9927">
            <text:p>61,9927</text:p>
          </table:table-cell>
          <table:table-cell table:style-name="ce2" table:formula="of:=AVERAGE([.$E$2:.E5])" office:value-type="float" office:value="36.77452">
            <text:p>36,77452</text:p>
          </table:table-cell>
          <table:table-cell/>
          <table:table-cell office:value-type="string">
            <text:p>FPS ACUM</text:p>
          </table:table-cell>
          <table:table-cell table:formula="of:=[.F138]" office:value-type="float" office:value="8.33657160583941">
            <text:p>8,3365716058</text:p>
          </table:table-cell>
          <table:table-cell table:number-columns-repeated="4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15">
            <text:p>315</text:p>
          </table:table-cell>
          <table:table-cell table:style-name="Default" office:value-type="float" office:value="386">
            <text:p>386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3.59894">
            <text:p>3,59894</text:p>
          </table:table-cell>
          <table:table-cell table:style-name="ce2" table:formula="of:=AVERAGE([.$E$2:.E6])" office:value-type="float" office:value="30.139404">
            <text:p>30,13940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413">
            <text:p>413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.2885">
            <text:p>3,2885</text:p>
          </table:table-cell>
          <table:table-cell table:style-name="ce2" table:formula="of:=AVERAGE([.$E$2:.E7])" office:value-type="float" office:value="25.6642533333333">
            <text:p>25,66425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411">
            <text:p>41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4.28675">
            <text:p>4,28675</text:p>
          </table:table-cell>
          <table:table-cell table:style-name="ce2" table:formula="of:=AVERAGE([.$E$2:.E8])" office:value-type="float" office:value="22.6103242857143">
            <text:p>22,6103242857</text:p>
          </table:table-cell>
          <table:table-cell table:number-columns-repeated="6"/>
          <table:table-cell table:style-name="ce16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523">
            <text:p>523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5.94393">
            <text:p>5,94393</text:p>
          </table:table-cell>
          <table:table-cell table:style-name="ce2" table:formula="of:=AVERAGE([.$E$2:.E9])" office:value-type="float" office:value="20.527025">
            <text:p>20,52702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37">
            <text:p>437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.29835">
            <text:p>5,29835</text:p>
          </table:table-cell>
          <table:table-cell table:style-name="ce2" table:formula="of:=AVERAGE([.$E$2:.E10])" office:value-type="float" office:value="18.83495">
            <text:p>18,83495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2">
            <text:p>122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.83285">
            <text:p>3,83285</text:p>
          </table:table-cell>
          <table:table-cell table:style-name="ce2" table:formula="of:=AVERAGE([.$E$2:.E11])" office:value-type="float" office:value="17.33474">
            <text:p>17,3347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64">
            <text:p>564</text:p>
          </table:table-cell>
          <table:table-cell table:style-name="Default" office:value-type="float" office:value="408">
            <text:p>40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42879">
            <text:p>2,42879</text:p>
          </table:table-cell>
          <table:table-cell table:style-name="ce2" table:formula="of:=AVERAGE([.$E$2:.E12])" office:value-type="float" office:value="15.9796536363636">
            <text:p>15,979653636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4">
            <text:p>864</text:p>
          </table:table-cell>
          <table:table-cell table:style-name="Default" office:value-type="float" office:value="569">
            <text:p>569</text:p>
          </table:table-cell>
          <table:table-cell table:style-name="Default" office:value-type="float" office:value="226">
            <text:p>226</text:p>
          </table:table-cell>
          <table:table-cell table:style-name="Default" office:value-type="float" office:value="3.17275">
            <text:p>3,17275</text:p>
          </table:table-cell>
          <table:table-cell table:style-name="ce2" table:formula="of:=AVERAGE([.$E$2:.E13])" office:value-type="float" office:value="14.9124116666667">
            <text:p>14,912411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3">
            <text:p>903</text:p>
          </table:table-cell>
          <table:table-cell table:style-name="Default" office:value-type="float" office:value="591">
            <text:p>591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3.17252">
            <text:p>3,17252</text:p>
          </table:table-cell>
          <table:table-cell table:style-name="ce2" table:formula="of:=AVERAGE([.$E$2:.E14])" office:value-type="float" office:value="14.0093430769231">
            <text:p>14,009343076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7">
            <text:p>1077</text:p>
          </table:table-cell>
          <table:table-cell table:style-name="Default" office:value-type="float" office:value="760">
            <text:p>760</text:p>
          </table:table-cell>
          <table:table-cell table:style-name="Default" office:value-type="float" office:value="463">
            <text:p>463</text:p>
          </table:table-cell>
          <table:table-cell table:style-name="Default" office:value-type="float" office:value="2.89246">
            <text:p>2,89246</text:p>
          </table:table-cell>
          <table:table-cell table:style-name="ce2" table:formula="of:=AVERAGE([.$E$2:.E15])" office:value-type="float" office:value="13.21528">
            <text:p>13,2152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6">
            <text:p>1266</text:p>
          </table:table-cell>
          <table:table-cell table:style-name="Default" office:value-type="float" office:value="837">
            <text:p>837</text:p>
          </table:table-cell>
          <table:table-cell table:style-name="Default" office:value-type="float" office:value="585">
            <text:p>585</text:p>
          </table:table-cell>
          <table:table-cell table:style-name="Default" office:value-type="float" office:value="2.72678">
            <text:p>2,72678</text:p>
          </table:table-cell>
          <table:table-cell table:style-name="ce2" table:formula="of:=AVERAGE([.$E$2:.E16])" office:value-type="float" office:value="12.5160466666667">
            <text:p>12,516046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86">
            <text:p>1286</text:p>
          </table:table-cell>
          <table:table-cell table:style-name="Default" office:value-type="float" office:value="849">
            <text:p>849</text:p>
          </table:table-cell>
          <table:table-cell table:style-name="Default" office:value-type="float" office:value="573">
            <text:p>573</text:p>
          </table:table-cell>
          <table:table-cell table:style-name="Default" office:value-type="float" office:value="2.62489">
            <text:p>2,62489</text:p>
          </table:table-cell>
          <table:table-cell table:style-name="ce2" table:formula="of:=AVERAGE([.$E$2:.E17])" office:value-type="float" office:value="11.897849375">
            <text:p>11,8978493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9">
            <text:p>1269</text:p>
          </table:table-cell>
          <table:table-cell table:style-name="Default" office:value-type="float" office:value="865">
            <text:p>865</text:p>
          </table:table-cell>
          <table:table-cell table:style-name="Default" office:value-type="float" office:value="586">
            <text:p>586</text:p>
          </table:table-cell>
          <table:table-cell table:style-name="Default" office:value-type="float" office:value="2.72866">
            <text:p>2,72866</text:p>
          </table:table-cell>
          <table:table-cell table:style-name="ce2" table:formula="of:=AVERAGE([.$E$2:.E18])" office:value-type="float" office:value="11.3584852941176">
            <text:p>11,358485294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8">
            <text:p>1238</text:p>
          </table:table-cell>
          <table:table-cell table:style-name="Default" office:value-type="float" office:value="859">
            <text:p>859</text:p>
          </table:table-cell>
          <table:table-cell table:style-name="Default" office:value-type="float" office:value="560">
            <text:p>560</text:p>
          </table:table-cell>
          <table:table-cell table:style-name="Default" office:value-type="float" office:value="2.66643">
            <text:p>2,66643</text:p>
          </table:table-cell>
          <table:table-cell table:style-name="ce2" table:formula="of:=AVERAGE([.$E$2:.E19])" office:value-type="float" office:value="10.8755933333333">
            <text:p>10,875593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4">
            <text:p>1294</text:p>
          </table:table-cell>
          <table:table-cell table:style-name="Default" office:value-type="float" office:value="846">
            <text:p>846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2.63487">
            <text:p>2,63487</text:p>
          </table:table-cell>
          <table:table-cell table:style-name="ce2" table:formula="of:=AVERAGE([.$E$2:.E20])" office:value-type="float" office:value="10.4418710526316">
            <text:p>10,441871052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69">
            <text:p>1269</text:p>
          </table:table-cell>
          <table:table-cell table:style-name="Default" office:value-type="float" office:value="772">
            <text:p>772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2.77762">
            <text:p>2,77762</text:p>
          </table:table-cell>
          <table:table-cell table:style-name="ce2" table:formula="of:=AVERAGE([.$E$2:.E21])" office:value-type="float" office:value="10.0586585">
            <text:p>10,058658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09">
            <text:p>1309</text:p>
          </table:table-cell>
          <table:table-cell table:style-name="Default" office:value-type="float" office:value="804">
            <text:p>804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2.6221">
            <text:p>2,6221</text:p>
          </table:table-cell>
          <table:table-cell table:style-name="ce2" table:formula="of:=AVERAGE([.$E$2:.E22])" office:value-type="float" office:value="9.70453666666666">
            <text:p>9,704536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3">
            <text:p>1173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513">
            <text:p>513</text:p>
          </table:table-cell>
          <table:table-cell table:style-name="Default" office:value-type="float" office:value="2.81874">
            <text:p>2,81874</text:p>
          </table:table-cell>
          <table:table-cell table:style-name="ce2" table:formula="of:=AVERAGE([.$E$2:.E23])" office:value-type="float" office:value="9.39154590909091">
            <text:p>9,391545909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95">
            <text:p>1195</text:p>
          </table:table-cell>
          <table:table-cell table:style-name="Default" office:value-type="float" office:value="803">
            <text:p>803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2.79016">
            <text:p>2,79016</text:p>
          </table:table-cell>
          <table:table-cell table:style-name="ce2" table:formula="of:=AVERAGE([.$E$2:.E24])" office:value-type="float" office:value="9.10452913043478">
            <text:p>9,104529130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1">
            <text:p>1091</text:p>
          </table:table-cell>
          <table:table-cell table:style-name="Default" office:value-type="float" office:value="691">
            <text:p>691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2.97234">
            <text:p>2,97234</text:p>
          </table:table-cell>
          <table:table-cell table:style-name="ce2" table:formula="of:=AVERAGE([.$E$2:.E25])" office:value-type="float" office:value="8.84902125">
            <text:p>8,849021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31">
            <text:p>1331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393">
            <text:p>393</text:p>
          </table:table-cell>
          <table:table-cell table:style-name="Default" office:value-type="float" office:value="2.42377">
            <text:p>2,42377</text:p>
          </table:table-cell>
          <table:table-cell table:style-name="ce2" table:formula="of:=AVERAGE([.$E$2:.E26])" office:value-type="float" office:value="8.5920112">
            <text:p>8,59201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6">
            <text:p>1356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443">
            <text:p>443</text:p>
          </table:table-cell>
          <table:table-cell table:style-name="Default" office:value-type="float" office:value="2.40822">
            <text:p>2,40822</text:p>
          </table:table-cell>
          <table:table-cell table:style-name="ce2" table:formula="of:=AVERAGE([.$E$2:.E27])" office:value-type="float" office:value="8.35417307692308">
            <text:p>8,354173076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8">
            <text:p>1178</text:p>
          </table:table-cell>
          <table:table-cell table:style-name="Default" office:value-type="float" office:value="772">
            <text:p>772</text:p>
          </table:table-cell>
          <table:table-cell table:style-name="Default" office:value-type="float" office:value="458">
            <text:p>458</text:p>
          </table:table-cell>
          <table:table-cell table:style-name="Default" office:value-type="float" office:value="2.6872">
            <text:p>2,6872</text:p>
          </table:table-cell>
          <table:table-cell table:style-name="ce2" table:formula="of:=AVERAGE([.$E$2:.E28])" office:value-type="float" office:value="8.14428518518518">
            <text:p>8,144285185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30">
            <text:p>1030</text:p>
          </table:table-cell>
          <table:table-cell table:style-name="Default" office:value-type="float" office:value="608">
            <text:p>608</text:p>
          </table:table-cell>
          <table:table-cell table:style-name="Default" office:value-type="float" office:value="311">
            <text:p>311</text:p>
          </table:table-cell>
          <table:table-cell table:style-name="Default" office:value-type="float" office:value="2.75721">
            <text:p>2,75721</text:p>
          </table:table-cell>
          <table:table-cell table:style-name="ce2" table:formula="of:=AVERAGE([.$E$2:.E29])" office:value-type="float" office:value="7.95188964285714">
            <text:p>7,95188964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9">
            <text:p>989</text:p>
          </table:table-cell>
          <table:table-cell table:style-name="Default" office:value-type="float" office:value="620">
            <text:p>620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2.92109">
            <text:p>2,92109</text:p>
          </table:table-cell>
          <table:table-cell table:style-name="ce2" table:formula="of:=AVERAGE([.$E$2:.E30])" office:value-type="float" office:value="7.77841379310345">
            <text:p>7,77841379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7">
            <text:p>1027</text:p>
          </table:table-cell>
          <table:table-cell table:style-name="Default" office:value-type="float" office:value="588">
            <text:p>588</text:p>
          </table:table-cell>
          <table:table-cell table:style-name="Default" office:value-type="float" office:value="274">
            <text:p>274</text:p>
          </table:table-cell>
          <table:table-cell table:style-name="Default" office:value-type="float" office:value="2.81863">
            <text:p>2,81863</text:p>
          </table:table-cell>
          <table:table-cell table:style-name="ce2" table:formula="of:=AVERAGE([.$E$2:.E31])" office:value-type="float" office:value="7.61308766666666">
            <text:p>7,613087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7">
            <text:p>877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272">
            <text:p>272</text:p>
          </table:table-cell>
          <table:table-cell table:style-name="Default" office:value-type="float" office:value="2.84944">
            <text:p>2,84944</text:p>
          </table:table-cell>
          <table:table-cell table:style-name="ce2" table:formula="of:=AVERAGE([.$E$2:.E32])" office:value-type="float" office:value="7.45942161290322">
            <text:p>7,45942161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1">
            <text:p>981</text:p>
          </table:table-cell>
          <table:table-cell table:style-name="Default" office:value-type="float" office:value="629">
            <text:p>629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2.61137">
            <text:p>2,61137</text:p>
          </table:table-cell>
          <table:table-cell table:style-name="ce2" table:formula="of:=AVERAGE([.$E$2:.E33])" office:value-type="float" office:value="7.30792">
            <text:p>7,3079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0">
            <text:p>1230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404">
            <text:p>404</text:p>
          </table:table-cell>
          <table:table-cell table:style-name="Default" office:value-type="float" office:value="2.54034">
            <text:p>2,54034</text:p>
          </table:table-cell>
          <table:table-cell table:style-name="ce2" table:formula="of:=AVERAGE([.$E$2:.E34])" office:value-type="float" office:value="7.16344787878788">
            <text:p>7,16344787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0">
            <text:p>1140</text:p>
          </table:table-cell>
          <table:table-cell table:style-name="Default" office:value-type="float" office:value="491">
            <text:p>491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2.27182">
            <text:p>2,27182</text:p>
          </table:table-cell>
          <table:table-cell table:style-name="ce2" table:formula="of:=AVERAGE([.$E$2:.E35])" office:value-type="float" office:value="7.01957647058823">
            <text:p>7,01957647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2">
            <text:p>1162</text:p>
          </table:table-cell>
          <table:table-cell table:style-name="Default" office:value-type="float" office:value="501">
            <text:p>501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.48467">
            <text:p>2,48467</text:p>
          </table:table-cell>
          <table:table-cell table:style-name="ce2" table:formula="of:=AVERAGE([.$E$2:.E36])" office:value-type="float" office:value="6.89000771428571">
            <text:p>6,890007714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7">
            <text:p>1237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253">
            <text:p>253</text:p>
          </table:table-cell>
          <table:table-cell table:style-name="Default" office:value-type="float" office:value="2.36295">
            <text:p>2,36295</text:p>
          </table:table-cell>
          <table:table-cell table:style-name="ce2" table:formula="of:=AVERAGE([.$E$2:.E37])" office:value-type="float" office:value="6.76425611111111">
            <text:p>6,764256111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56">
            <text:p>1156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2.62017">
            <text:p>2,62017</text:p>
          </table:table-cell>
          <table:table-cell table:style-name="ce2" table:formula="of:=AVERAGE([.$E$2:.E38])" office:value-type="float" office:value="6.65225378378378">
            <text:p>6,65225378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4">
            <text:p>1104</text:p>
          </table:table-cell>
          <table:table-cell table:style-name="Default" office:value-type="float" office:value="603">
            <text:p>603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2.71522">
            <text:p>2,71522</text:p>
          </table:table-cell>
          <table:table-cell table:style-name="ce2" table:formula="of:=AVERAGE([.$E$2:.E39])" office:value-type="float" office:value="6.54864763157894">
            <text:p>6,548647631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8">
            <text:p>988</text:p>
          </table:table-cell>
          <table:table-cell table:style-name="Default" office:value-type="float" office:value="488">
            <text:p>488</text:p>
          </table:table-cell>
          <table:table-cell table:style-name="Default" office:value-type="float" office:value="151">
            <text:p>151</text:p>
          </table:table-cell>
          <table:table-cell table:style-name="Default" office:value-type="float" office:value="2.62345">
            <text:p>2,62345</text:p>
          </table:table-cell>
          <table:table-cell table:style-name="ce2" table:formula="of:=AVERAGE([.$E$2:.E40])" office:value-type="float" office:value="6.44800153846154">
            <text:p>6,448001538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459">
            <text:p>459</text:p>
          </table:table-cell>
          <table:table-cell table:style-name="Default" office:value-type="float" office:value="121">
            <text:p>121</text:p>
          </table:table-cell>
          <table:table-cell table:style-name="Default" office:value-type="float" office:value="2.46278">
            <text:p>2,46278</text:p>
          </table:table-cell>
          <table:table-cell table:style-name="ce2" table:formula="of:=AVERAGE([.$E$2:.E41])" office:value-type="float" office:value="6.348371">
            <text:p>6,34837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1">
            <text:p>1131</text:p>
          </table:table-cell>
          <table:table-cell table:style-name="Default" office:value-type="float" office:value="543">
            <text:p>543</text:p>
          </table:table-cell>
          <table:table-cell table:style-name="Default" office:value-type="float" office:value="209">
            <text:p>209</text:p>
          </table:table-cell>
          <table:table-cell table:style-name="Default" office:value-type="float" office:value="2.58847">
            <text:p>2,58847</text:p>
          </table:table-cell>
          <table:table-cell table:style-name="ce2" table:formula="of:=AVERAGE([.$E$2:.E42])" office:value-type="float" office:value="6.25666609756097">
            <text:p>6,256666097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8">
            <text:p>958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133">
            <text:p>133</text:p>
          </table:table-cell>
          <table:table-cell table:style-name="Default" office:value-type="float" office:value="2.60477">
            <text:p>2,60477</text:p>
          </table:table-cell>
          <table:table-cell table:style-name="ce2" table:formula="of:=AVERAGE([.$E$2:.E43])" office:value-type="float" office:value="6.16971619047619">
            <text:p>6,169716190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9">
            <text:p>859</text:p>
          </table:table-cell>
          <table:table-cell table:style-name="Default" office:value-type="float" office:value="468">
            <text:p>468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2.93236">
            <text:p>2,93236</text:p>
          </table:table-cell>
          <table:table-cell table:style-name="ce2" table:formula="of:=AVERAGE([.$E$2:.E44])" office:value-type="float" office:value="6.0944288372093">
            <text:p>6,09442883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2">
            <text:p>752</text:p>
          </table:table-cell>
          <table:table-cell table:style-name="Default" office:value-type="float" office:value="483">
            <text:p>483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3.2535">
            <text:p>3,2535</text:p>
          </table:table-cell>
          <table:table-cell table:style-name="ce2" table:formula="of:=AVERAGE([.$E$2:.E45])" office:value-type="float" office:value="6.02986227272727">
            <text:p>6,029862272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0">
            <text:p>720</text:p>
          </table:table-cell>
          <table:table-cell table:style-name="Default" office:value-type="float" office:value="537">
            <text:p>537</text:p>
          </table:table-cell>
          <table:table-cell table:style-name="Default" office:value-type="float" office:value="179">
            <text:p>179</text:p>
          </table:table-cell>
          <table:table-cell table:style-name="Default" office:value-type="float" office:value="3.432">
            <text:p>3,432</text:p>
          </table:table-cell>
          <table:table-cell table:style-name="ce2" table:formula="of:=AVERAGE([.$E$2:.E46])" office:value-type="float" office:value="5.972132">
            <text:p>5,9721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8">
            <text:p>718</text:p>
          </table:table-cell>
          <table:table-cell table:style-name="Default" office:value-type="float" office:value="541">
            <text:p>541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3.57356">
            <text:p>3,57356</text:p>
          </table:table-cell>
          <table:table-cell table:style-name="ce2" table:formula="of:=AVERAGE([.$E$2:.E47])" office:value-type="float" office:value="5.91998913043478">
            <text:p>5,919989130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565">
            <text:p>565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3.86585">
            <text:p>3,86585</text:p>
          </table:table-cell>
          <table:table-cell table:style-name="ce2" table:formula="of:=AVERAGE([.$E$2:.E48])" office:value-type="float" office:value="5.87628404255319">
            <text:p>5,876284042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14">
            <text:p>214</text:p>
          </table:table-cell>
          <table:table-cell table:style-name="Default" office:value-type="float" office:value="3.91681">
            <text:p>3,91681</text:p>
          </table:table-cell>
          <table:table-cell table:style-name="ce2" table:formula="of:=AVERAGE([.$E$2:.E49])" office:value-type="float" office:value="5.83546166666666">
            <text:p>5,835461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5">
            <text:p>735</text:p>
          </table:table-cell>
          <table:table-cell table:style-name="Default" office:value-type="float" office:value="609">
            <text:p>609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3.986">
            <text:p>3,986</text:p>
          </table:table-cell>
          <table:table-cell table:style-name="ce2" table:formula="of:=AVERAGE([.$E$2:.E50])" office:value-type="float" office:value="5.79771755102041">
            <text:p>5,79771755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5">
            <text:p>745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188">
            <text:p>188</text:p>
          </table:table-cell>
          <table:table-cell table:style-name="Default" office:value-type="float" office:value="3.82747">
            <text:p>3,82747</text:p>
          </table:table-cell>
          <table:table-cell table:style-name="ce2" table:formula="of:=AVERAGE([.$E$2:.E51])" office:value-type="float" office:value="5.7583126">
            <text:p>5,758312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618">
            <text:p>618</text:p>
          </table:table-cell>
          <table:table-cell table:style-name="Default" office:value-type="float" office:value="253">
            <text:p>253</text:p>
          </table:table-cell>
          <table:table-cell table:style-name="Default" office:value-type="float" office:value="4.25666">
            <text:p>4,25666</text:p>
          </table:table-cell>
          <table:table-cell table:style-name="ce2" table:formula="of:=AVERAGE([.$E$2:.E52])" office:value-type="float" office:value="5.72886843137255">
            <text:p>5,728868431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3.74348">
            <text:p>3,74348</text:p>
          </table:table-cell>
          <table:table-cell table:style-name="ce2" table:formula="of:=AVERAGE([.$E$2:.E53])" office:value-type="float" office:value="5.69068788461538">
            <text:p>5,690687884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4">
            <text:p>774</text:p>
          </table:table-cell>
          <table:table-cell table:style-name="Default" office:value-type="float" office:value="524">
            <text:p>524</text:p>
          </table:table-cell>
          <table:table-cell table:style-name="Default" office:value-type="float" office:value="141">
            <text:p>141</text:p>
          </table:table-cell>
          <table:table-cell table:style-name="Default" office:value-type="float" office:value="2.93757">
            <text:p>2,93757</text:p>
          </table:table-cell>
          <table:table-cell table:style-name="ce2" table:formula="of:=AVERAGE([.$E$2:.E54])" office:value-type="float" office:value="5.63874226415094">
            <text:p>5,6387422642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4">
            <text:p>744</text:p>
          </table:table-cell>
          <table:table-cell table:style-name="Default" office:value-type="float" office:value="469">
            <text:p>469</text:p>
          </table:table-cell>
          <table:table-cell table:style-name="Default" office:value-type="float" office:value="113">
            <text:p>113</text:p>
          </table:table-cell>
          <table:table-cell table:style-name="Default" office:value-type="float" office:value="2.76272">
            <text:p>2,76272</text:p>
          </table:table-cell>
          <table:table-cell table:style-name="ce2" table:formula="of:=AVERAGE([.$E$2:.E55])" office:value-type="float" office:value="5.58548259259259">
            <text:p>5,585482592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6">
            <text:p>886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3.03621">
            <text:p>3,03621</text:p>
          </table:table-cell>
          <table:table-cell table:style-name="ce2" table:formula="of:=AVERAGE([.$E$2:.E56])" office:value-type="float" office:value="5.53913218181818">
            <text:p>5,539132181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555">
            <text:p>555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.79289">
            <text:p>2,79289</text:p>
          </table:table-cell>
          <table:table-cell table:style-name="ce2" table:formula="of:=AVERAGE([.$E$2:.E57])" office:value-type="float" office:value="5.49009214285714">
            <text:p>5,49009214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559">
            <text:p>559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2.86829">
            <text:p>2,86829</text:p>
          </table:table-cell>
          <table:table-cell table:style-name="ce2" table:formula="of:=AVERAGE([.$E$2:.E58])" office:value-type="float" office:value="5.44409561403509">
            <text:p>5,44409561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472">
            <text:p>472</text:p>
          </table:table-cell>
          <table:table-cell table:style-name="Default" office:value-type="float" office:value="123">
            <text:p>123</text:p>
          </table:table-cell>
          <table:table-cell table:style-name="Default" office:value-type="float" office:value="2.24547">
            <text:p>2,24547</text:p>
          </table:table-cell>
          <table:table-cell table:style-name="ce2" table:formula="of:=AVERAGE([.$E$2:.E59])" office:value-type="float" office:value="5.38894689655172">
            <text:p>5,388946896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.69707">
            <text:p>2,69707</text:p>
          </table:table-cell>
          <table:table-cell table:style-name="ce2" table:formula="of:=AVERAGE([.$E$2:.E60])" office:value-type="float" office:value="5.34332186440678">
            <text:p>5,343321864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1">
            <text:p>1111</text:p>
          </table:table-cell>
          <table:table-cell table:style-name="Default" office:value-type="float" office:value="566">
            <text:p>566</text:p>
          </table:table-cell>
          <table:table-cell table:style-name="Default" office:value-type="float" office:value="198">
            <text:p>198</text:p>
          </table:table-cell>
          <table:table-cell table:style-name="Default" office:value-type="float" office:value="2.73836">
            <text:p>2,73836</text:p>
          </table:table-cell>
          <table:table-cell table:style-name="ce2" table:formula="of:=AVERAGE([.$E$2:.E61])" office:value-type="float" office:value="5.29990583333333">
            <text:p>5,2999058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1">
            <text:p>110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.91245">
            <text:p>2,91245</text:p>
          </table:table-cell>
          <table:table-cell table:style-name="ce2" table:formula="of:=AVERAGE([.$E$2:.E62])" office:value-type="float" office:value="5.26076721311475">
            <text:p>5,26076721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2">
            <text:p>1042</text:p>
          </table:table-cell>
          <table:table-cell table:style-name="Default" office:value-type="float" office:value="521">
            <text:p>521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2.64587">
            <text:p>2,64587</text:p>
          </table:table-cell>
          <table:table-cell table:style-name="ce2" table:formula="of:=AVERAGE([.$E$2:.E63])" office:value-type="float" office:value="5.2185914516129">
            <text:p>5,218591451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4">
            <text:p>1174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2.69752">
            <text:p>2,69752</text:p>
          </table:table-cell>
          <table:table-cell table:style-name="ce2" table:formula="of:=AVERAGE([.$E$2:.E64])" office:value-type="float" office:value="5.17857444444444">
            <text:p>5,178574444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9">
            <text:p>1169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2.46666">
            <text:p>2,46666</text:p>
          </table:table-cell>
          <table:table-cell table:style-name="ce2" table:formula="of:=AVERAGE([.$E$2:.E65])" office:value-type="float" office:value="5.13620078125">
            <text:p>5,136200781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7">
            <text:p>1257</text:p>
          </table:table-cell>
          <table:table-cell table:style-name="Default" office:value-type="float" office:value="867">
            <text:p>867</text:p>
          </table:table-cell>
          <table:table-cell table:style-name="Default" office:value-type="float" office:value="580">
            <text:p>580</text:p>
          </table:table-cell>
          <table:table-cell table:style-name="Default" office:value-type="float" office:value="2.46897">
            <text:p>2,46897</text:p>
          </table:table-cell>
          <table:table-cell table:style-name="ce2" table:formula="of:=AVERAGE([.$E$2:.E66])" office:value-type="float" office:value="5.09516646153846">
            <text:p>5,095166461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5">
            <text:p>1145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2.53604">
            <text:p>2,53604</text:p>
          </table:table-cell>
          <table:table-cell table:style-name="ce2" table:formula="of:=AVERAGE([.$E$2:.E67])" office:value-type="float" office:value="5.05639181818182">
            <text:p>5,056391818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7">
            <text:p>1027</text:p>
          </table:table-cell>
          <table:table-cell table:style-name="Default" office:value-type="float" office:value="631">
            <text:p>631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2.73076">
            <text:p>2,73076</text:p>
          </table:table-cell>
          <table:table-cell table:style-name="ce2" table:formula="of:=AVERAGE([.$E$2:.E68])" office:value-type="float" office:value="5.02168089552239">
            <text:p>5,021680895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9">
            <text:p>819</text:p>
          </table:table-cell>
          <table:table-cell table:style-name="Default" office:value-type="float" office:value="504">
            <text:p>504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.52468">
            <text:p>2,52468</text:p>
          </table:table-cell>
          <table:table-cell table:style-name="ce2" table:formula="of:=AVERAGE([.$E$2:.E69])" office:value-type="float" office:value="4.98496029411765">
            <text:p>4,984960294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9">
            <text:p>859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.74394">
            <text:p>2,74394</text:p>
          </table:table-cell>
          <table:table-cell table:style-name="ce2" table:formula="of:=AVERAGE([.$E$2:.E70])" office:value-type="float" office:value="4.95248173913043">
            <text:p>4,952481739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2">
            <text:p>832</text:p>
          </table:table-cell>
          <table:table-cell table:style-name="Default" office:value-type="float" office:value="525">
            <text:p>525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2.46364">
            <text:p>2,46364</text:p>
          </table:table-cell>
          <table:table-cell table:style-name="ce2" table:formula="of:=AVERAGE([.$E$2:.E71])" office:value-type="float" office:value="4.91692685714285">
            <text:p>4,916926857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3">
            <text:p>793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2.37903">
            <text:p>2,37903</text:p>
          </table:table-cell>
          <table:table-cell table:style-name="ce2" table:formula="of:=AVERAGE([.$E$2:.E72])" office:value-type="float" office:value="4.88118183098591">
            <text:p>4,88118183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3">
            <text:p>733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153">
            <text:p>153</text:p>
          </table:table-cell>
          <table:table-cell table:style-name="Default" office:value-type="float" office:value="3.02202">
            <text:p>3,02202</text:p>
          </table:table-cell>
          <table:table-cell table:style-name="ce2" table:formula="of:=AVERAGE([.$E$2:.E73])" office:value-type="float" office:value="4.85536013888889">
            <text:p>4,855360138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517">
            <text:p>517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3.3025">
            <text:p>3,3025</text:p>
          </table:table-cell>
          <table:table-cell table:style-name="ce2" table:formula="of:=AVERAGE([.$E$2:.E74])" office:value-type="float" office:value="4.83408808219178">
            <text:p>4,834088082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6">
            <text:p>676</text:p>
          </table:table-cell>
          <table:table-cell table:style-name="Default" office:value-type="float" office:value="530">
            <text:p>530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3.50128">
            <text:p>3,50128</text:p>
          </table:table-cell>
          <table:table-cell table:style-name="ce2" table:formula="of:=AVERAGE([.$E$2:.E75])" office:value-type="float" office:value="4.81607716216216">
            <text:p>4,816077162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551">
            <text:p>551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3.80262">
            <text:p>3,80262</text:p>
          </table:table-cell>
          <table:table-cell table:style-name="ce2" table:formula="of:=AVERAGE([.$E$2:.E76])" office:value-type="float" office:value="4.8025644">
            <text:p>4,802564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3">
            <text:p>623</text:p>
          </table:table-cell>
          <table:table-cell table:style-name="Default" office:value-type="float" office:value="520">
            <text:p>520</text:p>
          </table:table-cell>
          <table:table-cell table:style-name="Default" office:value-type="float" office:value="152">
            <text:p>152</text:p>
          </table:table-cell>
          <table:table-cell table:style-name="Default" office:value-type="float" office:value="3.65259">
            <text:p>3,65259</text:p>
          </table:table-cell>
          <table:table-cell table:style-name="ce2" table:formula="of:=AVERAGE([.$E$2:.E77])" office:value-type="float" office:value="4.78743315789473">
            <text:p>4,787433157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01">
            <text:p>601</text:p>
          </table:table-cell>
          <table:table-cell table:style-name="Default" office:value-type="float" office:value="564">
            <text:p>564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3.87636">
            <text:p>3,87636</text:p>
          </table:table-cell>
          <table:table-cell table:style-name="ce2" table:formula="of:=AVERAGE([.$E$2:.E78])" office:value-type="float" office:value="4.77560103896104">
            <text:p>4,77560103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4.68257">
            <text:p>4,68257</text:p>
          </table:table-cell>
          <table:table-cell table:style-name="ce2" table:formula="of:=AVERAGE([.$E$2:.E79])" office:value-type="float" office:value="4.77440833333333">
            <text:p>4,774408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240">
            <text:p>240</text:p>
          </table:table-cell>
          <table:table-cell table:style-name="Default" office:value-type="float" office:value="3.43859">
            <text:p>3,43859</text:p>
          </table:table-cell>
          <table:table-cell table:style-name="ce2" table:formula="of:=AVERAGE([.$E$2:.E80])" office:value-type="float" office:value="4.75749924050633">
            <text:p>4,757499240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8">
            <text:p>788</text:p>
          </table:table-cell>
          <table:table-cell table:style-name="Default" office:value-type="float" office:value="578">
            <text:p>578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3.36862">
            <text:p>3,36862</text:p>
          </table:table-cell>
          <table:table-cell table:style-name="ce2" table:formula="of:=AVERAGE([.$E$2:.E81])" office:value-type="float" office:value="4.74013825">
            <text:p>4,7401382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9">
            <text:p>909</text:p>
          </table:table-cell>
          <table:table-cell table:style-name="Default" office:value-type="float" office:value="644">
            <text:p>644</text:p>
          </table:table-cell>
          <table:table-cell table:style-name="Default" office:value-type="float" office:value="322">
            <text:p>322</text:p>
          </table:table-cell>
          <table:table-cell table:style-name="Default" office:value-type="float" office:value="3.13127">
            <text:p>3,13127</text:p>
          </table:table-cell>
          <table:table-cell table:style-name="ce2" table:formula="of:=AVERAGE([.$E$2:.E82])" office:value-type="float" office:value="4.72027567901234">
            <text:p>4,72027567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1">
            <text:p>1051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2.82829">
            <text:p>2,82829</text:p>
          </table:table-cell>
          <table:table-cell table:style-name="ce2" table:formula="of:=AVERAGE([.$E$2:.E83])" office:value-type="float" office:value="4.69720268292683">
            <text:p>4,697202682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9">
            <text:p>1019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363">
            <text:p>363</text:p>
          </table:table-cell>
          <table:table-cell table:style-name="Default" office:value-type="float" office:value="2.85513">
            <text:p>2,85513</text:p>
          </table:table-cell>
          <table:table-cell table:style-name="ce2" table:formula="of:=AVERAGE([.$E$2:.E84])" office:value-type="float" office:value="4.67500903614458">
            <text:p>4,675009036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.88104">
            <text:p>2,88104</text:p>
          </table:table-cell>
          <table:table-cell table:style-name="ce2" table:formula="of:=AVERAGE([.$E$2:.E85])" office:value-type="float" office:value="4.65365226190476">
            <text:p>4,653652261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6">
            <text:p>1026</text:p>
          </table:table-cell>
          <table:table-cell table:style-name="Default" office:value-type="float" office:value="648">
            <text:p>648</text:p>
          </table:table-cell>
          <table:table-cell table:style-name="Default" office:value-type="float" office:value="333">
            <text:p>333</text:p>
          </table:table-cell>
          <table:table-cell table:style-name="Default" office:value-type="float" office:value="2.92402">
            <text:p>2,92402</text:p>
          </table:table-cell>
          <table:table-cell table:style-name="ce2" table:formula="of:=AVERAGE([.$E$2:.E86])" office:value-type="float" office:value="4.63330364705882">
            <text:p>4,633303647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2">
            <text:p>992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392">
            <text:p>392</text:p>
          </table:table-cell>
          <table:table-cell table:style-name="Default" office:value-type="float" office:value="2.78611">
            <text:p>2,78611</text:p>
          </table:table-cell>
          <table:table-cell table:style-name="ce2" table:formula="of:=AVERAGE([.$E$2:.E87])" office:value-type="float" office:value="4.61182465116279">
            <text:p>4,61182465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3">
            <text:p>843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196">
            <text:p>196</text:p>
          </table:table-cell>
          <table:table-cell table:style-name="Default" office:value-type="float" office:value="2.85771">
            <text:p>2,85771</text:p>
          </table:table-cell>
          <table:table-cell table:style-name="ce2" table:formula="of:=AVERAGE([.$E$2:.E88])" office:value-type="float" office:value="4.5916624137931">
            <text:p>4,59166241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6">
            <text:p>956</text:p>
          </table:table-cell>
          <table:table-cell table:style-name="Default" office:value-type="float" office:value="620">
            <text:p>620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2.68519">
            <text:p>2,68519</text:p>
          </table:table-cell>
          <table:table-cell table:style-name="ce2" table:formula="of:=AVERAGE([.$E$2:.E89])" office:value-type="float" office:value="4.56999795454545">
            <text:p>4,56999795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3">
            <text:p>823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3.39242">
            <text:p>3,39242</text:p>
          </table:table-cell>
          <table:table-cell table:style-name="ce2" table:formula="of:=AVERAGE([.$E$2:.E90])" office:value-type="float" office:value="4.55676674157303">
            <text:p>4,556766741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3">
            <text:p>863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305">
            <text:p>305</text:p>
          </table:table-cell>
          <table:table-cell table:style-name="Default" office:value-type="float" office:value="3.60843">
            <text:p>3,60843</text:p>
          </table:table-cell>
          <table:table-cell table:style-name="ce2" table:formula="of:=AVERAGE([.$E$2:.E91])" office:value-type="float" office:value="4.54622966666666">
            <text:p>4,546229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59">
            <text:p>759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3.77825">
            <text:p>3,77825</text:p>
          </table:table-cell>
          <table:table-cell table:style-name="ce2" table:formula="of:=AVERAGE([.$E$2:.E92])" office:value-type="float" office:value="4.53779032967033">
            <text:p>4,537790329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6">
            <text:p>736</text:p>
          </table:table-cell>
          <table:table-cell table:style-name="Default" office:value-type="float" office:value="617">
            <text:p>617</text:p>
          </table:table-cell>
          <table:table-cell table:style-name="Default" office:value-type="float" office:value="306">
            <text:p>306</text:p>
          </table:table-cell>
          <table:table-cell table:style-name="Default" office:value-type="float" office:value="3.81722">
            <text:p>3,81722</text:p>
          </table:table-cell>
          <table:table-cell table:style-name="ce2" table:formula="of:=AVERAGE([.$E$2:.E93])" office:value-type="float" office:value="4.52995804347826">
            <text:p>4,529958043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626">
            <text:p>626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4.16195">
            <text:p>4,16195</text:p>
          </table:table-cell>
          <table:table-cell table:style-name="ce2" table:formula="of:=AVERAGE([.$E$2:.E94])" office:value-type="float" office:value="4.52600096774193">
            <text:p>4,526000967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57">
            <text:p>657</text:p>
          </table:table-cell>
          <table:table-cell table:style-name="Default" office:value-type="float" office:value="641">
            <text:p>641</text:p>
          </table:table-cell>
          <table:table-cell table:style-name="Default" office:value-type="float" office:value="295">
            <text:p>295</text:p>
          </table:table-cell>
          <table:table-cell table:style-name="Default" office:value-type="float" office:value="4.5602">
            <text:p>4,5602</text:p>
          </table:table-cell>
          <table:table-cell table:style-name="ce2" table:formula="of:=AVERAGE([.$E$2:.E95])" office:value-type="float" office:value="4.52636478723404">
            <text:p>4,526364787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0">
            <text:p>740</text:p>
          </table:table-cell>
          <table:table-cell table:style-name="Default" office:value-type="float" office:value="613">
            <text:p>613</text:p>
          </table:table-cell>
          <table:table-cell table:style-name="Default" office:value-type="float" office:value="298">
            <text:p>298</text:p>
          </table:table-cell>
          <table:table-cell table:style-name="Default" office:value-type="float" office:value="3.9861">
            <text:p>3,9861</text:p>
          </table:table-cell>
          <table:table-cell table:style-name="ce2" table:formula="of:=AVERAGE([.$E$2:.E96])" office:value-type="float" office:value="4.52067778947368">
            <text:p>4,520677789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4">
            <text:p>764</text:p>
          </table:table-cell>
          <table:table-cell table:style-name="Default" office:value-type="float" office:value="602">
            <text:p>602</text:p>
          </table:table-cell>
          <table:table-cell table:style-name="Default" office:value-type="float" office:value="289">
            <text:p>289</text:p>
          </table:table-cell>
          <table:table-cell table:style-name="Default" office:value-type="float" office:value="3.98299">
            <text:p>3,98299</text:p>
          </table:table-cell>
          <table:table-cell table:style-name="ce2" table:formula="of:=AVERAGE([.$E$2:.E97])" office:value-type="float" office:value="4.515076875">
            <text:p>4,51507687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2">
            <text:p>782</text:p>
          </table:table-cell>
          <table:table-cell table:style-name="Default" office:value-type="float" office:value="626">
            <text:p>626</text:p>
          </table:table-cell>
          <table:table-cell table:style-name="Default" office:value-type="float" office:value="310">
            <text:p>310</text:p>
          </table:table-cell>
          <table:table-cell table:style-name="Default" office:value-type="float" office:value="4.00104">
            <text:p>4,00104</text:p>
          </table:table-cell>
          <table:table-cell table:style-name="ce2" table:formula="of:=AVERAGE([.$E$2:.E98])" office:value-type="float" office:value="4.50977752577319">
            <text:p>4,509777525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2">
            <text:p>802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3.78452">
            <text:p>3,78452</text:p>
          </table:table-cell>
          <table:table-cell table:style-name="ce2" table:formula="of:=AVERAGE([.$E$2:.E99])" office:value-type="float" office:value="4.50237693877551">
            <text:p>4,502376938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5">
            <text:p>895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3.45349">
            <text:p>3,45349</text:p>
          </table:table-cell>
          <table:table-cell table:style-name="ce2" table:formula="of:=AVERAGE([.$E$2:.E100])" office:value-type="float" office:value="4.49178212121212">
            <text:p>4,491782121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5">
            <text:p>715</text:p>
          </table:table-cell>
          <table:table-cell table:style-name="Default" office:value-type="float" office:value="657">
            <text:p>657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4.17325">
            <text:p>4,17325</text:p>
          </table:table-cell>
          <table:table-cell table:style-name="ce2" table:formula="of:=AVERAGE([.$E$2:.E101])" office:value-type="float" office:value="4.4885968">
            <text:p>4,488596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2">
            <text:p>762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3.49988">
            <text:p>3,49988</text:p>
          </table:table-cell>
          <table:table-cell table:style-name="ce2" table:formula="of:=AVERAGE([.$E$2:.E102])" office:value-type="float" office:value="4.47880752475247">
            <text:p>4,478807524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1">
            <text:p>911</text:p>
          </table:table-cell>
          <table:table-cell table:style-name="Default" office:value-type="float" office:value="619">
            <text:p>619</text:p>
          </table:table-cell>
          <table:table-cell table:style-name="Default" office:value-type="float" office:value="314">
            <text:p>314</text:p>
          </table:table-cell>
          <table:table-cell table:style-name="Default" office:value-type="float" office:value="2.98663">
            <text:p>2,98663</text:p>
          </table:table-cell>
          <table:table-cell table:style-name="ce2" table:formula="of:=AVERAGE([.$E$2:.E103])" office:value-type="float" office:value="4.46417833333333">
            <text:p>4,464178333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633">
            <text:p>633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3.16864">
            <text:p>3,16864</text:p>
          </table:table-cell>
          <table:table-cell table:style-name="ce2" table:formula="of:=AVERAGE([.$E$2:.E104])" office:value-type="float" office:value="4.45160029126213">
            <text:p>4,451600291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1">
            <text:p>761</text:p>
          </table:table-cell>
          <table:table-cell table:style-name="Default" office:value-type="float" office:value="651">
            <text:p>651</text:p>
          </table:table-cell>
          <table:table-cell table:style-name="Default" office:value-type="float" office:value="291">
            <text:p>291</text:p>
          </table:table-cell>
          <table:table-cell table:style-name="Default" office:value-type="float" office:value="4.0145">
            <text:p>4,0145</text:p>
          </table:table-cell>
          <table:table-cell table:style-name="ce2" table:formula="of:=AVERAGE([.$E$2:.E105])" office:value-type="float" office:value="4.44739740384615">
            <text:p>4,44739740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5">
            <text:p>905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3.65897">
            <text:p>3,65897</text:p>
          </table:table-cell>
          <table:table-cell table:style-name="ce2" table:formula="of:=AVERAGE([.$E$2:.E106])" office:value-type="float" office:value="4.43988857142857">
            <text:p>4,439888571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4">
            <text:p>914</text:p>
          </table:table-cell>
          <table:table-cell table:style-name="Default" office:value-type="float" office:value="688">
            <text:p>688</text:p>
          </table:table-cell>
          <table:table-cell table:style-name="Default" office:value-type="float" office:value="337">
            <text:p>337</text:p>
          </table:table-cell>
          <table:table-cell table:style-name="Default" office:value-type="float" office:value="3.57457">
            <text:p>3,57457</text:p>
          </table:table-cell>
          <table:table-cell table:style-name="ce2" table:formula="of:=AVERAGE([.$E$2:.E107])" office:value-type="float" office:value="4.43172518867924">
            <text:p>4,431725188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4">
            <text:p>914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336">
            <text:p>336</text:p>
          </table:table-cell>
          <table:table-cell table:style-name="Default" office:value-type="float" office:value="3.67018">
            <text:p>3,67018</text:p>
          </table:table-cell>
          <table:table-cell table:style-name="ce2" table:formula="of:=AVERAGE([.$E$2:.E108])" office:value-type="float" office:value="4.42460794392523">
            <text:p>4,424607943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1">
            <text:p>911</text:p>
          </table:table-cell>
          <table:table-cell table:style-name="Default" office:value-type="float" office:value="645">
            <text:p>645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.70617">
            <text:p>3,70617</text:p>
          </table:table-cell>
          <table:table-cell table:style-name="ce2" table:formula="of:=AVERAGE([.$E$2:.E109])" office:value-type="float" office:value="4.41795574074074">
            <text:p>4,417955740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3">
            <text:p>923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3.58486">
            <text:p>3,58486</text:p>
          </table:table-cell>
          <table:table-cell table:style-name="ce2" table:formula="of:=AVERAGE([.$E$2:.E110])" office:value-type="float" office:value="4.41031266055046">
            <text:p>4,41031266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7">
            <text:p>927</text:p>
          </table:table-cell>
          <table:table-cell table:style-name="Default" office:value-type="float" office:value="653">
            <text:p>653</text:p>
          </table:table-cell>
          <table:table-cell table:style-name="Default" office:value-type="float" office:value="339">
            <text:p>339</text:p>
          </table:table-cell>
          <table:table-cell table:style-name="Default" office:value-type="float" office:value="3.70475">
            <text:p>3,70475</text:p>
          </table:table-cell>
          <table:table-cell table:style-name="ce2" table:formula="of:=AVERAGE([.$E$2:.E111])" office:value-type="float" office:value="4.40389845454545">
            <text:p>4,403898454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9">
            <text:p>809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314">
            <text:p>314</text:p>
          </table:table-cell>
          <table:table-cell table:style-name="Default" office:value-type="float" office:value="3.94658">
            <text:p>3,94658</text:p>
          </table:table-cell>
          <table:table-cell table:style-name="ce2" table:formula="of:=AVERAGE([.$E$2:.E112])" office:value-type="float" office:value="4.39977846846847">
            <text:p>4,3997784685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8">
            <text:p>898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316">
            <text:p>316</text:p>
          </table:table-cell>
          <table:table-cell table:style-name="Default" office:value-type="float" office:value="3.74988">
            <text:p>3,74988</text:p>
          </table:table-cell>
          <table:table-cell table:style-name="ce2" table:formula="of:=AVERAGE([.$E$2:.E113])" office:value-type="float" office:value="4.39397580357143">
            <text:p>4,393975803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6">
            <text:p>816</text:p>
          </table:table-cell>
          <table:table-cell table:style-name="Default" office:value-type="float" office:value="636">
            <text:p>636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.01572">
            <text:p>4,01572</text:p>
          </table:table-cell>
          <table:table-cell table:style-name="ce2" table:formula="of:=AVERAGE([.$E$2:.E114])" office:value-type="float" office:value="4.39062840707964">
            <text:p>4,390628407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16">
            <text:p>816</text:p>
          </table:table-cell>
          <table:table-cell table:style-name="Default" office:value-type="float" office:value="636">
            <text:p>636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5.9831">
            <text:p>45,9831</text:p>
          </table:table-cell>
          <table:table-cell table:style-name="ce2" table:formula="of:=AVERAGE([.$E$2:.E115])" office:value-type="float" office:value="4.7554746491228">
            <text:p>4,755474649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8">
            <text:p>638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265">
            <text:p>265</text:p>
          </table:table-cell>
          <table:table-cell table:style-name="Default" office:value-type="float" office:value="4.58629">
            <text:p>4,58629</text:p>
          </table:table-cell>
          <table:table-cell table:style-name="ce2" table:formula="of:=AVERAGE([.$E$2:.E116])" office:value-type="float" office:value="4.75400347826087">
            <text:p>4,7540034783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5.34008">
            <text:p>5,34008</text:p>
          </table:table-cell>
          <table:table-cell table:style-name="ce2" table:formula="of:=AVERAGE([.$E$2:.E117])" office:value-type="float" office:value="4.75905586206896">
            <text:p>4,7590558621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8.144">
            <text:p>48,144</text:p>
          </table:table-cell>
          <table:table-cell table:style-name="ce2" table:formula="of:=AVERAGE([.$E$2:.E118])" office:value-type="float" office:value="5.12986735042735">
            <text:p>5,129867350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7.513">
            <text:p>47,513</text:p>
          </table:table-cell>
          <table:table-cell table:style-name="ce2" table:formula="of:=AVERAGE([.$E$2:.E119])" office:value-type="float" office:value="5.48904644067796">
            <text:p>5,489046440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9.9703">
            <text:p>49,9703</text:p>
          </table:table-cell>
          <table:table-cell table:style-name="ce2" table:formula="of:=AVERAGE([.$E$2:.E120])" office:value-type="float" office:value="5.86283848739495">
            <text:p>5,862838487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582">
            <text:p>582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47.8469">
            <text:p>47,8469</text:p>
          </table:table-cell>
          <table:table-cell table:style-name="ce2" table:formula="of:=AVERAGE([.$E$2:.E121])" office:value-type="float" office:value="6.21270566666666">
            <text:p>6,2127056667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4.59645">
            <text:p>4,59645</text:p>
          </table:table-cell>
          <table:table-cell table:style-name="ce2" table:formula="of:=AVERAGE([.$E$2:.E122])" office:value-type="float" office:value="6.19934818181818">
            <text:p>6,1993481818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58.8311">
            <text:p>58,8311</text:p>
          </table:table-cell>
          <table:table-cell table:style-name="ce2" table:formula="of:=AVERAGE([.$E$2:.E123])" office:value-type="float" office:value="6.63075598360655">
            <text:p>6,6307559836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55.8466">
            <text:p>55,8466</text:p>
          </table:table-cell>
          <table:table-cell table:style-name="ce2" table:formula="of:=AVERAGE([.$E$2:.E124])" office:value-type="float" office:value="7.03088479674796">
            <text:p>7,030884796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39.9218">
            <text:p>39,9218</text:p>
          </table:table-cell>
          <table:table-cell table:style-name="ce2" table:formula="of:=AVERAGE([.$E$2:.E125])" office:value-type="float" office:value="7.29613411290322">
            <text:p>7,2961341129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47.9941">
            <text:p>47,9941</text:p>
          </table:table-cell>
          <table:table-cell table:style-name="ce2" table:formula="of:=AVERAGE([.$E$2:.E126])" office:value-type="float" office:value="7.62171784">
            <text:p>7,62171784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57.8102">
            <text:p>57,8102</text:p>
          </table:table-cell>
          <table:table-cell table:style-name="ce2" table:formula="of:=AVERAGE([.$E$2:.E127])" office:value-type="float" office:value="8.02003912698412">
            <text:p>8,020039127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50.8542">
            <text:p>50,8542</text:p>
          </table:table-cell>
          <table:table-cell table:style-name="ce2" table:formula="of:=AVERAGE([.$E$2:.E128])" office:value-type="float" office:value="8.35731598425197">
            <text:p>8,3573159843</text:p>
          </table:table-cell>
          <table:table-cell table:number-columns-repeated="7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2">
            <text:p>552</text:p>
          </table:table-cell>
          <table:table-cell table:style-name="Default" office:value-type="float" office:value="600">
            <text:p>600</text:p>
          </table:table-cell>
          <table:table-cell table:style-name="Default" office:value-type="float" office:value="242">
            <text:p>242</text:p>
          </table:table-cell>
          <table:table-cell table:style-name="Default" office:value-type="float" office:value="46.6459">
            <text:p>46,6459</text:p>
          </table:table-cell>
          <table:table-cell table:style-name="ce2" table:formula="of:=AVERAGE([.$E$2:.E129])" office:value-type="float" office:value="8.656445546875">
            <text:p>8,6564455469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6">
            <text:p>886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307">
            <text:p>307</text:p>
          </table:table-cell>
          <table:table-cell table:style-name="Default" office:value-type="float" office:value="3.70337">
            <text:p>3,70337</text:p>
          </table:table-cell>
          <table:table-cell table:style-name="ce2" table:formula="of:=AVERAGE([.$E$2:.E130])" office:value-type="float" office:value="8.6180496124031">
            <text:p>8,618049612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473">
            <text:p>473</text:p>
          </table:table-cell>
          <table:table-cell table:style-name="Default" office:value-type="float" office:value="565">
            <text:p>565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4.42978">
            <text:p>4,42978</text:p>
          </table:table-cell>
          <table:table-cell table:style-name="ce2" table:formula="of:=AVERAGE([.$E$2:.E131])" office:value-type="float" office:value="8.58583215384615">
            <text:p>8,585832153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4.60234">
            <text:p>4,60234</text:p>
          </table:table-cell>
          <table:table-cell table:style-name="ce2" table:formula="of:=AVERAGE([.$E$2:.E132])" office:value-type="float" office:value="8.55542381679389">
            <text:p>8,5554238168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362">
            <text:p>362</text:p>
          </table:table-cell>
          <table:table-cell table:style-name="Default" office:value-type="float" office:value="3.71198">
            <text:p>3,71198</text:p>
          </table:table-cell>
          <table:table-cell table:style-name="ce2" table:formula="of:=AVERAGE([.$E$2:.E133])" office:value-type="float" office:value="8.51873106060606">
            <text:p>8,5187310606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4">
            <text:p>894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3.8071">
            <text:p>3,8071</text:p>
          </table:table-cell>
          <table:table-cell table:style-name="ce2" table:formula="of:=AVERAGE([.$E$2:.E134])" office:value-type="float" office:value="8.48330526315789">
            <text:p>8,4833052632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2">
            <text:p>1022</text:p>
          </table:table-cell>
          <table:table-cell table:style-name="Default" office:value-type="float" office:value="739">
            <text:p>739</text:p>
          </table:table-cell>
          <table:table-cell table:style-name="Default" office:value-type="float" office:value="427">
            <text:p>427</text:p>
          </table:table-cell>
          <table:table-cell table:style-name="Default" office:value-type="float" office:value="3.2214">
            <text:p>3,2214</text:p>
          </table:table-cell>
          <table:table-cell table:style-name="ce2" table:formula="of:=AVERAGE([.$E$2:.E135])" office:value-type="float" office:value="8.44403731343283">
            <text:p>8,444037313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2">
            <text:p>992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385">
            <text:p>385</text:p>
          </table:table-cell>
          <table:table-cell table:style-name="Default" office:value-type="float" office:value="3.45805">
            <text:p>3,45805</text:p>
          </table:table-cell>
          <table:table-cell table:style-name="ce2" table:formula="of:=AVERAGE([.$E$2:.E136])" office:value-type="float" office:value="8.40710407407407">
            <text:p>8,4071040741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9">
            <text:p>949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387">
            <text:p>387</text:p>
          </table:table-cell>
          <table:table-cell table:style-name="Default" office:value-type="float" office:value="3.59535">
            <text:p>3,59535</text:p>
          </table:table-cell>
          <table:table-cell table:style-name="ce2" table:formula="of:=AVERAGE([.$E$2:.E137])" office:value-type="float" office:value="8.37172352941176">
            <text:p>8,3717235294</text:p>
          </table:table-cell>
          <table:table-cell table:number-columns-repeated="7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407">
            <text:p>407</text:p>
          </table:table-cell>
          <table:table-cell table:style-name="Default" office:value-type="float" office:value="3.55591">
            <text:p>3,55591</text:p>
          </table:table-cell>
          <table:table-cell table:style-name="ce2" table:formula="of:=AVERAGE([.$E$2:.E138])" office:value-type="float" office:value="8.33657160583941">
            <text:p>8,3365716058</text:p>
          </table:table-cell>
          <table:table-cell table:number-columns-repeated="7"/>
        </table:table-row>
        <table:table-row table:style-name="ro2" table:number-rows-repeated="65">
          <table:table-cell table:number-columns-repeated="4"/>
          <table:table-cell table:style-name="ce4" table:number-columns-repeated="2"/>
          <table:table-cell table:number-columns-repeated="7"/>
        </table:table-row>
        <table:table-row table:style-name="ro2" table:number-rows-repeated="104837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a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7" office:value-type="string">
            <text:p>Hace todo</text:p>
            <text:p>El proceso?</text:p>
          </table:table-cell>
          <table:table-cell table:style-name="ce5" office:value-type="string">
            <text:p>Total puntos</text:p>
            <text:p>Detectados</text:p>
            <text:p>Imagen objeto</text:p>
          </table:table-cell>
          <table:table-cell table:style-name="ce5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5" office:value-type="string">
            <text:p>Coincidencias</text:p>
            <text:p>Válidas</text:p>
            <text:p>Estimadas</text:p>
            <text:p>Homografía</text:p>
          </table:table-cell>
          <table:table-cell table:style-name="ce5" office:value-type="string">
            <text:p>FPS</text:p>
          </table:table-cell>
          <table:table-cell table:style-name="ce5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39112">
            <text:p>2,39112</text:p>
          </table:table-cell>
          <table:table-cell table:style-name="ce2" table:formula="of:=[.E2]" office:value-type="float" office:value="2.39112">
            <text:p>2,39112</text:p>
          </table:table-cell>
          <table:table-cell/>
          <table:table-cell office:value-type="string">
            <text:p>Target keypoints:</text:p>
          </table:table-cell>
          <table:table-cell table:style-name="ce3" office:value-type="float" office:value="2006">
            <text:p>2006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8.0866">
            <text:p>48,0866</text:p>
          </table:table-cell>
          <table:table-cell table:style-name="ce2" table:formula="of:=AVERAGE([.$E$2:.E3])" office:value-type="float" office:value="25.23886">
            <text:p>25,23886</text:p>
          </table:table-cell>
          <table:table-cell/>
          <table:table-cell office:value-type="string">
            <text:p>Umbral Hessiano:</text:p>
          </table:table-cell>
          <table:table-cell table:style-name="ce3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4.5714">
            <text:p>44,5714</text:p>
          </table:table-cell>
          <table:table-cell table:style-name="ce2" table:formula="of:=AVERAGE([.$E$2:.E4])" office:value-type="float" office:value="31.68304">
            <text:p>31,68304</text:p>
          </table:table-cell>
          <table:table-cell/>
          <table:table-cell office:value-type="string">
            <text:p>Valoración</text:p>
          </table:table-cell>
          <table:table-cell table:style-name="ce9" office:value-type="float" office:value="5">
            <text:p>5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9.1397">
            <text:p>59,1397</text:p>
          </table:table-cell>
          <table:table-cell table:style-name="ce2" table:formula="of:=AVERAGE([.$E$2:.E5])" office:value-type="float" office:value="38.547205">
            <text:p>38,547205</text:p>
          </table:table-cell>
          <table:table-cell/>
          <table:table-cell office:value-type="string">
            <text:p>FPS ACUM</text:p>
          </table:table-cell>
          <table:table-cell table:formula="of:=[.F132]" office:value-type="float" office:value="16.3932861068702">
            <text:p>16,3932861069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7.1305">
            <text:p>37,1305</text:p>
          </table:table-cell>
          <table:table-cell table:style-name="ce2" table:formula="of:=AVERAGE([.$E$2:.E6])" office:value-type="float" office:value="38.263864">
            <text:p>38,2638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8.5907">
            <text:p>38,5907</text:p>
          </table:table-cell>
          <table:table-cell table:style-name="ce2" table:formula="of:=AVERAGE([.$E$2:.E7])" office:value-type="float" office:value="38.3183366666667">
            <text:p>38,31833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3.1796">
            <text:p>33,1796</text:p>
          </table:table-cell>
          <table:table-cell table:style-name="ce2" table:formula="of:=AVERAGE([.$E$2:.E8])" office:value-type="float" office:value="37.5842314285714">
            <text:p>37,58423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6.2307">
            <text:p>56,2307</text:p>
          </table:table-cell>
          <table:table-cell table:style-name="ce2" table:formula="of:=AVERAGE([.$E$2:.E9])" office:value-type="float" office:value="39.91504">
            <text:p>39,915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61.2254">
            <text:p>61,2254</text:p>
          </table:table-cell>
          <table:table-cell table:style-name="ce2" table:formula="of:=AVERAGE([.$E$2:.E10])" office:value-type="float" office:value="42.2828577777778">
            <text:p>42,282857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2.8874">
            <text:p>42,8874</text:p>
          </table:table-cell>
          <table:table-cell table:style-name="ce2" table:formula="of:=AVERAGE([.$E$2:.E11])" office:value-type="float" office:value="42.343312">
            <text:p>42,3433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7.603">
            <text:p>27,603</text:p>
          </table:table-cell>
          <table:table-cell table:style-name="ce2" table:formula="of:=AVERAGE([.$E$2:.E12])" office:value-type="float" office:value="41.0032836363636">
            <text:p>41,003283636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6.0893">
            <text:p>36,0893</text:p>
          </table:table-cell>
          <table:table-cell table:style-name="ce2" table:formula="of:=AVERAGE([.$E$2:.E13])" office:value-type="float" office:value="40.593785">
            <text:p>40,5937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9.0218">
            <text:p>49,0218</text:p>
          </table:table-cell>
          <table:table-cell table:style-name="ce2" table:formula="of:=AVERAGE([.$E$2:.E14])" office:value-type="float" office:value="41.2420938461539">
            <text:p>41,24209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2.2681">
            <text:p>52,2681</text:p>
          </table:table-cell>
          <table:table-cell table:style-name="ce2" table:formula="of:=AVERAGE([.$E$2:.E15])" office:value-type="float" office:value="42.0296657142857">
            <text:p>42,029665714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8.2615">
            <text:p>58,2615</text:p>
          </table:table-cell>
          <table:table-cell table:style-name="ce2" table:formula="of:=AVERAGE([.$E$2:.E16])" office:value-type="float" office:value="43.111788">
            <text:p>43,1117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7.0809">
            <text:p>57,0809</text:p>
          </table:table-cell>
          <table:table-cell table:style-name="ce2" table:formula="of:=AVERAGE([.$E$2:.E17])" office:value-type="float" office:value="43.9848575">
            <text:p>43,98485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39.3624">
            <text:p>39,3624</text:p>
          </table:table-cell>
          <table:table-cell table:style-name="ce2" table:formula="of:=AVERAGE([.$E$2:.E18])" office:value-type="float" office:value="43.7129482352941">
            <text:p>43,7129482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3.522">
            <text:p>53,522</text:p>
          </table:table-cell>
          <table:table-cell table:style-name="ce2" table:formula="of:=AVERAGE([.$E$2:.E19])" office:value-type="float" office:value="44.2578955555556">
            <text:p>44,25789555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5.0116">
            <text:p>55,0116</text:p>
          </table:table-cell>
          <table:table-cell table:style-name="ce2" table:formula="of:=AVERAGE([.$E$2:.E20])" office:value-type="float" office:value="44.82388">
            <text:p>44,823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9.0805">
            <text:p>59,0805</text:p>
          </table:table-cell>
          <table:table-cell table:style-name="ce2" table:formula="of:=AVERAGE([.$E$2:.E21])" office:value-type="float" office:value="45.536711">
            <text:p>45,5367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48.8164">
            <text:p>48,8164</text:p>
          </table:table-cell>
          <table:table-cell table:style-name="ce2" table:formula="of:=AVERAGE([.$E$2:.E22])" office:value-type="float" office:value="45.6928866666667">
            <text:p>45,69288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56">
            <text:p>556</text:p>
          </table:table-cell>
          <table:table-cell table:style-name="Default" office:value-type="float" office:value="496">
            <text:p>49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54.4927">
            <text:p>54,4927</text:p>
          </table:table-cell>
          <table:table-cell table:style-name="ce2" table:formula="of:=AVERAGE([.$E$2:.E23])" office:value-type="float" office:value="46.0928781818182">
            <text:p>46,09287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887">
            <text:p>887</text:p>
          </table:table-cell>
          <table:table-cell table:style-name="Default" office:value-type="float" office:value="257">
            <text:p>257</text:p>
          </table:table-cell>
          <table:table-cell table:style-name="Default" office:value-type="float" office:value="10.2211">
            <text:p>10,2211</text:p>
          </table:table-cell>
          <table:table-cell table:style-name="ce2" table:formula="of:=AVERAGE([.$E$2:.E24])" office:value-type="float" office:value="44.5332356521739">
            <text:p>44,5332356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528">
            <text:p>528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.85164">
            <text:p>4,85164</text:p>
          </table:table-cell>
          <table:table-cell table:style-name="ce2" table:formula="of:=AVERAGE([.$E$2:.E25])" office:value-type="float" office:value="42.8798358333333">
            <text:p>42,879835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584">
            <text:p>584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4.51743">
            <text:p>4,51743</text:p>
          </table:table-cell>
          <table:table-cell table:style-name="ce2" table:formula="of:=AVERAGE([.$E$2:.E26])" office:value-type="float" office:value="41.3453396">
            <text:p>41,34533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4.47962">
            <text:p>4,47962</text:p>
          </table:table-cell>
          <table:table-cell table:style-name="ce2" table:formula="of:=AVERAGE([.$E$2:.E27])" office:value-type="float" office:value="39.9274273076923">
            <text:p>39,92742730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5.55269">
            <text:p>5,55269</text:p>
          </table:table-cell>
          <table:table-cell table:style-name="ce2" table:formula="of:=AVERAGE([.$E$2:.E28])" office:value-type="float" office:value="38.6542888888889">
            <text:p>38,65428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55">
            <text:p>555</text:p>
          </table:table-cell>
          <table:table-cell table:style-name="Default" office:value-type="float" office:value="134">
            <text:p>134</text:p>
          </table:table-cell>
          <table:table-cell table:style-name="Default" office:value-type="float" office:value="5.03884">
            <text:p>5,03884</text:p>
          </table:table-cell>
          <table:table-cell table:style-name="ce2" table:formula="of:=AVERAGE([.$E$2:.E29])" office:value-type="float" office:value="37.4537371428572">
            <text:p>37,45373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555">
            <text:p>555</text:p>
          </table:table-cell>
          <table:table-cell table:style-name="Default" office:value-type="float" office:value="181">
            <text:p>181</text:p>
          </table:table-cell>
          <table:table-cell table:style-name="Default" office:value-type="float" office:value="8.39495">
            <text:p>8,39495</text:p>
          </table:table-cell>
          <table:table-cell table:style-name="ce2" table:formula="of:=AVERAGE([.$E$2:.E30])" office:value-type="float" office:value="36.45171">
            <text:p>36,451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36">
            <text:p>436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78403">
            <text:p>2,78403</text:p>
          </table:table-cell>
          <table:table-cell table:style-name="ce2" table:formula="of:=AVERAGE([.$E$2:.E31])" office:value-type="float" office:value="35.329454">
            <text:p>35,3294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22">
            <text:p>522</text:p>
          </table:table-cell>
          <table:table-cell table:style-name="Default" office:value-type="float" office:value="526">
            <text:p>526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2.61329">
            <text:p>2,61329</text:p>
          </table:table-cell>
          <table:table-cell table:style-name="ce2" table:formula="of:=AVERAGE([.$E$2:.E32])" office:value-type="float" office:value="34.2740938709678">
            <text:p>34,2740938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553">
            <text:p>553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2.45184">
            <text:p>2,45184</text:p>
          </table:table-cell>
          <table:table-cell table:style-name="ce2" table:formula="of:=AVERAGE([.$E$2:.E33])" office:value-type="float" office:value="33.2796484375">
            <text:p>33,2796484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3">
            <text:p>803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157">
            <text:p>157</text:p>
          </table:table-cell>
          <table:table-cell table:style-name="Default" office:value-type="float" office:value="2.50872">
            <text:p>2,50872</text:p>
          </table:table-cell>
          <table:table-cell table:style-name="ce2" table:formula="of:=AVERAGE([.$E$2:.E34])" office:value-type="float" office:value="32.3471960606061">
            <text:p>32,34719606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41">
            <text:p>741</text:p>
          </table:table-cell>
          <table:table-cell table:style-name="Default" office:value-type="float" office:value="640">
            <text:p>640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3.08941">
            <text:p>3,08941</text:p>
          </table:table-cell>
          <table:table-cell table:style-name="ce2" table:formula="of:=AVERAGE([.$E$2:.E35])" office:value-type="float" office:value="31.4866729411765">
            <text:p>31,48667294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58">
            <text:p>558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54549">
            <text:p>2,54549</text:p>
          </table:table-cell>
          <table:table-cell table:style-name="ce2" table:formula="of:=AVERAGE([.$E$2:.E36])" office:value-type="float" office:value="30.659782">
            <text:p>30,6597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52">
            <text:p>852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85">
            <text:p>185</text:p>
          </table:table-cell>
          <table:table-cell table:style-name="Default" office:value-type="float" office:value="2.72364">
            <text:p>2,72364</text:p>
          </table:table-cell>
          <table:table-cell table:style-name="ce2" table:formula="of:=AVERAGE([.$E$2:.E37])" office:value-type="float" office:value="29.8837780555556">
            <text:p>29,88377805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1">
            <text:p>1241</text:p>
          </table:table-cell>
          <table:table-cell table:style-name="Default" office:value-type="float" office:value="851">
            <text:p>851</text:p>
          </table:table-cell>
          <table:table-cell table:style-name="Default" office:value-type="float" office:value="383">
            <text:p>383</text:p>
          </table:table-cell>
          <table:table-cell table:style-name="Default" office:value-type="float" office:value="2.45555">
            <text:p>2,45555</text:p>
          </table:table-cell>
          <table:table-cell table:style-name="ce2" table:formula="of:=AVERAGE([.$E$2:.E38])" office:value-type="float" office:value="29.1424745945946">
            <text:p>29,14247459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1">
            <text:p>1271</text:p>
          </table:table-cell>
          <table:table-cell table:style-name="Default" office:value-type="float" office:value="869">
            <text:p>869</text:p>
          </table:table-cell>
          <table:table-cell table:style-name="Default" office:value-type="float" office:value="426">
            <text:p>426</text:p>
          </table:table-cell>
          <table:table-cell table:style-name="Default" office:value-type="float" office:value="2.74718">
            <text:p>2,74718</text:p>
          </table:table-cell>
          <table:table-cell table:style-name="ce2" table:formula="of:=AVERAGE([.$E$2:.E39])" office:value-type="float" office:value="28.4478615789474">
            <text:p>28,44786157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34">
            <text:p>1034</text:p>
          </table:table-cell>
          <table:table-cell table:style-name="Default" office:value-type="float" office:value="823">
            <text:p>823</text:p>
          </table:table-cell>
          <table:table-cell table:style-name="Default" office:value-type="float" office:value="351">
            <text:p>351</text:p>
          </table:table-cell>
          <table:table-cell table:style-name="Default" office:value-type="float" office:value="3.07631">
            <text:p>3,07631</text:p>
          </table:table-cell>
          <table:table-cell table:style-name="ce2" table:formula="of:=AVERAGE([.$E$2:.E40])" office:value-type="float" office:value="27.797308974359">
            <text:p>27,79730897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6">
            <text:p>1186</text:p>
          </table:table-cell>
          <table:table-cell table:style-name="Default" office:value-type="float" office:value="784">
            <text:p>784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2.59375">
            <text:p>2,59375</text:p>
          </table:table-cell>
          <table:table-cell table:style-name="ce2" table:formula="of:=AVERAGE([.$E$2:.E41])" office:value-type="float" office:value="27.16722">
            <text:p>27,167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0">
            <text:p>1250</text:p>
          </table:table-cell>
          <table:table-cell table:style-name="Default" office:value-type="float" office:value="779">
            <text:p>779</text:p>
          </table:table-cell>
          <table:table-cell table:style-name="Default" office:value-type="float" office:value="273">
            <text:p>273</text:p>
          </table:table-cell>
          <table:table-cell table:style-name="Default" office:value-type="float" office:value="2.48013">
            <text:p>2,48013</text:p>
          </table:table-cell>
          <table:table-cell table:style-name="ce2" table:formula="of:=AVERAGE([.$E$2:.E42])" office:value-type="float" office:value="26.5650958536585">
            <text:p>26,56509585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0">
            <text:p>1070</text:p>
          </table:table-cell>
          <table:table-cell table:style-name="Default" office:value-type="float" office:value="885">
            <text:p>885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2.81807">
            <text:p>2,81807</text:p>
          </table:table-cell>
          <table:table-cell table:style-name="ce2" table:formula="of:=AVERAGE([.$E$2:.E43])" office:value-type="float" office:value="25.9996904761905">
            <text:p>25,99969047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37">
            <text:p>1237</text:p>
          </table:table-cell>
          <table:table-cell table:style-name="Default" office:value-type="float" office:value="831">
            <text:p>831</text:p>
          </table:table-cell>
          <table:table-cell table:style-name="Default" office:value-type="float" office:value="396">
            <text:p>396</text:p>
          </table:table-cell>
          <table:table-cell table:style-name="Default" office:value-type="float" office:value="2.52434">
            <text:p>2,52434</text:p>
          </table:table-cell>
          <table:table-cell table:style-name="ce2" table:formula="of:=AVERAGE([.$E$2:.E44])" office:value-type="float" office:value="25.4537520930233">
            <text:p>25,4537520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27">
            <text:p>1227</text:p>
          </table:table-cell>
          <table:table-cell table:style-name="Default" office:value-type="float" office:value="772">
            <text:p>772</text:p>
          </table:table-cell>
          <table:table-cell table:style-name="Default" office:value-type="float" office:value="276">
            <text:p>276</text:p>
          </table:table-cell>
          <table:table-cell table:style-name="Default" office:value-type="float" office:value="2.36895">
            <text:p>2,36895</text:p>
          </table:table-cell>
          <table:table-cell table:style-name="ce2" table:formula="of:=AVERAGE([.$E$2:.E45])" office:value-type="float" office:value="24.9290975">
            <text:p>24,92909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2">
            <text:p>1132</text:p>
          </table:table-cell>
          <table:table-cell table:style-name="Default" office:value-type="float" office:value="749">
            <text:p>749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2.54179">
            <text:p>2,54179</text:p>
          </table:table-cell>
          <table:table-cell table:style-name="ce2" table:formula="of:=AVERAGE([.$E$2:.E46])" office:value-type="float" office:value="24.4316017777778">
            <text:p>24,43160177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3">
            <text:p>993</text:p>
          </table:table-cell>
          <table:table-cell table:style-name="Default" office:value-type="float" office:value="740">
            <text:p>740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.7046">
            <text:p>2,7046</text:p>
          </table:table-cell>
          <table:table-cell table:style-name="ce2" table:formula="of:=AVERAGE([.$E$2:.E47])" office:value-type="float" office:value="23.9592756521739">
            <text:p>23,9592756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08">
            <text:p>508</text:p>
          </table:table-cell>
          <table:table-cell table:style-name="Default" office:value-type="float" office:value="561">
            <text:p>561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61308">
            <text:p>2,61308</text:p>
          </table:table-cell>
          <table:table-cell table:style-name="ce2" table:formula="of:=AVERAGE([.$E$2:.E48])" office:value-type="float" office:value="23.5051012765958">
            <text:p>23,50510127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18">
            <text:p>818</text:p>
          </table:table-cell>
          <table:table-cell table:style-name="Default" office:value-type="float" office:value="628">
            <text:p>628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.38177">
            <text:p>2,38177</text:p>
          </table:table-cell>
          <table:table-cell table:style-name="ce2" table:formula="of:=AVERAGE([.$E$2:.E49])" office:value-type="float" office:value="23.065031875">
            <text:p>23,0650318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5">
            <text:p>1165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343">
            <text:p>343</text:p>
          </table:table-cell>
          <table:table-cell table:style-name="Default" office:value-type="float" office:value="2.79312">
            <text:p>2,79312</text:p>
          </table:table-cell>
          <table:table-cell table:style-name="ce2" table:formula="of:=AVERAGE([.$E$2:.E50])" office:value-type="float" office:value="22.6513193877551">
            <text:p>22,651319387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3">
            <text:p>1093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2.54096">
            <text:p>2,54096</text:p>
          </table:table-cell>
          <table:table-cell table:style-name="ce2" table:formula="of:=AVERAGE([.$E$2:.E51])" office:value-type="float" office:value="22.2491122">
            <text:p>22,24911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8">
            <text:p>1068</text:p>
          </table:table-cell>
          <table:table-cell table:style-name="Default" office:value-type="float" office:value="730">
            <text:p>730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.61083">
            <text:p>2,61083</text:p>
          </table:table-cell>
          <table:table-cell table:style-name="ce2" table:formula="of:=AVERAGE([.$E$2:.E52])" office:value-type="float" office:value="21.8640478431373">
            <text:p>21,86404784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.77028">
            <text:p>2,77028</text:p>
          </table:table-cell>
          <table:table-cell table:style-name="ce2" table:formula="of:=AVERAGE([.$E$2:.E53])" office:value-type="float" office:value="21.49686">
            <text:p>21,496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69">
            <text:p>969</text:p>
          </table:table-cell>
          <table:table-cell table:style-name="Default" office:value-type="float" office:value="667">
            <text:p>667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2.592">
            <text:p>2,592</text:p>
          </table:table-cell>
          <table:table-cell table:style-name="ce2" table:formula="of:=AVERAGE([.$E$2:.E54])" office:value-type="float" office:value="21.1401645283019">
            <text:p>21,14016452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2">
            <text:p>952</text:p>
          </table:table-cell>
          <table:table-cell table:style-name="Default" office:value-type="float" office:value="635">
            <text:p>635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.36468">
            <text:p>2,36468</text:p>
          </table:table-cell>
          <table:table-cell table:style-name="ce2" table:formula="of:=AVERAGE([.$E$2:.E55])" office:value-type="float" office:value="20.7924703703704">
            <text:p>20,79247037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1">
            <text:p>1201</text:p>
          </table:table-cell>
          <table:table-cell table:style-name="Default" office:value-type="float" office:value="807">
            <text:p>807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.58844">
            <text:p>2,58844</text:p>
          </table:table-cell>
          <table:table-cell table:style-name="ce2" table:formula="of:=AVERAGE([.$E$2:.E56])" office:value-type="float" office:value="20.461488">
            <text:p>20,4614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8">
            <text:p>1188</text:p>
          </table:table-cell>
          <table:table-cell table:style-name="Default" office:value-type="float" office:value="810">
            <text:p>810</text:p>
          </table:table-cell>
          <table:table-cell table:style-name="Default" office:value-type="float" office:value="346">
            <text:p>346</text:p>
          </table:table-cell>
          <table:table-cell table:style-name="Default" office:value-type="float" office:value="2.66928">
            <text:p>2,66928</text:p>
          </table:table-cell>
          <table:table-cell table:style-name="ce2" table:formula="of:=AVERAGE([.$E$2:.E57])" office:value-type="float" office:value="20.14377">
            <text:p>20,143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2">
            <text:p>1072</text:p>
          </table:table-cell>
          <table:table-cell table:style-name="Default" office:value-type="float" office:value="760">
            <text:p>760</text:p>
          </table:table-cell>
          <table:table-cell table:style-name="Default" office:value-type="float" office:value="290">
            <text:p>290</text:p>
          </table:table-cell>
          <table:table-cell table:style-name="Default" office:value-type="float" office:value="2.68855">
            <text:p>2,68855</text:p>
          </table:table-cell>
          <table:table-cell table:style-name="ce2" table:formula="of:=AVERAGE([.$E$2:.E58])" office:value-type="float" office:value="19.8375380701754">
            <text:p>19,837538070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6">
            <text:p>1016</text:p>
          </table:table-cell>
          <table:table-cell table:style-name="Default" office:value-type="float" office:value="667">
            <text:p>667</text:p>
          </table:table-cell>
          <table:table-cell table:style-name="Default" office:value-type="float" office:value="228">
            <text:p>228</text:p>
          </table:table-cell>
          <table:table-cell table:style-name="Default" office:value-type="float" office:value="2.67146">
            <text:p>2,67146</text:p>
          </table:table-cell>
          <table:table-cell table:style-name="ce2" table:formula="of:=AVERAGE([.$E$2:.E59])" office:value-type="float" office:value="19.5415712068966">
            <text:p>19,541571206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6">
            <text:p>956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3.01514">
            <text:p>3,01514</text:p>
          </table:table-cell>
          <table:table-cell table:style-name="ce2" table:formula="of:=AVERAGE([.$E$2:.E60])" office:value-type="float" office:value="19.2614622033898">
            <text:p>19,261462203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3">
            <text:p>863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2.91257">
            <text:p>2,91257</text:p>
          </table:table-cell>
          <table:table-cell table:style-name="ce2" table:formula="of:=AVERAGE([.$E$2:.E61])" office:value-type="float" office:value="18.9889806666667">
            <text:p>18,988980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0">
            <text:p>890</text:p>
          </table:table-cell>
          <table:table-cell table:style-name="Default" office:value-type="float" office:value="648">
            <text:p>648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2.47972">
            <text:p>2,47972</text:p>
          </table:table-cell>
          <table:table-cell table:style-name="ce2" table:formula="of:=AVERAGE([.$E$2:.E62])" office:value-type="float" office:value="18.7183370491803">
            <text:p>18,71833704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2.91776">
            <text:p>2,91776</text:p>
          </table:table-cell>
          <table:table-cell table:style-name="ce2" table:formula="of:=AVERAGE([.$E$2:.E63])" office:value-type="float" office:value="18.4634890322581">
            <text:p>18,46348903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8">
            <text:p>808</text:p>
          </table:table-cell>
          <table:table-cell table:style-name="Default" office:value-type="float" office:value="608">
            <text:p>608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2.82526">
            <text:p>2,82526</text:p>
          </table:table-cell>
          <table:table-cell table:style-name="ce2" table:formula="of:=AVERAGE([.$E$2:.E64])" office:value-type="float" office:value="18.2152631746032">
            <text:p>18,21526317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624">
            <text:p>624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3.05186">
            <text:p>3,05186</text:p>
          </table:table-cell>
          <table:table-cell table:style-name="ce2" table:formula="of:=AVERAGE([.$E$2:.E65])" office:value-type="float" office:value="17.978335">
            <text:p>17,9783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8">
            <text:p>838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170">
            <text:p>170</text:p>
          </table:table-cell>
          <table:table-cell table:style-name="Default" office:value-type="float" office:value="2.89661">
            <text:p>2,89661</text:p>
          </table:table-cell>
          <table:table-cell table:style-name="ce2" table:formula="of:=AVERAGE([.$E$2:.E66])" office:value-type="float" office:value="17.7463084615385">
            <text:p>17,74630846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3">
            <text:p>983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234">
            <text:p>234</text:p>
          </table:table-cell>
          <table:table-cell table:style-name="Default" office:value-type="float" office:value="2.87378">
            <text:p>2,87378</text:p>
          </table:table-cell>
          <table:table-cell table:style-name="ce2" table:formula="of:=AVERAGE([.$E$2:.E67])" office:value-type="float" office:value="17.5209671212121">
            <text:p>17,52096712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7">
            <text:p>1187</text:p>
          </table:table-cell>
          <table:table-cell table:style-name="Default" office:value-type="float" office:value="791">
            <text:p>791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2.56848">
            <text:p>2,56848</text:p>
          </table:table-cell>
          <table:table-cell table:style-name="ce2" table:formula="of:=AVERAGE([.$E$2:.E68])" office:value-type="float" office:value="17.2977956716418">
            <text:p>17,29779567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3">
            <text:p>1213</text:p>
          </table:table-cell>
          <table:table-cell table:style-name="Default" office:value-type="float" office:value="796">
            <text:p>796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.27237">
            <text:p>2,27237</text:p>
          </table:table-cell>
          <table:table-cell table:style-name="ce2" table:formula="of:=AVERAGE([.$E$2:.E69])" office:value-type="float" office:value="17.0768335294118">
            <text:p>17,07683352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1">
            <text:p>1161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2.40926">
            <text:p>2,40926</text:p>
          </table:table-cell>
          <table:table-cell table:style-name="ce2" table:formula="of:=AVERAGE([.$E$2:.E70])" office:value-type="float" office:value="16.86426">
            <text:p>16,864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27">
            <text:p>1127</text:p>
          </table:table-cell>
          <table:table-cell table:style-name="Default" office:value-type="float" office:value="720">
            <text:p>720</text:p>
          </table:table-cell>
          <table:table-cell table:style-name="Default" office:value-type="float" office:value="184">
            <text:p>184</text:p>
          </table:table-cell>
          <table:table-cell table:style-name="Default" office:value-type="float" office:value="2.22046">
            <text:p>2,22046</text:p>
          </table:table-cell>
          <table:table-cell table:style-name="ce2" table:formula="of:=AVERAGE([.$E$2:.E71])" office:value-type="float" office:value="16.6550628571429">
            <text:p>16,65506285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0">
            <text:p>1010</text:p>
          </table:table-cell>
          <table:table-cell table:style-name="Default" office:value-type="float" office:value="741">
            <text:p>741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2.15747">
            <text:p>2,15747</text:p>
          </table:table-cell>
          <table:table-cell table:style-name="ce2" table:formula="of:=AVERAGE([.$E$2:.E72])" office:value-type="float" office:value="16.4508714084507">
            <text:p>16,45087140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8">
            <text:p>1018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.18872">
            <text:p>2,18872</text:p>
          </table:table-cell>
          <table:table-cell table:style-name="ce2" table:formula="of:=AVERAGE([.$E$2:.E73])" office:value-type="float" office:value="16.2527859722222">
            <text:p>16,25278597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5">
            <text:p>835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.28373">
            <text:p>2,28373</text:p>
          </table:table-cell>
          <table:table-cell table:style-name="ce2" table:formula="of:=AVERAGE([.$E$2:.E74])" office:value-type="float" office:value="16.0614290410959">
            <text:p>16,06142904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0">
            <text:p>620</text:p>
          </table:table-cell>
          <table:table-cell table:style-name="Default" office:value-type="float" office:value="544">
            <text:p>54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38756">
            <text:p>2,38756</text:p>
          </table:table-cell>
          <table:table-cell table:style-name="ce2" table:formula="of:=AVERAGE([.$E$2:.E75])" office:value-type="float" office:value="15.876647027027">
            <text:p>15,8766470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23">
            <text:p>1023</text:p>
          </table:table-cell>
          <table:table-cell table:style-name="Default" office:value-type="float" office:value="687">
            <text:p>687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.0485">
            <text:p>2,0485</text:p>
          </table:table-cell>
          <table:table-cell table:style-name="ce2" table:formula="of:=AVERAGE([.$E$2:.E76])" office:value-type="float" office:value="15.6922717333333">
            <text:p>15,6922717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01">
            <text:p>1101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227">
            <text:p>227</text:p>
          </table:table-cell>
          <table:table-cell table:style-name="Default" office:value-type="float" office:value="2.54429">
            <text:p>2,54429</text:p>
          </table:table-cell>
          <table:table-cell table:style-name="ce2" table:formula="of:=AVERAGE([.$E$2:.E77])" office:value-type="float" office:value="15.5192719736842">
            <text:p>15,51927197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2">
            <text:p>962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231">
            <text:p>231</text:p>
          </table:table-cell>
          <table:table-cell table:style-name="Default" office:value-type="float" office:value="2.96145">
            <text:p>2,96145</text:p>
          </table:table-cell>
          <table:table-cell table:style-name="ce2" table:formula="of:=AVERAGE([.$E$2:.E78])" office:value-type="float" office:value="15.3561833766234">
            <text:p>15,356183376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707">
            <text:p>707</text:p>
          </table:table-cell>
          <table:table-cell table:style-name="Default" office:value-type="float" office:value="239">
            <text:p>239</text:p>
          </table:table-cell>
          <table:table-cell table:style-name="Default" office:value-type="float" office:value="3.50701">
            <text:p>3,50701</text:p>
          </table:table-cell>
          <table:table-cell table:style-name="ce2" table:formula="of:=AVERAGE([.$E$2:.E79])" office:value-type="float" office:value="15.2042708974359">
            <text:p>15,204270897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0">
            <text:p>880</text:p>
          </table:table-cell>
          <table:table-cell table:style-name="Default" office:value-type="float" office:value="641">
            <text:p>641</text:p>
          </table:table-cell>
          <table:table-cell table:style-name="Default" office:value-type="float" office:value="210">
            <text:p>210</text:p>
          </table:table-cell>
          <table:table-cell table:style-name="Default" office:value-type="float" office:value="3.16949">
            <text:p>3,16949</text:p>
          </table:table-cell>
          <table:table-cell table:style-name="ce2" table:formula="of:=AVERAGE([.$E$2:.E80])" office:value-type="float" office:value="15.0519318987342">
            <text:p>15,05193189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5">
            <text:p>825</text:p>
          </table:table-cell>
          <table:table-cell table:style-name="Default" office:value-type="float" office:value="617">
            <text:p>617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2.65932">
            <text:p>2,65932</text:p>
          </table:table-cell>
          <table:table-cell table:style-name="ce2" table:formula="of:=AVERAGE([.$E$2:.E81])" office:value-type="float" office:value="14.89702425">
            <text:p>14,897024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31">
            <text:p>731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2.64948">
            <text:p>2,64948</text:p>
          </table:table-cell>
          <table:table-cell table:style-name="ce2" table:formula="of:=AVERAGE([.$E$2:.E82])" office:value-type="float" office:value="14.74582">
            <text:p>14,745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65">
            <text:p>765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2.31593">
            <text:p>2,31593</text:p>
          </table:table-cell>
          <table:table-cell table:style-name="ce2" table:formula="of:=AVERAGE([.$E$2:.E83])" office:value-type="float" office:value="14.5942359756098">
            <text:p>14,594235975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12">
            <text:p>912</text:p>
          </table:table-cell>
          <table:table-cell table:style-name="Default" office:value-type="float" office:value="653">
            <text:p>653</text:p>
          </table:table-cell>
          <table:table-cell table:style-name="Default" office:value-type="float" office:value="160">
            <text:p>160</text:p>
          </table:table-cell>
          <table:table-cell table:style-name="Default" office:value-type="float" office:value="2.35248">
            <text:p>2,35248</text:p>
          </table:table-cell>
          <table:table-cell table:style-name="ce2" table:formula="of:=AVERAGE([.$E$2:.E84])" office:value-type="float" office:value="14.446744939759">
            <text:p>14,44674493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3">
            <text:p>743</text:p>
          </table:table-cell>
          <table:table-cell table:style-name="Default" office:value-type="float" office:value="621">
            <text:p>621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.40612">
            <text:p>2,40612</text:p>
          </table:table-cell>
          <table:table-cell table:style-name="ce2" table:formula="of:=AVERAGE([.$E$2:.E85])" office:value-type="float" office:value="14.3034041666667">
            <text:p>14,3034041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9">
            <text:p>829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166">
            <text:p>166</text:p>
          </table:table-cell>
          <table:table-cell table:style-name="Default" office:value-type="float" office:value="2.58833">
            <text:p>2,58833</text:p>
          </table:table-cell>
          <table:table-cell table:style-name="ce2" table:formula="of:=AVERAGE([.$E$2:.E86])" office:value-type="float" office:value="14.1655797647059">
            <text:p>14,16557976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3">
            <text:p>1213</text:p>
          </table:table-cell>
          <table:table-cell table:style-name="Default" office:value-type="float" office:value="784">
            <text:p>784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2.64578">
            <text:p>2,64578</text:p>
          </table:table-cell>
          <table:table-cell table:style-name="ce2" table:formula="of:=AVERAGE([.$E$2:.E87])" office:value-type="float" office:value="14.0316286046512">
            <text:p>14,03162860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3">
            <text:p>1353</text:p>
          </table:table-cell>
          <table:table-cell table:style-name="Default" office:value-type="float" office:value="825">
            <text:p>825</text:p>
          </table:table-cell>
          <table:table-cell table:style-name="Default" office:value-type="float" office:value="420">
            <text:p>420</text:p>
          </table:table-cell>
          <table:table-cell table:style-name="Default" office:value-type="float" office:value="2.67701">
            <text:p>2,67701</text:p>
          </table:table-cell>
          <table:table-cell table:style-name="ce2" table:formula="of:=AVERAGE([.$E$2:.E88])" office:value-type="float" office:value="13.9011157471265">
            <text:p>13,90111574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5">
            <text:p>1355</text:p>
          </table:table-cell>
          <table:table-cell table:style-name="Default" office:value-type="float" office:value="889">
            <text:p>889</text:p>
          </table:table-cell>
          <table:table-cell table:style-name="Default" office:value-type="float" office:value="381">
            <text:p>381</text:p>
          </table:table-cell>
          <table:table-cell table:style-name="Default" office:value-type="float" office:value="2.67725">
            <text:p>2,67725</text:p>
          </table:table-cell>
          <table:table-cell table:style-name="ce2" table:formula="of:=AVERAGE([.$E$2:.E89])" office:value-type="float" office:value="13.7735718181818">
            <text:p>13,77357181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2">
            <text:p>1352</text:p>
          </table:table-cell>
          <table:table-cell table:style-name="Default" office:value-type="float" office:value="811">
            <text:p>811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2.61959">
            <text:p>2,61959</text:p>
          </table:table-cell>
          <table:table-cell table:style-name="ce2" table:formula="of:=AVERAGE([.$E$2:.E90])" office:value-type="float" office:value="13.6482461797753">
            <text:p>13,64824617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2">
            <text:p>1202</text:p>
          </table:table-cell>
          <table:table-cell table:style-name="Default" office:value-type="float" office:value="756">
            <text:p>756</text:p>
          </table:table-cell>
          <table:table-cell table:style-name="Default" office:value-type="float" office:value="270">
            <text:p>270</text:p>
          </table:table-cell>
          <table:table-cell table:style-name="Default" office:value-type="float" office:value="2.67774">
            <text:p>2,67774</text:p>
          </table:table-cell>
          <table:table-cell table:style-name="ce2" table:formula="of:=AVERAGE([.$E$2:.E91])" office:value-type="float" office:value="13.5263516666667">
            <text:p>13,52635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68">
            <text:p>768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.44204">
            <text:p>2,44204</text:p>
          </table:table-cell>
          <table:table-cell table:style-name="ce2" table:formula="of:=AVERAGE([.$E$2:.E92])" office:value-type="float" office:value="13.4045460439561">
            <text:p>13,4045460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89">
            <text:p>789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2.73169">
            <text:p>2,73169</text:p>
          </table:table-cell>
          <table:table-cell table:style-name="ce2" table:formula="of:=AVERAGE([.$E$2:.E93])" office:value-type="float" office:value="13.2885367391304">
            <text:p>13,28853673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35">
            <text:p>835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2.79557">
            <text:p>2,79557</text:p>
          </table:table-cell>
          <table:table-cell table:style-name="ce2" table:formula="of:=AVERAGE([.$E$2:.E94])" office:value-type="float" office:value="13.175709139785">
            <text:p>13,175709139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60">
            <text:p>860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.82995">
            <text:p>2,82995</text:p>
          </table:table-cell>
          <table:table-cell table:style-name="ce2" table:formula="of:=AVERAGE([.$E$2:.E95])" office:value-type="float" office:value="13.0656478723404">
            <text:p>13,06564787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1">
            <text:p>721</text:p>
          </table:table-cell>
          <table:table-cell table:style-name="Default" office:value-type="float" office:value="685">
            <text:p>685</text:p>
          </table:table-cell>
          <table:table-cell table:style-name="Default" office:value-type="float" office:value="142">
            <text:p>142</text:p>
          </table:table-cell>
          <table:table-cell table:style-name="Default" office:value-type="float" office:value="2.76546">
            <text:p>2,76546</text:p>
          </table:table-cell>
          <table:table-cell table:style-name="ce2" table:formula="of:=AVERAGE([.$E$2:.E96])" office:value-type="float" office:value="12.9572248421053">
            <text:p>12,95722484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.99516">
            <text:p>2,99516</text:p>
          </table:table-cell>
          <table:table-cell table:style-name="ce2" table:formula="of:=AVERAGE([.$E$2:.E97])" office:value-type="float" office:value="12.8534533333333">
            <text:p>12,853453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83">
            <text:p>683</text:p>
          </table:table-cell>
          <table:table-cell table:style-name="Default" office:value-type="float" office:value="631">
            <text:p>631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.7518">
            <text:p>2,7518</text:p>
          </table:table-cell>
          <table:table-cell table:style-name="ce2" table:formula="of:=AVERAGE([.$E$2:.E98])" office:value-type="float" office:value="12.7493125773196">
            <text:p>12,74931257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605">
            <text:p>605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2.74838">
            <text:p>2,74838</text:p>
          </table:table-cell>
          <table:table-cell table:style-name="ce2" table:formula="of:=AVERAGE([.$E$2:.E99])" office:value-type="float" office:value="12.647262244898">
            <text:p>12,64726224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593">
            <text:p>593</text:p>
          </table:table-cell>
          <table:table-cell table:style-name="Default" office:value-type="float" office:value="135">
            <text:p>135</text:p>
          </table:table-cell>
          <table:table-cell table:style-name="Default" office:value-type="float" office:value="2.83635">
            <text:p>2,83635</text:p>
          </table:table-cell>
          <table:table-cell table:style-name="ce2" table:formula="of:=AVERAGE([.$E$2:.E100])" office:value-type="float" office:value="12.5481621212121">
            <text:p>12,54816212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576">
            <text:p>576</text:p>
          </table:table-cell>
          <table:table-cell table:style-name="Default" office:value-type="float" office:value="138">
            <text:p>138</text:p>
          </table:table-cell>
          <table:table-cell table:style-name="Default" office:value-type="float" office:value="3.02868">
            <text:p>3,02868</text:p>
          </table:table-cell>
          <table:table-cell table:style-name="ce2" table:formula="of:=AVERAGE([.$E$2:.E101])" office:value-type="float" office:value="12.4529673">
            <text:p>12,45296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23">
            <text:p>723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162">
            <text:p>162</text:p>
          </table:table-cell>
          <table:table-cell table:style-name="Default" office:value-type="float" office:value="3.06033">
            <text:p>3,06033</text:p>
          </table:table-cell>
          <table:table-cell table:style-name="ce2" table:formula="of:=AVERAGE([.$E$2:.E102])" office:value-type="float" office:value="12.3599708910891">
            <text:p>12,35997089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71">
            <text:p>771</text:p>
          </table:table-cell>
          <table:table-cell table:style-name="Default" office:value-type="float" office:value="652">
            <text:p>652</text:p>
          </table:table-cell>
          <table:table-cell table:style-name="Default" office:value-type="float" office:value="177">
            <text:p>177</text:p>
          </table:table-cell>
          <table:table-cell table:style-name="Default" office:value-type="float" office:value="2.8582">
            <text:p>2,8582</text:p>
          </table:table-cell>
          <table:table-cell table:style-name="ce2" table:formula="of:=AVERAGE([.$E$2:.E103])" office:value-type="float" office:value="12.2668162745098">
            <text:p>12,26681627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99">
            <text:p>799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3.16192">
            <text:p>3,16192</text:p>
          </table:table-cell>
          <table:table-cell table:style-name="ce2" table:formula="of:=AVERAGE([.$E$2:.E104])" office:value-type="float" office:value="12.178419223301">
            <text:p>12,17841922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77">
            <text:p>877</text:p>
          </table:table-cell>
          <table:table-cell table:style-name="Default" office:value-type="float" office:value="677">
            <text:p>677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.97446">
            <text:p>2,97446</text:p>
          </table:table-cell>
          <table:table-cell table:style-name="ce2" table:formula="of:=AVERAGE([.$E$2:.E105])" office:value-type="float" office:value="12.0899196153846">
            <text:p>12,08991961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0">
            <text:p>960</text:p>
          </table:table-cell>
          <table:table-cell table:style-name="Default" office:value-type="float" office:value="637">
            <text:p>637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3.02017">
            <text:p>3,02017</text:p>
          </table:table-cell>
          <table:table-cell table:style-name="ce2" table:formula="of:=AVERAGE([.$E$2:.E106])" office:value-type="float" office:value="12.0035410476191">
            <text:p>12,00354104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65">
            <text:p>965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3.00627">
            <text:p>3,00627</text:p>
          </table:table-cell>
          <table:table-cell table:style-name="ce2" table:formula="of:=AVERAGE([.$E$2:.E107])" office:value-type="float" office:value="11.9186611320755">
            <text:p>11,91866113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8">
            <text:p>998</text:p>
          </table:table-cell>
          <table:table-cell table:style-name="Default" office:value-type="float" office:value="710">
            <text:p>710</text:p>
          </table:table-cell>
          <table:table-cell table:style-name="Default" office:value-type="float" office:value="237">
            <text:p>237</text:p>
          </table:table-cell>
          <table:table-cell table:style-name="Default" office:value-type="float" office:value="2.84322">
            <text:p>2,84322</text:p>
          </table:table-cell>
          <table:table-cell table:style-name="ce2" table:formula="of:=AVERAGE([.$E$2:.E108])" office:value-type="float" office:value="11.8338439252337">
            <text:p>11,83384392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5">
            <text:p>995</text:p>
          </table:table-cell>
          <table:table-cell table:style-name="Default" office:value-type="float" office:value="700">
            <text:p>700</text:p>
          </table:table-cell>
          <table:table-cell table:style-name="Default" office:value-type="float" office:value="219">
            <text:p>219</text:p>
          </table:table-cell>
          <table:table-cell table:style-name="Default" office:value-type="float" office:value="2.87054">
            <text:p>2,87054</text:p>
          </table:table-cell>
          <table:table-cell table:style-name="ce2" table:formula="of:=AVERAGE([.$E$2:.E109])" office:value-type="float" office:value="11.7508503703704">
            <text:p>11,75085037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6">
            <text:p>1006</text:p>
          </table:table-cell>
          <table:table-cell table:style-name="Default" office:value-type="float" office:value="763">
            <text:p>763</text:p>
          </table:table-cell>
          <table:table-cell table:style-name="Default" office:value-type="float" office:value="222">
            <text:p>222</text:p>
          </table:table-cell>
          <table:table-cell table:style-name="Default" office:value-type="float" office:value="2.66982">
            <text:p>2,66982</text:p>
          </table:table-cell>
          <table:table-cell table:style-name="ce2" table:formula="of:=AVERAGE([.$E$2:.E110])" office:value-type="float" office:value="11.6675381651376">
            <text:p>11,667538165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3">
            <text:p>943</text:p>
          </table:table-cell>
          <table:table-cell table:style-name="Default" office:value-type="float" office:value="728">
            <text:p>7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3.18863">
            <text:p>3,18863</text:p>
          </table:table-cell>
          <table:table-cell table:style-name="ce2" table:formula="of:=AVERAGE([.$E$2:.E111])" office:value-type="float" office:value="11.5904571818182">
            <text:p>11,5904571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2">
            <text:p>1132</text:p>
          </table:table-cell>
          <table:table-cell table:style-name="Default" office:value-type="float" office:value="767">
            <text:p>767</text:p>
          </table:table-cell>
          <table:table-cell table:style-name="Default" office:value-type="float" office:value="286">
            <text:p>286</text:p>
          </table:table-cell>
          <table:table-cell table:style-name="Default" office:value-type="float" office:value="2.91797">
            <text:p>2,91797</text:p>
          </table:table-cell>
          <table:table-cell table:style-name="ce2" table:formula="of:=AVERAGE([.$E$2:.E112])" office:value-type="float" office:value="11.5123266666667">
            <text:p>11,51232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724">
            <text:p>724</text:p>
          </table:table-cell>
          <table:table-cell table:style-name="Default" office:value-type="float" office:value="246">
            <text:p>246</text:p>
          </table:table-cell>
          <table:table-cell table:style-name="Default" office:value-type="float" office:value="3.16112">
            <text:p>3,16112</text:p>
          </table:table-cell>
          <table:table-cell table:style-name="ce2" table:formula="of:=AVERAGE([.$E$2:.E113])" office:value-type="float" office:value="11.4377623214286">
            <text:p>11,43776232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2">
            <text:p>1212</text:p>
          </table:table-cell>
          <table:table-cell table:style-name="Default" office:value-type="float" office:value="803">
            <text:p>803</text:p>
          </table:table-cell>
          <table:table-cell table:style-name="Default" office:value-type="float" office:value="324">
            <text:p>324</text:p>
          </table:table-cell>
          <table:table-cell table:style-name="Default" office:value-type="float" office:value="2.91863">
            <text:p>2,91863</text:p>
          </table:table-cell>
          <table:table-cell table:style-name="ce2" table:formula="of:=AVERAGE([.$E$2:.E114])" office:value-type="float" office:value="11.3623717699115">
            <text:p>11,362371769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3">
            <text:p>353</text:p>
          </table:table-cell>
          <table:table-cell table:style-name="Default" office:value-type="float" office:value="397">
            <text:p>397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.77325">
            <text:p>2,77325</text:p>
          </table:table-cell>
          <table:table-cell table:style-name="ce2" table:formula="of:=AVERAGE([.$E$2:.E115])" office:value-type="float" office:value="11.2870285964912">
            <text:p>11,28702859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.49902">
            <text:p>2,49902</text:p>
          </table:table-cell>
          <table:table-cell table:style-name="ce2" table:formula="of:=AVERAGE([.$E$2:.E116])" office:value-type="float" office:value="11.2106111304348">
            <text:p>11,21061113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1.4081">
            <text:p>31,4081</text:p>
          </table:table-cell>
          <table:table-cell table:style-name="ce2" table:formula="of:=AVERAGE([.$E$2:.E117])" office:value-type="float" office:value="11.3847274137931">
            <text:p>11,38472741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5.4358">
            <text:p>65,4358</text:p>
          </table:table-cell>
          <table:table-cell table:style-name="ce2" table:formula="of:=AVERAGE([.$E$2:.E118])" office:value-type="float" office:value="11.8467023931624">
            <text:p>11,846702393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7.803">
            <text:p>57,803</text:p>
          </table:table-cell>
          <table:table-cell table:style-name="ce2" table:formula="of:=AVERAGE([.$E$2:.E119])" office:value-type="float" office:value="12.2361625423729">
            <text:p>12,23616254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3.548">
            <text:p>53,548</text:p>
          </table:table-cell>
          <table:table-cell table:style-name="ce2" table:formula="of:=AVERAGE([.$E$2:.E120])" office:value-type="float" office:value="12.5833208403361">
            <text:p>12,583320840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6.2586">
            <text:p>56,2586</text:p>
          </table:table-cell>
          <table:table-cell table:style-name="ce2" table:formula="of:=AVERAGE([.$E$2:.E121])" office:value-type="float" office:value="12.9472815">
            <text:p>12,94728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4.9029">
            <text:p>54,9029</text:p>
          </table:table-cell>
          <table:table-cell table:style-name="ce2" table:formula="of:=AVERAGE([.$E$2:.E122])" office:value-type="float" office:value="13.2940221487603">
            <text:p>13,2940221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0.757">
            <text:p>30,757</text:p>
          </table:table-cell>
          <table:table-cell table:style-name="ce2" table:formula="of:=AVERAGE([.$E$2:.E123])" office:value-type="float" office:value="13.4371613114754">
            <text:p>13,437161311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2.9828">
            <text:p>42,9828</text:p>
          </table:table-cell>
          <table:table-cell table:style-name="ce2" table:formula="of:=AVERAGE([.$E$2:.E124])" office:value-type="float" office:value="13.6773697560976">
            <text:p>13,677369756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49.4804">
            <text:p>49,4804</text:p>
          </table:table-cell>
          <table:table-cell table:style-name="ce2" table:formula="of:=AVERAGE([.$E$2:.E125])" office:value-type="float" office:value="13.9661038709677">
            <text:p>13,9661038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5.1244">
            <text:p>55,1244</text:p>
          </table:table-cell>
          <table:table-cell table:style-name="ce2" table:formula="of:=AVERAGE([.$E$2:.E126])" office:value-type="float" office:value="14.29537024">
            <text:p>14,295370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0.5212">
            <text:p>60,5212</text:p>
          </table:table-cell>
          <table:table-cell table:style-name="ce2" table:formula="of:=AVERAGE([.$E$2:.E127])" office:value-type="float" office:value="14.6622419047619">
            <text:p>14,66224190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2.6333">
            <text:p>62,6333</text:p>
          </table:table-cell>
          <table:table-cell table:style-name="ce2" table:formula="of:=AVERAGE([.$E$2:.E128])" office:value-type="float" office:value="15.0399667716535">
            <text:p>15,039966771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0.931">
            <text:p>60,931</text:p>
          </table:table-cell>
          <table:table-cell table:style-name="ce2" table:formula="of:=AVERAGE([.$E$2:.E129])" office:value-type="float" office:value="15.39849046875">
            <text:p>15,39849046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9.7164">
            <text:p>59,7164</text:p>
          </table:table-cell>
          <table:table-cell table:style-name="ce2" table:formula="of:=AVERAGE([.$E$2:.E130])" office:value-type="float" office:value="15.7420401550388">
            <text:p>15,7420401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9.1539">
            <text:p>59,1539</text:p>
          </table:table-cell>
          <table:table-cell table:style-name="ce2" table:formula="of:=AVERAGE([.$E$2:.E131])" office:value-type="float" office:value="16.0759775384615">
            <text:p>16,07597753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98">
            <text:p>498</text:p>
          </table:table-cell>
          <table:table-cell table:style-name="Default" office:value-type="float" office:value="568">
            <text:p>568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57.6434">
            <text:p>57,6434</text:p>
          </table:table-cell>
          <table:table-cell table:style-name="ce2" table:formula="of:=AVERAGE([.$E$2:.E132])" office:value-type="float" office:value="16.3932861068702">
            <text:p>16,3932861069</text:p>
          </table:table-cell>
          <table:table-cell table:number-columns-repeated="3"/>
        </table:table-row>
        <table:table-row table:style-name="ro2" table:number-rows-repeated="217">
          <table:table-cell table:number-columns-repeated="5"/>
          <table:table-cell table:style-name="ce4"/>
          <table:table-cell table:number-columns-repeated="3"/>
        </table:table-row>
        <table:table-row table:style-name="ro2" table:number-rows-repeated="283">
          <table:table-cell table:style-name="ce4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 table:number-rows-repeated="104782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Potenica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3" office:value-type="string">
            <text:p>Hace todo</text:p>
            <text:p>El proceso?</text:p>
          </table:table-cell>
          <table:table-cell table:style-name="ce5" office:value-type="string">
            <text:p>Total puntos</text:p>
            <text:p>Detectados</text:p>
            <text:p>Imagen objeto</text:p>
          </table:table-cell>
          <table:table-cell table:style-name="ce5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5" office:value-type="string">
            <text:p>Coincidencias</text:p>
            <text:p>Válidas</text:p>
            <text:p>Estimadas</text:p>
            <text:p>Homografía</text:p>
          </table:table-cell>
          <table:table-cell table:style-name="ce5" office:value-type="string">
            <text:p>FPS</text:p>
          </table:table-cell>
          <table:table-cell table:style-name="ce5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23428">
            <text:p>2,23428</text:p>
          </table:table-cell>
          <table:table-cell table:style-name="ce2" table:formula="of:=[.E2]" office:value-type="float" office:value="2.23428">
            <text:p>2,23428</text:p>
          </table:table-cell>
          <table:table-cell/>
          <table:table-cell office:value-type="string">
            <text:p>Target keypoints:</text:p>
          </table:table-cell>
          <table:table-cell table:style-name="ce3" office:value-type="float" office:value="2216">
            <text:p>2216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2859">
            <text:p>47,2859</text:p>
          </table:table-cell>
          <table:table-cell table:style-name="ce2" table:formula="of:=AVERAGE([.$E$2:.E3])" office:value-type="float" office:value="24.76009">
            <text:p>24,76009</text:p>
          </table:table-cell>
          <table:table-cell/>
          <table:table-cell office:value-type="string">
            <text:p>Umbral Hessiano:</text:p>
          </table:table-cell>
          <table:table-cell table:style-name="ce3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6.4619">
            <text:p>46,4619</text:p>
          </table:table-cell>
          <table:table-cell table:style-name="ce2" table:formula="of:=AVERAGE([.$E$2:.E4])" office:value-type="float" office:value="31.9940266666667">
            <text:p>31,9940266667</text:p>
          </table:table-cell>
          <table:table-cell/>
          <table:table-cell office:value-type="string">
            <text:p>Valoración</text:p>
          </table:table-cell>
          <table:table-cell table:style-name="ce9" office:value-type="float" office:value="5">
            <text:p>5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8003">
            <text:p>54,8003</text:p>
          </table:table-cell>
          <table:table-cell table:style-name="ce2" table:formula="of:=AVERAGE([.$E$2:.E5])" office:value-type="float" office:value="37.695595">
            <text:p>37,695595</text:p>
          </table:table-cell>
          <table:table-cell/>
          <table:table-cell table:style-name="ce14" office:value-type="string">
            <text:p>FPS ACUM</text:p>
          </table:table-cell>
          <table:table-cell table:formula="of:=[.F145]" office:value-type="float" office:value="26.8115431944444">
            <text:p>26,8115431944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1.6419">
            <text:p>51,6419</text:p>
          </table:table-cell>
          <table:table-cell table:style-name="ce2" table:formula="of:=AVERAGE([.$E$2:.E6])" office:value-type="float" office:value="40.484856">
            <text:p>40,48485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2.475">
            <text:p>32,475</text:p>
          </table:table-cell>
          <table:table-cell table:style-name="ce2" table:formula="of:=AVERAGE([.$E$2:.E7])" office:value-type="float" office:value="39.14988">
            <text:p>39,149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.8355">
            <text:p>49,8355</text:p>
          </table:table-cell>
          <table:table-cell table:style-name="ce2" table:formula="of:=AVERAGE([.$E$2:.E8])" office:value-type="float" office:value="40.6763971428571">
            <text:p>40,67639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8103">
            <text:p>47,8103</text:p>
          </table:table-cell>
          <table:table-cell table:style-name="ce2" table:formula="of:=AVERAGE([.$E$2:.E9])" office:value-type="float" office:value="41.568135">
            <text:p>41,5681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8.3066">
            <text:p>38,3066</text:p>
          </table:table-cell>
          <table:table-cell table:style-name="ce2" table:formula="of:=AVERAGE([.$E$2:.E10])" office:value-type="float" office:value="41.2057422222222">
            <text:p>41,205742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.5293">
            <text:p>52,5293</text:p>
          </table:table-cell>
          <table:table-cell table:style-name="ce2" table:formula="of:=AVERAGE([.$E$2:.E11])" office:value-type="float" office:value="42.338098">
            <text:p>42,3380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0629">
            <text:p>55,0629</text:p>
          </table:table-cell>
          <table:table-cell table:style-name="ce2" table:formula="of:=AVERAGE([.$E$2:.E12])" office:value-type="float" office:value="43.4948981818182">
            <text:p>43,494898181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36.9686">
            <text:p>36,9686</text:p>
          </table:table-cell>
          <table:table-cell table:style-name="ce2" table:formula="of:=AVERAGE([.$E$2:.E13])" office:value-type="float" office:value="42.95104">
            <text:p>42,9510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6.3285">
            <text:p>46,3285</text:p>
          </table:table-cell>
          <table:table-cell table:style-name="ce2" table:formula="of:=AVERAGE([.$E$2:.E14])" office:value-type="float" office:value="43.2108446153846">
            <text:p>43,21084461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5.1364">
            <text:p>45,1364</text:p>
          </table:table-cell>
          <table:table-cell table:style-name="ce2" table:formula="of:=AVERAGE([.$E$2:.E15])" office:value-type="float" office:value="43.3483842857143">
            <text:p>43,34838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.2682">
            <text:p>49,2682</text:p>
          </table:table-cell>
          <table:table-cell table:style-name="ce2" table:formula="of:=AVERAGE([.$E$2:.E16])" office:value-type="float" office:value="43.7430386666667">
            <text:p>43,743038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6297">
            <text:p>54,6297</text:p>
          </table:table-cell>
          <table:table-cell table:style-name="ce2" table:formula="of:=AVERAGE([.$E$2:.E17])" office:value-type="float" office:value="44.423455">
            <text:p>44,423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8689">
            <text:p>55,8689</text:p>
          </table:table-cell>
          <table:table-cell table:style-name="ce2" table:formula="of:=AVERAGE([.$E$2:.E18])" office:value-type="float" office:value="45.0967164705882">
            <text:p>45,096716470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8.569">
            <text:p>58,569</text:p>
          </table:table-cell>
          <table:table-cell table:style-name="ce2" table:formula="of:=AVERAGE([.$E$2:.E19])" office:value-type="float" office:value="45.8451766666667">
            <text:p>45,84517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3.6335">
            <text:p>53,6335</text:p>
          </table:table-cell>
          <table:table-cell table:style-name="ce2" table:formula="of:=AVERAGE([.$E$2:.E20])" office:value-type="float" office:value="46.2550884210526">
            <text:p>46,25508842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3.1464">
            <text:p>43,1464</text:p>
          </table:table-cell>
          <table:table-cell table:style-name="ce2" table:formula="of:=AVERAGE([.$E$2:.E21])" office:value-type="float" office:value="46.099654">
            <text:p>46,09965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.4688">
            <text:p>52,4688</text:p>
          </table:table-cell>
          <table:table-cell table:style-name="ce2" table:formula="of:=AVERAGE([.$E$2:.E22])" office:value-type="float" office:value="46.4029466666667">
            <text:p>46,40294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.8203">
            <text:p>52,8203</text:p>
          </table:table-cell>
          <table:table-cell table:style-name="ce2" table:formula="of:=AVERAGE([.$E$2:.E23])" office:value-type="float" office:value="46.6946445454545">
            <text:p>46,694644545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3.8014">
            <text:p>53,8014</text:p>
          </table:table-cell>
          <table:table-cell table:style-name="ce2" table:formula="of:=AVERAGE([.$E$2:.E24])" office:value-type="float" office:value="47.0036339130435">
            <text:p>47,00363391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0174">
            <text:p>55,0174</text:p>
          </table:table-cell>
          <table:table-cell table:style-name="ce2" table:formula="of:=AVERAGE([.$E$2:.E25])" office:value-type="float" office:value="47.3375408333333">
            <text:p>47,337540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0758">
            <text:p>56,0758</text:p>
          </table:table-cell>
          <table:table-cell table:style-name="ce2" table:formula="of:=AVERAGE([.$E$2:.E26])" office:value-type="float" office:value="47.6870712">
            <text:p>47,68707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.7652">
            <text:p>52,7652</text:p>
          </table:table-cell>
          <table:table-cell table:style-name="ce2" table:formula="of:=AVERAGE([.$E$2:.E27])" office:value-type="float" office:value="47.8823838461538">
            <text:p>47,88238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3036">
            <text:p>54,3036</text:p>
          </table:table-cell>
          <table:table-cell table:style-name="ce2" table:formula="of:=AVERAGE([.$E$2:.E28])" office:value-type="float" office:value="48.1202066666667">
            <text:p>48,120206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5.1958">
            <text:p>45,1958</text:p>
          </table:table-cell>
          <table:table-cell table:style-name="ce2" table:formula="of:=AVERAGE([.$E$2:.E29])" office:value-type="float" office:value="48.0157635714286">
            <text:p>48,01576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2239">
            <text:p>56,2239</text:p>
          </table:table-cell>
          <table:table-cell table:style-name="ce2" table:formula="of:=AVERAGE([.$E$2:.E30])" office:value-type="float" office:value="48.2988027586207">
            <text:p>48,29880275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1.5011">
            <text:p>51,5011</text:p>
          </table:table-cell>
          <table:table-cell table:style-name="ce2" table:formula="of:=AVERAGE([.$E$2:.E31])" office:value-type="float" office:value="48.405546">
            <text:p>48,4055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3799">
            <text:p>47,3799</text:p>
          </table:table-cell>
          <table:table-cell table:style-name="ce2" table:formula="of:=AVERAGE([.$E$2:.E32])" office:value-type="float" office:value="48.3724606451613">
            <text:p>48,37246064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.3366">
            <text:p>49,3366</text:p>
          </table:table-cell>
          <table:table-cell table:style-name="ce2" table:formula="of:=AVERAGE([.$E$2:.E33])" office:value-type="float" office:value="48.40259">
            <text:p>48,402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6144">
            <text:p>47,6144</text:p>
          </table:table-cell>
          <table:table-cell table:style-name="ce2" table:formula="of:=AVERAGE([.$E$2:.E34])" office:value-type="float" office:value="48.3787054545454">
            <text:p>48,378705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.3895">
            <text:p>49,3895</text:p>
          </table:table-cell>
          <table:table-cell table:style-name="ce2" table:formula="of:=AVERAGE([.$E$2:.E35])" office:value-type="float" office:value="48.4084347058823">
            <text:p>48,40843470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6.6049">
            <text:p>46,6049</text:p>
          </table:table-cell>
          <table:table-cell table:style-name="ce2" table:formula="of:=AVERAGE([.$E$2:.E36])" office:value-type="float" office:value="48.3569051428571">
            <text:p>48,356905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8.9189">
            <text:p>48,9189</text:p>
          </table:table-cell>
          <table:table-cell table:style-name="ce2" table:formula="of:=AVERAGE([.$E$2:.E37])" office:value-type="float" office:value="48.3725161111111">
            <text:p>48,37251611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867">
            <text:p>54,867</text:p>
          </table:table-cell>
          <table:table-cell table:style-name="ce2" table:formula="of:=AVERAGE([.$E$2:.E38])" office:value-type="float" office:value="48.5480427027027">
            <text:p>48,54804270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8444">
            <text:p>55,8444</text:p>
          </table:table-cell>
          <table:table-cell table:style-name="ce2" table:formula="of:=AVERAGE([.$E$2:.E39])" office:value-type="float" office:value="48.7400521052632">
            <text:p>48,74005210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6.7093">
            <text:p>46,7093</text:p>
          </table:table-cell>
          <table:table-cell table:style-name="ce2" table:formula="of:=AVERAGE([.$E$2:.E40])" office:value-type="float" office:value="48.6879815384615">
            <text:p>48,68798153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3948">
            <text:p>56,3948</text:p>
          </table:table-cell>
          <table:table-cell table:style-name="ce2" table:formula="of:=AVERAGE([.$E$2:.E41])" office:value-type="float" office:value="48.880652">
            <text:p>48,8806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5.1141">
            <text:p>45,1141</text:p>
          </table:table-cell>
          <table:table-cell table:style-name="ce2" table:formula="of:=AVERAGE([.$E$2:.E42])" office:value-type="float" office:value="48.7887848780488">
            <text:p>48,7887848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6.5222">
            <text:p>46,5222</text:p>
          </table:table-cell>
          <table:table-cell table:style-name="ce2" table:formula="of:=AVERAGE([.$E$2:.E43])" office:value-type="float" office:value="48.7348185714286">
            <text:p>48,734818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7.8868">
            <text:p>57,8868</text:p>
          </table:table-cell>
          <table:table-cell table:style-name="ce2" table:formula="of:=AVERAGE([.$E$2:.E44])" office:value-type="float" office:value="48.9476553488372">
            <text:p>48,947655348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5.2231">
            <text:p>25,2231</text:p>
          </table:table-cell>
          <table:table-cell table:style-name="ce2" table:formula="of:=AVERAGE([.$E$2:.E45])" office:value-type="float" office:value="48.4084609090909">
            <text:p>48,408460909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3.073">
            <text:p>53,073</text:p>
          </table:table-cell>
          <table:table-cell table:style-name="ce2" table:formula="of:=AVERAGE([.$E$2:.E46])" office:value-type="float" office:value="48.5121173333333">
            <text:p>48,512117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9756">
            <text:p>55,9756</text:p>
          </table:table-cell>
          <table:table-cell table:style-name="ce2" table:formula="of:=AVERAGE([.$E$2:.E47])" office:value-type="float" office:value="48.6743669565217">
            <text:p>48,674366956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1113">
            <text:p>55,1113</text:p>
          </table:table-cell>
          <table:table-cell table:style-name="ce2" table:formula="of:=AVERAGE([.$E$2:.E48])" office:value-type="float" office:value="48.8113229787234">
            <text:p>48,81132297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5.9307">
            <text:p>45,9307</text:p>
          </table:table-cell>
          <table:table-cell table:style-name="ce2" table:formula="of:=AVERAGE([.$E$2:.E49])" office:value-type="float" office:value="48.75131">
            <text:p>48,751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1.5568">
            <text:p>51,5568</text:p>
          </table:table-cell>
          <table:table-cell table:style-name="ce2" table:formula="of:=AVERAGE([.$E$2:.E50])" office:value-type="float" office:value="48.8085648979592">
            <text:p>48,8085648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3.5993">
            <text:p>53,5993</text:p>
          </table:table-cell>
          <table:table-cell table:style-name="ce2" table:formula="of:=AVERAGE([.$E$2:.E51])" office:value-type="float" office:value="48.9043796">
            <text:p>48,90437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7874">
            <text:p>47,7874</text:p>
          </table:table-cell>
          <table:table-cell table:style-name="ce2" table:formula="of:=AVERAGE([.$E$2:.E52])" office:value-type="float" office:value="48.8824780392157">
            <text:p>48,882478039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6.7838">
            <text:p>46,7838</text:p>
          </table:table-cell>
          <table:table-cell table:style-name="ce2" table:formula="of:=AVERAGE([.$E$2:.E53])" office:value-type="float" office:value="48.8421188461538">
            <text:p>48,84211884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1.7247">
            <text:p>51,7247</text:p>
          </table:table-cell>
          <table:table-cell table:style-name="ce2" table:formula="of:=AVERAGE([.$E$2:.E54])" office:value-type="float" office:value="48.8965071698113">
            <text:p>48,89650716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.2735">
            <text:p>49,2735</text:p>
          </table:table-cell>
          <table:table-cell table:style-name="ce2" table:formula="of:=AVERAGE([.$E$2:.E55])" office:value-type="float" office:value="48.9034885185185">
            <text:p>48,903488518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6.3092">
            <text:p>56,3092</text:p>
          </table:table-cell>
          <table:table-cell table:style-name="ce2" table:formula="of:=AVERAGE([.$E$2:.E56])" office:value-type="float" office:value="49.0381378181818">
            <text:p>49,038137818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0.5789">
            <text:p>50,5789</text:p>
          </table:table-cell>
          <table:table-cell table:style-name="ce2" table:formula="of:=AVERAGE([.$E$2:.E57])" office:value-type="float" office:value="49.0656514285714">
            <text:p>49,065651428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0079">
            <text:p>54,0079</text:p>
          </table:table-cell>
          <table:table-cell table:style-name="ce2" table:formula="of:=AVERAGE([.$E$2:.E58])" office:value-type="float" office:value="49.1523575438597">
            <text:p>49,15235754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4.4406">
            <text:p>44,4406</text:p>
          </table:table-cell>
          <table:table-cell table:style-name="ce2" table:formula="of:=AVERAGE([.$E$2:.E59])" office:value-type="float" office:value="49.0711203448276">
            <text:p>49,071120344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7316">
            <text:p>54,7316</text:p>
          </table:table-cell>
          <table:table-cell table:style-name="ce2" table:formula="of:=AVERAGE([.$E$2:.E60])" office:value-type="float" office:value="49.1670606779661">
            <text:p>49,1670606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2.1291">
            <text:p>52,1291</text:p>
          </table:table-cell>
          <table:table-cell table:style-name="ce2" table:formula="of:=AVERAGE([.$E$2:.E61])" office:value-type="float" office:value="49.216428">
            <text:p>49,21642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4.348">
            <text:p>54,348</text:p>
          </table:table-cell>
          <table:table-cell table:style-name="ce2" table:formula="of:=AVERAGE([.$E$2:.E62])" office:value-type="float" office:value="49.3005521311475">
            <text:p>49,300552131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8038">
            <text:p>47,8038</text:p>
          </table:table-cell>
          <table:table-cell table:style-name="ce2" table:formula="of:=AVERAGE([.$E$2:.E63])" office:value-type="float" office:value="49.2764109677419">
            <text:p>49,276410967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1.7011">
            <text:p>51,7011</text:p>
          </table:table-cell>
          <table:table-cell table:style-name="ce2" table:formula="of:=AVERAGE([.$E$2:.E64])" office:value-type="float" office:value="49.3148980952381">
            <text:p>49,314898095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7124">
            <text:p>47,7124</text:p>
          </table:table-cell>
          <table:table-cell table:style-name="ce2" table:formula="of:=AVERAGE([.$E$2:.E65])" office:value-type="float" office:value="49.2898590625">
            <text:p>49,2898590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7.1431">
            <text:p>57,1431</text:p>
          </table:table-cell>
          <table:table-cell table:style-name="ce2" table:formula="of:=AVERAGE([.$E$2:.E66])" office:value-type="float" office:value="49.4106781538462">
            <text:p>49,410678153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0.518">
            <text:p>50,518</text:p>
          </table:table-cell>
          <table:table-cell table:style-name="ce2" table:formula="of:=AVERAGE([.$E$2:.E67])" office:value-type="float" office:value="49.4274557575758">
            <text:p>49,42745575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2755">
            <text:p>55,2755</text:p>
          </table:table-cell>
          <table:table-cell table:style-name="ce2" table:formula="of:=AVERAGE([.$E$2:.E68])" office:value-type="float" office:value="49.51474">
            <text:p>49,5147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5.6421">
            <text:p>55,6421</text:p>
          </table:table-cell>
          <table:table-cell table:style-name="ce2" table:formula="of:=AVERAGE([.$E$2:.E69])" office:value-type="float" office:value="49.6048482352941">
            <text:p>49,60484823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8.5227">
            <text:p>48,5227</text:p>
          </table:table-cell>
          <table:table-cell table:style-name="ce2" table:formula="of:=AVERAGE([.$E$2:.E70])" office:value-type="float" office:value="49.5891649275362">
            <text:p>49,58916492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8.9212">
            <text:p>48,9212</text:p>
          </table:table-cell>
          <table:table-cell table:style-name="ce2" table:formula="of:=AVERAGE([.$E$2:.E71])" office:value-type="float" office:value="49.5796225714286">
            <text:p>49,579622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7.7896">
            <text:p>47,7896</text:p>
          </table:table-cell>
          <table:table-cell table:style-name="ce2" table:formula="of:=AVERAGE([.$E$2:.E72])" office:value-type="float" office:value="49.5544109859155">
            <text:p>49,554410985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50.6583">
            <text:p>50,6583</text:p>
          </table:table-cell>
          <table:table-cell table:style-name="ce2" table:formula="of:=AVERAGE([.$E$2:.E73])" office:value-type="float" office:value="49.5697427777778">
            <text:p>49,569742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8.6855">
            <text:p>48,6855</text:p>
          </table:table-cell>
          <table:table-cell table:style-name="ce2" table:formula="of:=AVERAGE([.$E$2:.E74])" office:value-type="float" office:value="49.5576298630137">
            <text:p>49,5576298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80">
            <text:p>780</text:p>
          </table:table-cell>
          <table:table-cell table:style-name="Default" office:value-type="float" office:value="587">
            <text:p>587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49.8604">
            <text:p>49,8604</text:p>
          </table:table-cell>
          <table:table-cell table:style-name="ce2" table:formula="of:=AVERAGE([.$E$2:.E75])" office:value-type="float" office:value="49.5617213513514">
            <text:p>49,56172135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482">
            <text:p>482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4.41421">
            <text:p>4,41421</text:p>
          </table:table-cell>
          <table:table-cell table:style-name="ce2" table:formula="of:=AVERAGE([.$E$2:.E76])" office:value-type="float" office:value="48.9597545333333">
            <text:p>48,9597545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59">
            <text:p>259</text:p>
          </table:table-cell>
          <table:table-cell table:style-name="Default" office:value-type="float" office:value="163">
            <text:p>163</text:p>
          </table:table-cell>
          <table:table-cell table:style-name="Default" office:value-type="float" office:value="13.8135">
            <text:p>13,8135</text:p>
          </table:table-cell>
          <table:table-cell table:style-name="ce2" table:formula="of:=AVERAGE([.$E$2:.E77])" office:value-type="float" office:value="48.4973038157895">
            <text:p>48,497303815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277">
            <text:p>277</text:p>
          </table:table-cell>
          <table:table-cell table:style-name="Default" office:value-type="float" office:value="11.4321">
            <text:p>11,4321</text:p>
          </table:table-cell>
          <table:table-cell table:style-name="ce2" table:formula="of:=AVERAGE([.$E$2:.E78])" office:value-type="float" office:value="48.0159375324675">
            <text:p>48,01593753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19">
            <text:p>419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8.43838">
            <text:p>8,43838</text:p>
          </table:table-cell>
          <table:table-cell table:style-name="ce2" table:formula="of:=AVERAGE([.$E$2:.E79])" office:value-type="float" office:value="47.508532948718">
            <text:p>47,508532948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54">
            <text:p>754</text:p>
          </table:table-cell>
          <table:table-cell table:style-name="Default" office:value-type="float" office:value="278">
            <text:p>278</text:p>
          </table:table-cell>
          <table:table-cell table:style-name="Default" office:value-type="float" office:value="7.45467">
            <text:p>7,45467</text:p>
          </table:table-cell>
          <table:table-cell table:style-name="ce2" table:formula="of:=AVERAGE([.$E$2:.E80])" office:value-type="float" office:value="47.0015220253165">
            <text:p>47,001522025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54">
            <text:p>354</text:p>
          </table:table-cell>
          <table:table-cell table:style-name="Default" office:value-type="float" office:value="545">
            <text:p>545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3.12288">
            <text:p>3,12288</text:p>
          </table:table-cell>
          <table:table-cell table:style-name="ce2" table:formula="of:=AVERAGE([.$E$2:.E81])" office:value-type="float" office:value="46.453039">
            <text:p>46,4530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2">
            <text:p>532</text:p>
          </table:table-cell>
          <table:table-cell table:style-name="Default" office:value-type="float" office:value="615">
            <text:p>615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77196">
            <text:p>2,77196</text:p>
          </table:table-cell>
          <table:table-cell table:style-name="ce2" table:formula="of:=AVERAGE([.$E$2:.E82])" office:value-type="float" office:value="45.9137664197531">
            <text:p>45,913766419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4">
            <text:p>614</text:p>
          </table:table-cell>
          <table:table-cell table:style-name="Default" office:value-type="float" office:value="611">
            <text:p>61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2.63177">
            <text:p>2,63177</text:p>
          </table:table-cell>
          <table:table-cell table:style-name="ce2" table:formula="of:=AVERAGE([.$E$2:.E83])" office:value-type="float" office:value="45.385937195122">
            <text:p>45,38593719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368">
            <text:p>368</text:p>
          </table:table-cell>
          <table:table-cell table:style-name="Default" office:value-type="float" office:value="546">
            <text:p>546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82733">
            <text:p>2,82733</text:p>
          </table:table-cell>
          <table:table-cell table:style-name="ce2" table:formula="of:=AVERAGE([.$E$2:.E84])" office:value-type="float" office:value="44.8731828915663">
            <text:p>44,87318289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75">
            <text:p>975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171">
            <text:p>171</text:p>
          </table:table-cell>
          <table:table-cell table:style-name="Default" office:value-type="float" office:value="2.18189">
            <text:p>2,18189</text:p>
          </table:table-cell>
          <table:table-cell table:style-name="ce2" table:formula="of:=AVERAGE([.$E$2:.E85])" office:value-type="float" office:value="44.3649532142857">
            <text:p>44,3649532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4">
            <text:p>1134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2.16915">
            <text:p>2,16915</text:p>
          </table:table-cell>
          <table:table-cell table:style-name="ce2" table:formula="of:=AVERAGE([.$E$2:.E86])" office:value-type="float" office:value="43.868532">
            <text:p>43,86853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41">
            <text:p>1541</text:p>
          </table:table-cell>
          <table:table-cell table:style-name="Default" office:value-type="float" office:value="846">
            <text:p>846</text:p>
          </table:table-cell>
          <table:table-cell table:style-name="Default" office:value-type="float" office:value="373">
            <text:p>373</text:p>
          </table:table-cell>
          <table:table-cell table:style-name="Default" office:value-type="float" office:value="2.31402">
            <text:p>2,31402</text:p>
          </table:table-cell>
          <table:table-cell table:style-name="ce2" table:formula="of:=AVERAGE([.$E$2:.E87])" office:value-type="float" office:value="43.38534">
            <text:p>43,3853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06">
            <text:p>1606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419">
            <text:p>419</text:p>
          </table:table-cell>
          <table:table-cell table:style-name="Default" office:value-type="float" office:value="2.3581">
            <text:p>2,3581</text:p>
          </table:table-cell>
          <table:table-cell table:style-name="ce2" table:formula="of:=AVERAGE([.$E$2:.E88])" office:value-type="float" office:value="42.9137625287356">
            <text:p>42,91376252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44">
            <text:p>1544</text:p>
          </table:table-cell>
          <table:table-cell table:style-name="Default" office:value-type="float" office:value="883">
            <text:p>883</text:p>
          </table:table-cell>
          <table:table-cell table:style-name="Default" office:value-type="float" office:value="432">
            <text:p>432</text:p>
          </table:table-cell>
          <table:table-cell table:style-name="Default" office:value-type="float" office:value="2.33801">
            <text:p>2,33801</text:p>
          </table:table-cell>
          <table:table-cell table:style-name="ce2" table:formula="of:=AVERAGE([.$E$2:.E89])" office:value-type="float" office:value="42.4526744318182">
            <text:p>42,45267443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9">
            <text:p>1449</text:p>
          </table:table-cell>
          <table:table-cell table:style-name="Default" office:value-type="float" office:value="920">
            <text:p>920</text:p>
          </table:table-cell>
          <table:table-cell table:style-name="Default" office:value-type="float" office:value="361">
            <text:p>361</text:p>
          </table:table-cell>
          <table:table-cell table:style-name="Default" office:value-type="float" office:value="2.26329">
            <text:p>2,26329</text:p>
          </table:table-cell>
          <table:table-cell table:style-name="ce2" table:formula="of:=AVERAGE([.$E$2:.E90])" office:value-type="float" office:value="42.0011083146067">
            <text:p>42,00110831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55">
            <text:p>1255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321">
            <text:p>321</text:p>
          </table:table-cell>
          <table:table-cell table:style-name="Default" office:value-type="float" office:value="2.70604">
            <text:p>2,70604</text:p>
          </table:table-cell>
          <table:table-cell table:style-name="ce2" table:formula="of:=AVERAGE([.$E$2:.E91])" office:value-type="float" office:value="41.5644964444445">
            <text:p>41,56449644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8">
            <text:p>948</text:p>
          </table:table-cell>
          <table:table-cell table:style-name="Default" office:value-type="float" office:value="699">
            <text:p>699</text:p>
          </table:table-cell>
          <table:table-cell table:style-name="Default" office:value-type="float" office:value="194">
            <text:p>194</text:p>
          </table:table-cell>
          <table:table-cell table:style-name="Default" office:value-type="float" office:value="2.82216">
            <text:p>2,82216</text:p>
          </table:table-cell>
          <table:table-cell table:style-name="ce2" table:formula="of:=AVERAGE([.$E$2:.E92])" office:value-type="float" office:value="41.1387564835165">
            <text:p>41,13875648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5">
            <text:p>925</text:p>
          </table:table-cell>
          <table:table-cell table:style-name="Default" office:value-type="float" office:value="675">
            <text:p>675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2.18761">
            <text:p>2,18761</text:p>
          </table:table-cell>
          <table:table-cell table:style-name="ce2" table:formula="of:=AVERAGE([.$E$2:.E93])" office:value-type="float" office:value="40.7153744565217">
            <text:p>40,71537445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91">
            <text:p>991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.14404">
            <text:p>2,14404</text:p>
          </table:table-cell>
          <table:table-cell table:style-name="ce2" table:formula="of:=AVERAGE([.$E$2:.E94])" office:value-type="float" office:value="40.3006289247312">
            <text:p>40,30062892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5">
            <text:p>1005</text:p>
          </table:table-cell>
          <table:table-cell table:style-name="Default" office:value-type="float" office:value="716">
            <text:p>716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2.1302">
            <text:p>2,1302</text:p>
          </table:table-cell>
          <table:table-cell table:style-name="ce2" table:formula="of:=AVERAGE([.$E$2:.E95])" office:value-type="float" office:value="39.8945605319149">
            <text:p>39,894560531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64">
            <text:p>1164</text:p>
          </table:table-cell>
          <table:table-cell table:style-name="Default" office:value-type="float" office:value="812">
            <text:p>812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2.29825">
            <text:p>2,29825</text:p>
          </table:table-cell>
          <table:table-cell table:style-name="ce2" table:formula="of:=AVERAGE([.$E$2:.E96])" office:value-type="float" office:value="39.4988098947368">
            <text:p>39,49880989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53">
            <text:p>953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2.16692">
            <text:p>2,16692</text:p>
          </table:table-cell>
          <table:table-cell table:style-name="ce2" table:formula="of:=AVERAGE([.$E$2:.E97])" office:value-type="float" office:value="39.1099360416667">
            <text:p>39,10993604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83">
            <text:p>983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147">
            <text:p>147</text:p>
          </table:table-cell>
          <table:table-cell table:style-name="Default" office:value-type="float" office:value="2.1757">
            <text:p>2,1757</text:p>
          </table:table-cell>
          <table:table-cell table:style-name="ce2" table:formula="of:=AVERAGE([.$E$2:.E98])" office:value-type="float" office:value="38.7291707216495">
            <text:p>38,72917072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7">
            <text:p>937</text:p>
          </table:table-cell>
          <table:table-cell table:style-name="Default" office:value-type="float" office:value="663">
            <text:p>663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.19584">
            <text:p>2,19584</text:p>
          </table:table-cell>
          <table:table-cell table:style-name="ce2" table:formula="of:=AVERAGE([.$E$2:.E99])" office:value-type="float" office:value="38.3563816326531">
            <text:p>38,35638163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48">
            <text:p>948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.14163">
            <text:p>2,14163</text:p>
          </table:table-cell>
          <table:table-cell table:style-name="ce2" table:formula="of:=AVERAGE([.$E$2:.E100])" office:value-type="float" office:value="37.9905760606061">
            <text:p>37,99057606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577">
            <text:p>57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2.23144">
            <text:p>2,23144</text:p>
          </table:table-cell>
          <table:table-cell table:style-name="ce2" table:formula="of:=AVERAGE([.$E$2:.E101])" office:value-type="float" office:value="37.6329847">
            <text:p>37,63298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97">
            <text:p>897</text:p>
          </table:table-cell>
          <table:table-cell table:style-name="Default" office:value-type="float" office:value="614">
            <text:p>614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.16201">
            <text:p>2,16201</text:p>
          </table:table-cell>
          <table:table-cell table:style-name="ce2" table:formula="of:=AVERAGE([.$E$2:.E102])" office:value-type="float" office:value="37.2817869306931">
            <text:p>37,281786930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7">
            <text:p>1137</text:p>
          </table:table-cell>
          <table:table-cell table:style-name="Default" office:value-type="float" office:value="647">
            <text:p>647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.96532">
            <text:p>1,96532</text:p>
          </table:table-cell>
          <table:table-cell table:style-name="ce2" table:formula="of:=AVERAGE([.$E$2:.E103])" office:value-type="float" office:value="36.9355470588235">
            <text:p>36,93554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5">
            <text:p>1245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.18091">
            <text:p>2,18091</text:p>
          </table:table-cell>
          <table:table-cell table:style-name="ce2" table:formula="of:=AVERAGE([.$E$2:.E104])" office:value-type="float" office:value="36.5981233980582">
            <text:p>36,59812339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3">
            <text:p>1133</text:p>
          </table:table-cell>
          <table:table-cell table:style-name="Default" office:value-type="float" office:value="693">
            <text:p>693</text:p>
          </table:table-cell>
          <table:table-cell table:style-name="Default" office:value-type="float" office:value="154">
            <text:p>154</text:p>
          </table:table-cell>
          <table:table-cell table:style-name="Default" office:value-type="float" office:value="2.05405">
            <text:p>2,05405</text:p>
          </table:table-cell>
          <table:table-cell table:style-name="ce2" table:formula="of:=AVERAGE([.$E$2:.E105])" office:value-type="float" office:value="36.2659688461538">
            <text:p>36,2659688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6">
            <text:p>1096</text:p>
          </table:table-cell>
          <table:table-cell table:style-name="Default" office:value-type="float" office:value="696">
            <text:p>696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2.081">
            <text:p>2,081</text:p>
          </table:table-cell>
          <table:table-cell table:style-name="ce2" table:formula="of:=AVERAGE([.$E$2:.E106])" office:value-type="float" office:value="35.9403977142857">
            <text:p>35,940397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29">
            <text:p>929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2.13823">
            <text:p>2,13823</text:p>
          </table:table-cell>
          <table:table-cell table:style-name="ce2" table:formula="of:=AVERAGE([.$E$2:.E107])" office:value-type="float" office:value="35.6215093396226">
            <text:p>35,62150933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2.0514">
            <text:p>2,0514</text:p>
          </table:table-cell>
          <table:table-cell table:style-name="ce2" table:formula="of:=AVERAGE([.$E$2:.E108])" office:value-type="float" office:value="35.30777">
            <text:p>35,3077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3">
            <text:p>1063</text:p>
          </table:table-cell>
          <table:table-cell table:style-name="Default" office:value-type="float" office:value="668">
            <text:p>668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2.02764">
            <text:p>2,02764</text:p>
          </table:table-cell>
          <table:table-cell table:style-name="ce2" table:formula="of:=AVERAGE([.$E$2:.E109])" office:value-type="float" office:value="34.9996206481481">
            <text:p>34,99962064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22">
            <text:p>1822</text:p>
          </table:table-cell>
          <table:table-cell table:style-name="Default" office:value-type="float" office:value="985">
            <text:p>985</text:p>
          </table:table-cell>
          <table:table-cell table:style-name="Default" office:value-type="float" office:value="447">
            <text:p>447</text:p>
          </table:table-cell>
          <table:table-cell table:style-name="Default" office:value-type="float" office:value="2.04461">
            <text:p>2,04461</text:p>
          </table:table-cell>
          <table:table-cell table:style-name="ce2" table:formula="of:=AVERAGE([.$E$2:.E110])" office:value-type="float" office:value="34.6972811009174">
            <text:p>34,69728110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95">
            <text:p>1695</text:p>
          </table:table-cell>
          <table:table-cell table:style-name="Default" office:value-type="float" office:value="872">
            <text:p>872</text:p>
          </table:table-cell>
          <table:table-cell table:style-name="Default" office:value-type="float" office:value="341">
            <text:p>341</text:p>
          </table:table-cell>
          <table:table-cell table:style-name="Default" office:value-type="float" office:value="2.10517">
            <text:p>2,10517</text:p>
          </table:table-cell>
          <table:table-cell table:style-name="ce2" table:formula="of:=AVERAGE([.$E$2:.E111])" office:value-type="float" office:value="34.4009891818182">
            <text:p>34,4009891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57">
            <text:p>1357</text:p>
          </table:table-cell>
          <table:table-cell table:style-name="Default" office:value-type="float" office:value="744">
            <text:p>744</text:p>
          </table:table-cell>
          <table:table-cell table:style-name="Default" office:value-type="float" office:value="235">
            <text:p>235</text:p>
          </table:table-cell>
          <table:table-cell table:style-name="Default" office:value-type="float" office:value="2.21166">
            <text:p>2,21166</text:p>
          </table:table-cell>
          <table:table-cell table:style-name="ce2" table:formula="of:=AVERAGE([.$E$2:.E112])" office:value-type="float" office:value="34.1109952252252">
            <text:p>34,11099522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0">
            <text:p>1210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191">
            <text:p>191</text:p>
          </table:table-cell>
          <table:table-cell table:style-name="Default" office:value-type="float" office:value="2.33234">
            <text:p>2,33234</text:p>
          </table:table-cell>
          <table:table-cell table:style-name="ce2" table:formula="of:=AVERAGE([.$E$2:.E113])" office:value-type="float" office:value="33.8272572321428">
            <text:p>33,82725723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8">
            <text:p>1138</text:p>
          </table:table-cell>
          <table:table-cell table:style-name="Default" office:value-type="float" office:value="676">
            <text:p>676</text:p>
          </table:table-cell>
          <table:table-cell table:style-name="Default" office:value-type="float" office:value="203">
            <text:p>203</text:p>
          </table:table-cell>
          <table:table-cell table:style-name="Default" office:value-type="float" office:value="2.51027">
            <text:p>2,51027</text:p>
          </table:table-cell>
          <table:table-cell table:style-name="ce2" table:formula="of:=AVERAGE([.$E$2:.E114])" office:value-type="float" office:value="33.5501157522124">
            <text:p>33,550115752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10">
            <text:p>1110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173">
            <text:p>173</text:p>
          </table:table-cell>
          <table:table-cell table:style-name="Default" office:value-type="float" office:value="2.25306">
            <text:p>2,25306</text:p>
          </table:table-cell>
          <table:table-cell table:style-name="ce2" table:formula="of:=AVERAGE([.$E$2:.E115])" office:value-type="float" office:value="33.2755801754386">
            <text:p>33,275580175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2.58698">
            <text:p>2,58698</text:p>
          </table:table-cell>
          <table:table-cell table:style-name="ce2" table:formula="of:=AVERAGE([.$E$2:.E116])" office:value-type="float" office:value="33.0087227826087">
            <text:p>33,00872278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14">
            <text:p>714</text:p>
          </table:table-cell>
          <table:table-cell table:style-name="Default" office:value-type="float" office:value="719">
            <text:p>719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.73989">
            <text:p>2,73989</text:p>
          </table:table-cell>
          <table:table-cell table:style-name="ce2" table:formula="of:=AVERAGE([.$E$2:.E117])" office:value-type="float" office:value="32.7477845689655">
            <text:p>32,7477845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08">
            <text:p>1008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193">
            <text:p>193</text:p>
          </table:table-cell>
          <table:table-cell table:style-name="Default" office:value-type="float" office:value="2.79986">
            <text:p>2,79986</text:p>
          </table:table-cell>
          <table:table-cell table:style-name="ce2" table:formula="of:=AVERAGE([.$E$2:.E118])" office:value-type="float" office:value="32.4918194017094">
            <text:p>32,491819401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7">
            <text:p>1017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104">
            <text:p>104</text:p>
          </table:table-cell>
          <table:table-cell table:style-name="Default" office:value-type="float" office:value="2.10025">
            <text:p>2,10025</text:p>
          </table:table-cell>
          <table:table-cell table:style-name="ce2" table:formula="of:=AVERAGE([.$E$2:.E119])" office:value-type="float" office:value="32.2342637288135">
            <text:p>32,23426372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15">
            <text:p>1315</text:p>
          </table:table-cell>
          <table:table-cell table:style-name="Default" office:value-type="float" office:value="870">
            <text:p>870</text:p>
          </table:table-cell>
          <table:table-cell table:style-name="Default" office:value-type="float" office:value="313">
            <text:p>313</text:p>
          </table:table-cell>
          <table:table-cell table:style-name="Default" office:value-type="float" office:value="2.54302">
            <text:p>2,54302</text:p>
          </table:table-cell>
          <table:table-cell table:style-name="ce2" table:formula="of:=AVERAGE([.$E$2:.E120])" office:value-type="float" office:value="31.9847574789916">
            <text:p>31,98475747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0">
            <text:p>1140</text:p>
          </table:table-cell>
          <table:table-cell table:style-name="Default" office:value-type="float" office:value="756">
            <text:p>756</text:p>
          </table:table-cell>
          <table:table-cell table:style-name="Default" office:value-type="float" office:value="218">
            <text:p>218</text:p>
          </table:table-cell>
          <table:table-cell table:style-name="Default" office:value-type="float" office:value="2.52239">
            <text:p>2,52239</text:p>
          </table:table-cell>
          <table:table-cell table:style-name="ce2" table:formula="of:=AVERAGE([.$E$2:.E121])" office:value-type="float" office:value="31.73923775">
            <text:p>31,739237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4">
            <text:p>1074</text:p>
          </table:table-cell>
          <table:table-cell table:style-name="Default" office:value-type="float" office:value="721">
            <text:p>721</text:p>
          </table:table-cell>
          <table:table-cell table:style-name="Default" office:value-type="float" office:value="229">
            <text:p>229</text:p>
          </table:table-cell>
          <table:table-cell table:style-name="Default" office:value-type="float" office:value="2.60227">
            <text:p>2,60227</text:p>
          </table:table-cell>
          <table:table-cell table:style-name="ce2" table:formula="of:=AVERAGE([.$E$2:.E122])" office:value-type="float" office:value="31.4984363636364">
            <text:p>31,49843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20">
            <text:p>1120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2.09089">
            <text:p>2,09089</text:p>
          </table:table-cell>
          <table:table-cell table:style-name="ce2" table:formula="of:=AVERAGE([.$E$2:.E123])" office:value-type="float" office:value="31.2573909016393">
            <text:p>31,25739090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9">
            <text:p>1299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2.14283">
            <text:p>2,14283</text:p>
          </table:table-cell>
          <table:table-cell table:style-name="ce2" table:formula="of:=AVERAGE([.$E$2:.E124])" office:value-type="float" office:value="31.0206871544715">
            <text:p>31,02068715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31">
            <text:p>1031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2.18577">
            <text:p>2,18577</text:p>
          </table:table-cell>
          <table:table-cell table:style-name="ce2" table:formula="of:=AVERAGE([.$E$2:.E125])" office:value-type="float" office:value="30.7881475">
            <text:p>30,788147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82">
            <text:p>882</text:p>
          </table:table-cell>
          <table:table-cell table:style-name="Default" office:value-type="float" office:value="571">
            <text:p>571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.18793">
            <text:p>2,18793</text:p>
          </table:table-cell>
          <table:table-cell table:style-name="ce2" table:formula="of:=AVERAGE([.$E$2:.E126])" office:value-type="float" office:value="30.55934576">
            <text:p>30,559345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0">
            <text:p>1210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1.89612">
            <text:p>1,89612</text:p>
          </table:table-cell>
          <table:table-cell table:style-name="ce2" table:formula="of:=AVERAGE([.$E$2:.E127])" office:value-type="float" office:value="30.3318598412698">
            <text:p>30,331859841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4">
            <text:p>1144</text:p>
          </table:table-cell>
          <table:table-cell table:style-name="Default" office:value-type="float" office:value="679">
            <text:p>679</text:p>
          </table:table-cell>
          <table:table-cell table:style-name="Default" office:value-type="float" office:value="156">
            <text:p>156</text:p>
          </table:table-cell>
          <table:table-cell table:style-name="Default" office:value-type="float" office:value="2.05161">
            <text:p>2,05161</text:p>
          </table:table-cell>
          <table:table-cell table:style-name="ce2" table:formula="of:=AVERAGE([.$E$2:.E128])" office:value-type="float" office:value="30.1091807086614">
            <text:p>30,109180708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39">
            <text:p>739</text:p>
          </table:table-cell>
          <table:table-cell table:style-name="Default" office:value-type="float" office:value="610">
            <text:p>610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29424">
            <text:p>2,29424</text:p>
          </table:table-cell>
          <table:table-cell table:style-name="ce2" table:formula="of:=AVERAGE([.$E$2:.E129])" office:value-type="float" office:value="29.891876484375">
            <text:p>29,891876484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11">
            <text:p>1011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.15168">
            <text:p>2,15168</text:p>
          </table:table-cell>
          <table:table-cell table:style-name="ce2" table:formula="of:=AVERAGE([.$E$2:.E130])" office:value-type="float" office:value="29.6768362015504">
            <text:p>29,67683620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3">
            <text:p>1183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106">
            <text:p>106</text:p>
          </table:table-cell>
          <table:table-cell table:style-name="Default" office:value-type="float" office:value="1.99223">
            <text:p>1,99223</text:p>
          </table:table-cell>
          <table:table-cell table:style-name="ce2" table:formula="of:=AVERAGE([.$E$2:.E131])" office:value-type="float" office:value="29.4638776923077">
            <text:p>29,463877692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71">
            <text:p>1171</text:p>
          </table:table-cell>
          <table:table-cell table:style-name="Default" office:value-type="float" office:value="657">
            <text:p>657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2.08097">
            <text:p>2,08097</text:p>
          </table:table-cell>
          <table:table-cell table:style-name="ce2" table:formula="of:=AVERAGE([.$E$2:.E132])" office:value-type="float" office:value="29.2548478625954">
            <text:p>29,254847862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9">
            <text:p>1149</text:p>
          </table:table-cell>
          <table:table-cell table:style-name="Default" office:value-type="float" office:value="630">
            <text:p>630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2.15041">
            <text:p>2,15041</text:p>
          </table:table-cell>
          <table:table-cell table:style-name="ce2" table:formula="of:=AVERAGE([.$E$2:.E133])" office:value-type="float" office:value="29.0495112121212">
            <text:p>29,04951121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93">
            <text:p>1093</text:p>
          </table:table-cell>
          <table:table-cell table:style-name="Default" office:value-type="float" office:value="669">
            <text:p>669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.98575">
            <text:p>1,98575</text:p>
          </table:table-cell>
          <table:table-cell table:style-name="ce2" table:formula="of:=AVERAGE([.$E$2:.E134])" office:value-type="float" office:value="28.8460242857143">
            <text:p>28,84602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4">
            <text:p>1064</text:p>
          </table:table-cell>
          <table:table-cell table:style-name="Default" office:value-type="float" office:value="643">
            <text:p>643</text:p>
          </table:table-cell>
          <table:table-cell table:style-name="Default" office:value-type="float" office:value="139">
            <text:p>139</text:p>
          </table:table-cell>
          <table:table-cell table:style-name="Default" office:value-type="float" office:value="2.06119">
            <text:p>2,06119</text:p>
          </table:table-cell>
          <table:table-cell table:style-name="ce2" table:formula="of:=AVERAGE([.$E$2:.E135])" office:value-type="float" office:value="28.6461374626866">
            <text:p>28,64613746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42">
            <text:p>1042</text:p>
          </table:table-cell>
          <table:table-cell table:style-name="Default" office:value-type="float" office:value="662">
            <text:p>662</text:p>
          </table:table-cell>
          <table:table-cell table:style-name="Default" office:value-type="float" office:value="167">
            <text:p>167</text:p>
          </table:table-cell>
          <table:table-cell table:style-name="Default" office:value-type="float" office:value="2.23378">
            <text:p>2,23378</text:p>
          </table:table-cell>
          <table:table-cell table:style-name="ce2" table:formula="of:=AVERAGE([.$E$2:.E136])" office:value-type="float" office:value="28.4504903703704">
            <text:p>28,450490370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30">
            <text:p>930</text:p>
          </table:table-cell>
          <table:table-cell table:style-name="Default" office:value-type="float" office:value="664">
            <text:p>664</text:p>
          </table:table-cell>
          <table:table-cell table:style-name="Default" office:value-type="float" office:value="159">
            <text:p>159</text:p>
          </table:table-cell>
          <table:table-cell table:style-name="Default" office:value-type="float" office:value="2.48989">
            <text:p>2,48989</text:p>
          </table:table-cell>
          <table:table-cell table:style-name="ce2" table:formula="of:=AVERAGE([.$E$2:.E137])" office:value-type="float" office:value="28.2596036029412">
            <text:p>28,25960360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39">
            <text:p>1139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2.06498">
            <text:p>2,06498</text:p>
          </table:table-cell>
          <table:table-cell table:style-name="ce2" table:formula="of:=AVERAGE([.$E$2:.E138])" office:value-type="float" office:value="28.0684019708029">
            <text:p>28,068401970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82">
            <text:p>1082</text:p>
          </table:table-cell>
          <table:table-cell table:style-name="Default" office:value-type="float" office:value="651">
            <text:p>651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2.04795">
            <text:p>2,04795</text:p>
          </table:table-cell>
          <table:table-cell table:style-name="ce2" table:formula="of:=AVERAGE([.$E$2:.E139])" office:value-type="float" office:value="27.8798479710145">
            <text:p>27,8798479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2">
            <text:p>1062</text:p>
          </table:table-cell>
          <table:table-cell table:style-name="Default" office:value-type="float" office:value="683">
            <text:p>683</text:p>
          </table:table-cell>
          <table:table-cell table:style-name="Default" office:value-type="float" office:value="172">
            <text:p>172</text:p>
          </table:table-cell>
          <table:table-cell table:style-name="Default" office:value-type="float" office:value="2.19822">
            <text:p>2,19822</text:p>
          </table:table-cell>
          <table:table-cell table:style-name="ce2" table:formula="of:=AVERAGE([.$E$2:.E140])" office:value-type="float" office:value="27.6950880575539">
            <text:p>27,695088057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59">
            <text:p>1559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2.23395">
            <text:p>2,23395</text:p>
          </table:table-cell>
          <table:table-cell table:style-name="ce2" table:formula="of:=AVERAGE([.$E$2:.E141])" office:value-type="float" office:value="27.5132227857143">
            <text:p>27,5132227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18">
            <text:p>1418</text:p>
          </table:table-cell>
          <table:table-cell table:style-name="Default" office:value-type="float" office:value="904">
            <text:p>904</text:p>
          </table:table-cell>
          <table:table-cell table:style-name="Default" office:value-type="float" office:value="332">
            <text:p>332</text:p>
          </table:table-cell>
          <table:table-cell table:style-name="Default" office:value-type="float" office:value="2.31099">
            <text:p>2,31099</text:p>
          </table:table-cell>
          <table:table-cell table:style-name="ce2" table:formula="of:=AVERAGE([.$E$2:.E142])" office:value-type="float" office:value="27.3344835460993">
            <text:p>27,33448354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56">
            <text:p>1556</text:p>
          </table:table-cell>
          <table:table-cell table:style-name="Default" office:value-type="float" office:value="850">
            <text:p>850</text:p>
          </table:table-cell>
          <table:table-cell table:style-name="Default" office:value-type="float" office:value="350">
            <text:p>350</text:p>
          </table:table-cell>
          <table:table-cell table:style-name="Default" office:value-type="float" office:value="2.25831">
            <text:p>2,25831</text:p>
          </table:table-cell>
          <table:table-cell table:style-name="ce2" table:formula="of:=AVERAGE([.$E$2:.E143])" office:value-type="float" office:value="27.1578907746479">
            <text:p>27,157890774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38">
            <text:p>1638</text:p>
          </table:table-cell>
          <table:table-cell table:style-name="Default" office:value-type="float" office:value="835">
            <text:p>835</text:p>
          </table:table-cell>
          <table:table-cell table:style-name="Default" office:value-type="float" office:value="335">
            <text:p>335</text:p>
          </table:table-cell>
          <table:table-cell table:style-name="Default" office:value-type="float" office:value="2.21387">
            <text:p>2,21387</text:p>
          </table:table-cell>
          <table:table-cell table:style-name="ce2" table:formula="of:=AVERAGE([.$E$2:.E144])" office:value-type="float" office:value="26.9834570629371">
            <text:p>26,983457062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41">
            <text:p>1541</text:p>
          </table:table-cell>
          <table:table-cell table:style-name="Default" office:value-type="float" office:value="809">
            <text:p>809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2.22786">
            <text:p>2,22786</text:p>
          </table:table-cell>
          <table:table-cell table:style-name="ce2" table:formula="of:=AVERAGE([.$E$2:.E145])" office:value-type="float" office:value="26.8115431944444">
            <text:p>26,8115431944</text:p>
          </table:table-cell>
          <table:table-cell table:number-columns-repeated="3"/>
        </table:table-row>
        <table:table-row table:style-name="ro2" table:number-rows-repeated="98">
          <table:table-cell table:style-name="ce2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4"/>
          <table:table-cell table:number-columns-repeated="3"/>
        </table:table-row>
        <table:table-row table:style-name="ro2" table:number-rows-repeated="283">
          <table:table-cell table:style-name="ce4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Q+APotencia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8" office:value-type="string">
            <text:p>Hace todo</text:p>
            <text:p>El proceso?</text:p>
          </table:table-cell>
          <table:table-cell table:style-name="ce5" office:value-type="string">
            <text:p>Total puntos</text:p>
            <text:p>Detectados</text:p>
            <text:p>Imagen objeto</text:p>
          </table:table-cell>
          <table:table-cell table:style-name="ce5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5" office:value-type="string">
            <text:p>Coincidencias</text:p>
            <text:p>Válidas</text:p>
            <text:p>Estimadas</text:p>
            <text:p>Homografía</text:p>
          </table:table-cell>
          <table:table-cell table:style-name="ce5" office:value-type="string">
            <text:p>FPS</text:p>
          </table:table-cell>
          <table:table-cell table:style-name="ce5" office:value-type="string">
            <text:p>FPS </text:p>
            <text:p>Acum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23211">
            <text:p>2,23211</text:p>
          </table:table-cell>
          <table:table-cell table:style-name="ce2" table:formula="of:=[.E2]" office:value-type="float" office:value="2.23211">
            <text:p>2,23211</text:p>
          </table:table-cell>
          <table:table-cell/>
          <table:table-cell office:value-type="string">
            <text:p>Target keypoints:</text:p>
          </table:table-cell>
          <table:table-cell table:style-name="ce3" office:value-type="float" office:value="2443">
            <text:p>2443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3.8868">
            <text:p>43,8868</text:p>
          </table:table-cell>
          <table:table-cell table:style-name="ce2" table:formula="of:=AVERAGE([.$E$2:.E3])" office:value-type="float" office:value="23.059455">
            <text:p>23,059455</text:p>
          </table:table-cell>
          <table:table-cell/>
          <table:table-cell office:value-type="string">
            <text:p>Umbral Hessiano:</text:p>
          </table:table-cell>
          <table:table-cell table:style-name="ce3" office:value-type="float" office:value="700">
            <text:p>70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5.2138">
            <text:p>45,2138</text:p>
          </table:table-cell>
          <table:table-cell table:style-name="ce2" table:formula="of:=AVERAGE([.$E$2:.E4])" office:value-type="float" office:value="30.4442366666667">
            <text:p>30,4442366667</text:p>
          </table:table-cell>
          <table:table-cell/>
          <table:table-cell office:value-type="string">
            <text:p>Valoración</text:p>
          </table:table-cell>
          <table:table-cell table:style-name="ce11" office:value-type="string">
            <text:p>4 – 5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1.0101">
            <text:p>51,0101</text:p>
          </table:table-cell>
          <table:table-cell table:style-name="ce2" table:formula="of:=AVERAGE([.$E$2:.E5])" office:value-type="float" office:value="35.5857025">
            <text:p>35,5857025</text:p>
          </table:table-cell>
          <table:table-cell/>
          <table:table-cell office:value-type="string">
            <text:p>FPS ACUM</text:p>
          </table:table-cell>
          <table:table-cell table:formula="of:=[.F113]" office:value-type="float" office:value="11.0474325">
            <text:p>11,0474325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6.1597">
            <text:p>46,1597</text:p>
          </table:table-cell>
          <table:table-cell table:style-name="ce2" table:formula="of:=AVERAGE([.$E$2:.E6])" office:value-type="float" office:value="37.700502">
            <text:p>37,70050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0.9636">
            <text:p>40,9636</text:p>
          </table:table-cell>
          <table:table-cell table:style-name="ce2" table:formula="of:=AVERAGE([.$E$2:.E7])" office:value-type="float" office:value="38.2443516666667">
            <text:p>38,244351666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5.1877">
            <text:p>35,1877</text:p>
          </table:table-cell>
          <table:table-cell table:style-name="ce2" table:formula="of:=AVERAGE([.$E$2:.E8])" office:value-type="float" office:value="37.8076871428571">
            <text:p>37,8076871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8.4735">
            <text:p>38,4735</text:p>
          </table:table-cell>
          <table:table-cell table:style-name="ce2" table:formula="of:=AVERAGE([.$E$2:.E9])" office:value-type="float" office:value="37.89091375">
            <text:p>37,890913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36.6837">
            <text:p>36,6837</text:p>
          </table:table-cell>
          <table:table-cell table:style-name="ce2" table:formula="of:=AVERAGE([.$E$2:.E10])" office:value-type="float" office:value="37.7567788888889">
            <text:p>37,756778888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0.4517">
            <text:p>50,4517</text:p>
          </table:table-cell>
          <table:table-cell table:style-name="ce2" table:formula="of:=AVERAGE([.$E$2:.E11])" office:value-type="float" office:value="39.026271">
            <text:p>39,02627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6.7523">
            <text:p>26,7523</text:p>
          </table:table-cell>
          <table:table-cell table:style-name="ce2" table:formula="of:=AVERAGE([.$E$2:.E12])" office:value-type="float" office:value="37.9104554545454">
            <text:p>37,910455454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1.5169">
            <text:p>51,5169</text:p>
          </table:table-cell>
          <table:table-cell table:style-name="ce2" table:formula="of:=AVERAGE([.$E$2:.E13])" office:value-type="float" office:value="39.0443258333333">
            <text:p>39,0443258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3.7025">
            <text:p>43,7025</text:p>
          </table:table-cell>
          <table:table-cell table:style-name="ce2" table:formula="of:=AVERAGE([.$E$2:.E14])" office:value-type="float" office:value="39.4026469230769">
            <text:p>39,402646923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3.4535">
            <text:p>43,4535</text:p>
          </table:table-cell>
          <table:table-cell table:style-name="ce2" table:formula="of:=AVERAGE([.$E$2:.E15])" office:value-type="float" office:value="39.6919935714286">
            <text:p>39,69199357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2.0946">
            <text:p>42,0946</text:p>
          </table:table-cell>
          <table:table-cell table:style-name="ce2" table:formula="of:=AVERAGE([.$E$2:.E16])" office:value-type="float" office:value="39.8521673333333">
            <text:p>39,852167333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45.2143">
            <text:p>45,2143</text:p>
          </table:table-cell>
          <table:table-cell table:style-name="ce2" table:formula="of:=AVERAGE([.$E$2:.E17])" office:value-type="float" office:value="40.187300625">
            <text:p>40,1873006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4.3332">
            <text:p>54,3332</text:p>
          </table:table-cell>
          <table:table-cell table:style-name="ce2" table:formula="of:=AVERAGE([.$E$2:.E18])" office:value-type="float" office:value="41.0194123529412">
            <text:p>41,01941235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92">
            <text:p>792</text:p>
          </table:table-cell>
          <table:table-cell table:style-name="Default" office:value-type="float" office:value="529">
            <text:p>529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53.2793">
            <text:p>53,2793</text:p>
          </table:table-cell>
          <table:table-cell table:style-name="ce2" table:formula="of:=AVERAGE([.$E$2:.E19])" office:value-type="float" office:value="41.7005172222222">
            <text:p>41,70051722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.4393">
            <text:p>4,4393</text:p>
          </table:table-cell>
          <table:table-cell table:style-name="ce2" table:formula="of:=AVERAGE([.$E$2:.E20])" office:value-type="float" office:value="39.7394005263158">
            <text:p>39,739400526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2">
            <text:p>92</text:p>
          </table:table-cell>
          <table:table-cell table:style-name="Default" office:value-type="float" office:value="656">
            <text:p>656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40.295">
            <text:p>40,295</text:p>
          </table:table-cell>
          <table:table-cell table:style-name="ce2" table:formula="of:=AVERAGE([.$E$2:.E21])" office:value-type="float" office:value="39.7671805">
            <text:p>39,76718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.37915">
            <text:p>4,37915</text:p>
          </table:table-cell>
          <table:table-cell table:style-name="ce2" table:formula="of:=AVERAGE([.$E$2:.E22])" office:value-type="float" office:value="38.0820361904762">
            <text:p>38,0820361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8.5767">
            <text:p>48,5767</text:p>
          </table:table-cell>
          <table:table-cell table:style-name="ce2" table:formula="of:=AVERAGE([.$E$2:.E23])" office:value-type="float" office:value="38.5590663636364">
            <text:p>38,559066363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554">
            <text:p>554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48.1512">
            <text:p>48,1512</text:p>
          </table:table-cell>
          <table:table-cell table:style-name="ce2" table:formula="of:=AVERAGE([.$E$2:.E24])" office:value-type="float" office:value="38.9761156521739">
            <text:p>38,976115652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.16218">
            <text:p>4,16218</text:p>
          </table:table-cell>
          <table:table-cell table:style-name="ce2" table:formula="of:=AVERAGE([.$E$2:.E25])" office:value-type="float" office:value="37.525535">
            <text:p>37,5255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713">
            <text:p>713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50.7976">
            <text:p>50,7976</text:p>
          </table:table-cell>
          <table:table-cell table:style-name="ce2" table:formula="of:=AVERAGE([.$E$2:.E26])" office:value-type="float" office:value="38.0564176">
            <text:p>38,056417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639">
            <text:p>63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.27625">
            <text:p>4,27625</text:p>
          </table:table-cell>
          <table:table-cell table:style-name="ce2" table:formula="of:=AVERAGE([.$E$2:.E27])" office:value-type="float" office:value="36.7571803846154">
            <text:p>36,757180384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639">
            <text:p>63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5.3306">
            <text:p>45,3306</text:p>
          </table:table-cell>
          <table:table-cell table:style-name="ce2" table:formula="of:=AVERAGE([.$E$2:.E28])" office:value-type="float" office:value="37.0747144444444">
            <text:p>37,074714444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8">
            <text:p>118</text:p>
          </table:table-cell>
          <table:table-cell table:style-name="Default" office:value-type="float" office:value="639">
            <text:p>639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47.5561">
            <text:p>47,5561</text:p>
          </table:table-cell>
          <table:table-cell table:style-name="ce2" table:formula="of:=AVERAGE([.$E$2:.E29])" office:value-type="float" office:value="37.4490496428571">
            <text:p>37,449049642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102">
            <text:p>102</text:p>
          </table:table-cell>
          <table:table-cell table:style-name="Default" office:value-type="float" office:value="4.34645">
            <text:p>4,34645</text:p>
          </table:table-cell>
          <table:table-cell table:style-name="ce2" table:formula="of:=AVERAGE([.$E$2:.E30])" office:value-type="float" office:value="36.3075806896552">
            <text:p>36,307580689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88">
            <text:p>88</text:p>
          </table:table-cell>
          <table:table-cell table:style-name="Default" office:value-type="float" office:value="4.45758">
            <text:p>4,45758</text:p>
          </table:table-cell>
          <table:table-cell table:style-name="ce2" table:formula="of:=AVERAGE([.$E$2:.E31])" office:value-type="float" office:value="35.245914">
            <text:p>35,24591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466">
            <text:p>466</text:p>
          </table:table-cell>
          <table:table-cell table:style-name="Default" office:value-type="float" office:value="564">
            <text:p>564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84673">
            <text:p>2,84673</text:p>
          </table:table-cell>
          <table:table-cell table:style-name="ce2" table:formula="of:=AVERAGE([.$E$2:.E32])" office:value-type="float" office:value="34.2007790322581">
            <text:p>34,20077903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38">
            <text:p>638</text:p>
          </table:table-cell>
          <table:table-cell table:style-name="Default" office:value-type="float" office:value="550">
            <text:p>550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2.69771">
            <text:p>2,69771</text:p>
          </table:table-cell>
          <table:table-cell table:style-name="ce2" table:formula="of:=AVERAGE([.$E$2:.E33])" office:value-type="float" office:value="33.216308125">
            <text:p>33,21630812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55">
            <text:p>755</text:p>
          </table:table-cell>
          <table:table-cell table:style-name="Default" office:value-type="float" office:value="540">
            <text:p>54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61956">
            <text:p>2,61956</text:p>
          </table:table-cell>
          <table:table-cell table:style-name="ce2" table:formula="of:=AVERAGE([.$E$2:.E34])" office:value-type="float" office:value="32.2891339393939">
            <text:p>32,289133939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1">
            <text:p>1201</text:p>
          </table:table-cell>
          <table:table-cell table:style-name="Default" office:value-type="float" office:value="681">
            <text:p>681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09418">
            <text:p>2,09418</text:p>
          </table:table-cell>
          <table:table-cell table:style-name="ce2" table:formula="of:=AVERAGE([.$E$2:.E35])" office:value-type="float" office:value="31.4010470588235">
            <text:p>31,401047058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0">
            <text:p>1430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103">
            <text:p>103</text:p>
          </table:table-cell>
          <table:table-cell table:style-name="Default" office:value-type="float" office:value="1.87487">
            <text:p>1,87487</text:p>
          </table:table-cell>
          <table:table-cell table:style-name="ce2" table:formula="of:=AVERAGE([.$E$2:.E36])" office:value-type="float" office:value="30.557442">
            <text:p>30,5574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81">
            <text:p>1581</text:p>
          </table:table-cell>
          <table:table-cell table:style-name="Default" office:value-type="float" office:value="650">
            <text:p>650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1.74558">
            <text:p>1,74558</text:p>
          </table:table-cell>
          <table:table-cell table:style-name="ce2" table:formula="of:=AVERAGE([.$E$2:.E37])" office:value-type="float" office:value="29.7571125">
            <text:p>29,7571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72">
            <text:p>1572</text:p>
          </table:table-cell>
          <table:table-cell table:style-name="Default" office:value-type="float" office:value="728">
            <text:p>728</text:p>
          </table:table-cell>
          <table:table-cell table:style-name="Default" office:value-type="float" office:value="119">
            <text:p>119</text:p>
          </table:table-cell>
          <table:table-cell table:style-name="Default" office:value-type="float" office:value="1.80305">
            <text:p>1,80305</text:p>
          </table:table-cell>
          <table:table-cell table:style-name="ce2" table:formula="of:=AVERAGE([.$E$2:.E38])" office:value-type="float" office:value="29.0015972972973">
            <text:p>29,00159729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82">
            <text:p>1682</text:p>
          </table:table-cell>
          <table:table-cell table:style-name="Default" office:value-type="float" office:value="856">
            <text:p>856</text:p>
          </table:table-cell>
          <table:table-cell table:style-name="Default" office:value-type="float" office:value="248">
            <text:p>248</text:p>
          </table:table-cell>
          <table:table-cell table:style-name="Default" office:value-type="float" office:value="1.98076">
            <text:p>1,98076</text:p>
          </table:table-cell>
          <table:table-cell table:style-name="ce2" table:formula="of:=AVERAGE([.$E$2:.E39])" office:value-type="float" office:value="28.2905226315789">
            <text:p>28,290522631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3">
            <text:p>1643</text:p>
          </table:table-cell>
          <table:table-cell table:style-name="Default" office:value-type="float" office:value="873">
            <text:p>873</text:p>
          </table:table-cell>
          <table:table-cell table:style-name="Default" office:value-type="float" office:value="328">
            <text:p>328</text:p>
          </table:table-cell>
          <table:table-cell table:style-name="Default" office:value-type="float" office:value="2.2608">
            <text:p>2,2608</text:p>
          </table:table-cell>
          <table:table-cell table:style-name="ce2" table:formula="of:=AVERAGE([.$E$2:.E40])" office:value-type="float" office:value="27.6230938461538">
            <text:p>27,623093846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872">
            <text:p>1872</text:p>
          </table:table-cell>
          <table:table-cell table:style-name="Default" office:value-type="float" office:value="788">
            <text:p>788</text:p>
          </table:table-cell>
          <table:table-cell table:style-name="Default" office:value-type="float" office:value="308">
            <text:p>308</text:p>
          </table:table-cell>
          <table:table-cell table:style-name="Default" office:value-type="float" office:value="1.993">
            <text:p>1,993</text:p>
          </table:table-cell>
          <table:table-cell table:style-name="ce2" table:formula="of:=AVERAGE([.$E$2:.E41])" office:value-type="float" office:value="26.9823415">
            <text:p>26,98234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13">
            <text:p>1513</text:p>
          </table:table-cell>
          <table:table-cell table:style-name="Default" office:value-type="float" office:value="813">
            <text:p>813</text:p>
          </table:table-cell>
          <table:table-cell table:style-name="Default" office:value-type="float" office:value="260">
            <text:p>260</text:p>
          </table:table-cell>
          <table:table-cell table:style-name="Default" office:value-type="float" office:value="2.35049">
            <text:p>2,35049</text:p>
          </table:table-cell>
          <table:table-cell table:style-name="ce2" table:formula="of:=AVERAGE([.$E$2:.E42])" office:value-type="float" office:value="26.3815646341463">
            <text:p>26,381564634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25">
            <text:p>1525</text:p>
          </table:table-cell>
          <table:table-cell table:style-name="Default" office:value-type="float" office:value="747">
            <text:p>747</text:p>
          </table:table-cell>
          <table:table-cell table:style-name="Default" office:value-type="float" office:value="212">
            <text:p>212</text:p>
          </table:table-cell>
          <table:table-cell table:style-name="Default" office:value-type="float" office:value="2.10277">
            <text:p>2,10277</text:p>
          </table:table-cell>
          <table:table-cell table:style-name="ce2" table:formula="of:=AVERAGE([.$E$2:.E43])" office:value-type="float" office:value="25.8034980952381">
            <text:p>25,803498095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60">
            <text:p>1460</text:p>
          </table:table-cell>
          <table:table-cell table:style-name="Default" office:value-type="float" office:value="813">
            <text:p>813</text:p>
          </table:table-cell>
          <table:table-cell table:style-name="Default" office:value-type="float" office:value="284">
            <text:p>284</text:p>
          </table:table-cell>
          <table:table-cell table:style-name="Default" office:value-type="float" office:value="2.40802">
            <text:p>2,40802</text:p>
          </table:table-cell>
          <table:table-cell table:style-name="ce2" table:formula="of:=AVERAGE([.$E$2:.E44])" office:value-type="float" office:value="25.2594172093023">
            <text:p>25,259417209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33">
            <text:p>1733</text:p>
          </table:table-cell>
          <table:table-cell table:style-name="Default" office:value-type="float" office:value="826">
            <text:p>826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2.16821">
            <text:p>2,16821</text:p>
          </table:table-cell>
          <table:table-cell table:style-name="ce2" table:formula="of:=AVERAGE([.$E$2:.E45])" office:value-type="float" office:value="24.7346170454545">
            <text:p>24,734617045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49">
            <text:p>1649</text:p>
          </table:table-cell>
          <table:table-cell table:style-name="Default" office:value-type="float" office:value="847">
            <text:p>847</text:p>
          </table:table-cell>
          <table:table-cell table:style-name="Default" office:value-type="float" office:value="331">
            <text:p>331</text:p>
          </table:table-cell>
          <table:table-cell table:style-name="Default" office:value-type="float" office:value="2.28176">
            <text:p>2,28176</text:p>
          </table:table-cell>
          <table:table-cell table:style-name="ce2" table:formula="of:=AVERAGE([.$E$2:.E46])" office:value-type="float" office:value="24.2356646666667">
            <text:p>24,23566466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92">
            <text:p>1492</text:p>
          </table:table-cell>
          <table:table-cell table:style-name="Default" office:value-type="float" office:value="837">
            <text:p>837</text:p>
          </table:table-cell>
          <table:table-cell table:style-name="Default" office:value-type="float" office:value="299">
            <text:p>299</text:p>
          </table:table-cell>
          <table:table-cell table:style-name="Default" office:value-type="float" office:value="2.4989">
            <text:p>2,4989</text:p>
          </table:table-cell>
          <table:table-cell table:style-name="ce2" table:formula="of:=AVERAGE([.$E$2:.E47])" office:value-type="float" office:value="23.7631263043478">
            <text:p>23,76312630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66">
            <text:p>1666</text:p>
          </table:table-cell>
          <table:table-cell table:style-name="Default" office:value-type="float" office:value="842">
            <text:p>842</text:p>
          </table:table-cell>
          <table:table-cell table:style-name="Default" office:value-type="float" office:value="232">
            <text:p>232</text:p>
          </table:table-cell>
          <table:table-cell table:style-name="Default" office:value-type="float" office:value="1.92835">
            <text:p>1,92835</text:p>
          </table:table-cell>
          <table:table-cell table:style-name="ce2" table:formula="of:=AVERAGE([.$E$2:.E48])" office:value-type="float" office:value="23.2985565957447">
            <text:p>23,29855659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66">
            <text:p>1666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143">
            <text:p>143</text:p>
          </table:table-cell>
          <table:table-cell table:style-name="Default" office:value-type="float" office:value="1.67918">
            <text:p>1,67918</text:p>
          </table:table-cell>
          <table:table-cell table:style-name="ce2" table:formula="of:=AVERAGE([.$E$2:.E49])" office:value-type="float" office:value="22.8481529166667">
            <text:p>22,84815291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97">
            <text:p>1797</text:p>
          </table:table-cell>
          <table:table-cell table:style-name="Default" office:value-type="float" office:value="768">
            <text:p>768</text:p>
          </table:table-cell>
          <table:table-cell table:style-name="Default" office:value-type="float" office:value="199">
            <text:p>199</text:p>
          </table:table-cell>
          <table:table-cell table:style-name="Default" office:value-type="float" office:value="1.72976">
            <text:p>1,72976</text:p>
          </table:table-cell>
          <table:table-cell table:style-name="ce2" table:formula="of:=AVERAGE([.$E$2:.E50])" office:value-type="float" office:value="22.4171653061224">
            <text:p>22,41716530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88">
            <text:p>1688</text:p>
          </table:table-cell>
          <table:table-cell table:style-name="Default" office:value-type="float" office:value="666">
            <text:p>666</text:p>
          </table:table-cell>
          <table:table-cell table:style-name="Default" office:value-type="float" office:value="155">
            <text:p>155</text:p>
          </table:table-cell>
          <table:table-cell table:style-name="Default" office:value-type="float" office:value="1.75011">
            <text:p>1,75011</text:p>
          </table:table-cell>
          <table:table-cell table:style-name="ce2" table:formula="of:=AVERAGE([.$E$2:.E51])" office:value-type="float" office:value="22.0038242">
            <text:p>22,003824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48">
            <text:p>1348</text:p>
          </table:table-cell>
          <table:table-cell table:style-name="Default" office:value-type="float" office:value="624">
            <text:p>62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1.90078">
            <text:p>1,90078</text:p>
          </table:table-cell>
          <table:table-cell table:style-name="ce2" table:formula="of:=AVERAGE([.$E$2:.E52])" office:value-type="float" office:value="21.6096468627451">
            <text:p>21,60964686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5">
            <text:p>1325</text:p>
          </table:table-cell>
          <table:table-cell table:style-name="Default" office:value-type="float" office:value="712">
            <text:p>712</text:p>
          </table:table-cell>
          <table:table-cell table:style-name="Default" office:value-type="float" office:value="81">
            <text:p>81</text:p>
          </table:table-cell>
          <table:table-cell table:style-name="Default" office:value-type="float" office:value="1.87074">
            <text:p>1,87074</text:p>
          </table:table-cell>
          <table:table-cell table:style-name="ce2" table:formula="of:=AVERAGE([.$E$2:.E53])" office:value-type="float" office:value="21.2300525">
            <text:p>21,23005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61">
            <text:p>1461</text:p>
          </table:table-cell>
          <table:table-cell table:style-name="Default" office:value-type="float" office:value="676">
            <text:p>676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1.7822">
            <text:p>1,7822</text:p>
          </table:table-cell>
          <table:table-cell table:style-name="ce2" table:formula="of:=AVERAGE([.$E$2:.E54])" office:value-type="float" office:value="20.8631118867925">
            <text:p>20,863111886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19">
            <text:p>1319</text:p>
          </table:table-cell>
          <table:table-cell table:style-name="Default" office:value-type="float" office:value="723">
            <text:p>723</text:p>
          </table:table-cell>
          <table:table-cell table:style-name="Default" office:value-type="float" office:value="165">
            <text:p>165</text:p>
          </table:table-cell>
          <table:table-cell table:style-name="Default" office:value-type="float" office:value="1.95227">
            <text:p>1,95227</text:p>
          </table:table-cell>
          <table:table-cell table:style-name="ce2" table:formula="of:=AVERAGE([.$E$2:.E55])" office:value-type="float" office:value="20.5129111111111">
            <text:p>20,51291111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float" office:value="741">
            <text:p>741</text:p>
          </table:table-cell>
          <table:table-cell table:style-name="Default" office:value-type="float" office:value="174">
            <text:p>174</text:p>
          </table:table-cell>
          <table:table-cell table:style-name="Default" office:value-type="float" office:value="1.91052">
            <text:p>1,91052</text:p>
          </table:table-cell>
          <table:table-cell table:style-name="ce2" table:formula="of:=AVERAGE([.$E$2:.E56])" office:value-type="float" office:value="20.1746858181818">
            <text:p>20,17468581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7">
            <text:p>1387</text:p>
          </table:table-cell>
          <table:table-cell table:style-name="Default" office:value-type="float" office:value="648">
            <text:p>648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1.84159">
            <text:p>1,84159</text:p>
          </table:table-cell>
          <table:table-cell table:style-name="ce2" table:formula="of:=AVERAGE([.$E$2:.E57])" office:value-type="float" office:value="19.8473091071429">
            <text:p>19,847309107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67">
            <text:p>1067</text:p>
          </table:table-cell>
          <table:table-cell table:style-name="Default" office:value-type="float" office:value="672">
            <text:p>672</text:p>
          </table:table-cell>
          <table:table-cell table:style-name="Default" office:value-type="float" office:value="107">
            <text:p>107</text:p>
          </table:table-cell>
          <table:table-cell table:style-name="Default" office:value-type="float" office:value="2.20504">
            <text:p>2,20504</text:p>
          </table:table-cell>
          <table:table-cell table:style-name="ce2" table:formula="of:=AVERAGE([.$E$2:.E58])" office:value-type="float" office:value="19.5377956140351">
            <text:p>19,537795614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48">
            <text:p>748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109">
            <text:p>109</text:p>
          </table:table-cell>
          <table:table-cell table:style-name="Default" office:value-type="float" office:value="2.7777">
            <text:p>2,7777</text:p>
          </table:table-cell>
          <table:table-cell table:style-name="ce2" table:formula="of:=AVERAGE([.$E$2:.E59])" office:value-type="float" office:value="19.2488284482759">
            <text:p>19,248828448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514">
            <text:p>514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3.1977">
            <text:p>3,1977</text:p>
          </table:table-cell>
          <table:table-cell table:style-name="ce2" table:formula="of:=AVERAGE([.$E$2:.E60])" office:value-type="float" office:value="18.9767754237288">
            <text:p>18,976775423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661">
            <text:p>661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2.87563">
            <text:p>2,87563</text:p>
          </table:table-cell>
          <table:table-cell table:style-name="ce2" table:formula="of:=AVERAGE([.$E$2:.E61])" office:value-type="float" office:value="18.708423">
            <text:p>18,7084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689">
            <text:p>689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3.00227">
            <text:p>3,00227</text:p>
          </table:table-cell>
          <table:table-cell table:style-name="ce2" table:formula="of:=AVERAGE([.$E$2:.E62])" office:value-type="float" office:value="18.4509450819672">
            <text:p>18,45094508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641">
            <text:p>641</text:p>
          </table:table-cell>
          <table:table-cell table:style-name="Default" office:value-type="float" office:value="645">
            <text:p>64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7504">
            <text:p>2,7504</text:p>
          </table:table-cell>
          <table:table-cell table:style-name="ce2" table:formula="of:=AVERAGE([.$E$2:.E63])" office:value-type="float" office:value="18.197710483871">
            <text:p>18,19771048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2">
            <text:p>612</text:p>
          </table:table-cell>
          <table:table-cell table:style-name="Default" office:value-type="float" office:value="644">
            <text:p>64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.79527">
            <text:p>2,79527</text:p>
          </table:table-cell>
          <table:table-cell table:style-name="ce2" table:formula="of:=AVERAGE([.$E$2:.E64])" office:value-type="float" office:value="17.9532273015873">
            <text:p>17,953227301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535">
            <text:p>535</text:p>
          </table:table-cell>
          <table:table-cell table:style-name="Default" office:value-type="float" office:value="692">
            <text:p>692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2.8518">
            <text:p>2,8518</text:p>
          </table:table-cell>
          <table:table-cell table:style-name="ce2" table:formula="of:=AVERAGE([.$E$2:.E65])" office:value-type="float" office:value="17.7172675">
            <text:p>17,717267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19">
            <text:p>619</text:p>
          </table:table-cell>
          <table:table-cell table:style-name="Default" office:value-type="float" office:value="674">
            <text:p>67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.76494">
            <text:p>2,76494</text:p>
          </table:table-cell>
          <table:table-cell table:style-name="ce2" table:formula="of:=AVERAGE([.$E$2:.E66])" office:value-type="float" office:value="17.4872316923077">
            <text:p>17,487231692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708">
            <text:p>708</text:p>
          </table:table-cell>
          <table:table-cell table:style-name="Default" office:value-type="float" office:value="676">
            <text:p>676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2.65366">
            <text:p>2,65366</text:p>
          </table:table-cell>
          <table:table-cell table:style-name="ce2" table:formula="of:=AVERAGE([.$E$2:.E67])" office:value-type="float" office:value="17.2624806060606">
            <text:p>17,26248060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37">
            <text:p>837</text:p>
          </table:table-cell>
          <table:table-cell table:style-name="Default" office:value-type="float" office:value="625">
            <text:p>625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.45661">
            <text:p>2,45661</text:p>
          </table:table-cell>
          <table:table-cell table:style-name="ce2" table:formula="of:=AVERAGE([.$E$2:.E68])" office:value-type="float" office:value="17.0414974626866">
            <text:p>17,041497462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8">
            <text:p>908</text:p>
          </table:table-cell>
          <table:table-cell table:style-name="Default" office:value-type="float" office:value="673">
            <text:p>673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.26264">
            <text:p>2,26264</text:p>
          </table:table-cell>
          <table:table-cell table:style-name="ce2" table:formula="of:=AVERAGE([.$E$2:.E69])" office:value-type="float" office:value="16.8241613235294">
            <text:p>16,824161323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3">
            <text:p>1243</text:p>
          </table:table-cell>
          <table:table-cell table:style-name="Default" office:value-type="float" office:value="642">
            <text:p>642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1.91876">
            <text:p>1,91876</text:p>
          </table:table-cell>
          <table:table-cell table:style-name="ce2" table:formula="of:=AVERAGE([.$E$2:.E70])" office:value-type="float" office:value="16.6081410144928">
            <text:p>16,608141014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94">
            <text:p>1294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1.85485">
            <text:p>1,85485</text:p>
          </table:table-cell>
          <table:table-cell table:style-name="ce2" table:formula="of:=AVERAGE([.$E$2:.E71])" office:value-type="float" office:value="16.3973797142857">
            <text:p>16,397379714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48">
            <text:p>1448</text:p>
          </table:table-cell>
          <table:table-cell table:style-name="Default" office:value-type="float" office:value="684">
            <text:p>684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.77935">
            <text:p>1,77935</text:p>
          </table:table-cell>
          <table:table-cell table:style-name="ce2" table:formula="of:=AVERAGE([.$E$2:.E72])" office:value-type="float" office:value="16.191491971831">
            <text:p>16,19149197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40">
            <text:p>1540</text:p>
          </table:table-cell>
          <table:table-cell table:style-name="Default" office:value-type="float" office:value="717">
            <text:p>717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1.76929">
            <text:p>1,76929</text:p>
          </table:table-cell>
          <table:table-cell table:style-name="ce2" table:formula="of:=AVERAGE([.$E$2:.E73])" office:value-type="float" office:value="15.9911836111111">
            <text:p>15,991183611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73">
            <text:p>1573</text:p>
          </table:table-cell>
          <table:table-cell table:style-name="Default" office:value-type="float" office:value="726">
            <text:p>726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.74849">
            <text:p>1,74849</text:p>
          </table:table-cell>
          <table:table-cell table:style-name="ce2" table:formula="of:=AVERAGE([.$E$2:.E74])" office:value-type="float" office:value="15.7960782191781">
            <text:p>15,796078219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48">
            <text:p>1548</text:p>
          </table:table-cell>
          <table:table-cell table:style-name="Default" office:value-type="float" office:value="746">
            <text:p>746</text:p>
          </table:table-cell>
          <table:table-cell table:style-name="Default" office:value-type="float" office:value="144">
            <text:p>144</text:p>
          </table:table-cell>
          <table:table-cell table:style-name="Default" office:value-type="float" office:value="1.76832">
            <text:p>1,76832</text:p>
          </table:table-cell>
          <table:table-cell table:style-name="ce2" table:formula="of:=AVERAGE([.$E$2:.E75])" office:value-type="float" office:value="15.6065139189189">
            <text:p>15,606513918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439">
            <text:p>1439</text:p>
          </table:table-cell>
          <table:table-cell table:style-name="Default" office:value-type="float" office:value="732">
            <text:p>732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.85267">
            <text:p>1,85267</text:p>
          </table:table-cell>
          <table:table-cell table:style-name="ce2" table:formula="of:=AVERAGE([.$E$2:.E76])" office:value-type="float" office:value="15.4231293333333">
            <text:p>15,423129333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74">
            <text:p>1374</text:p>
          </table:table-cell>
          <table:table-cell table:style-name="Default" office:value-type="float" office:value="697">
            <text:p>697</text:p>
          </table:table-cell>
          <table:table-cell table:style-name="Default" office:value-type="float" office:value="117">
            <text:p>117</text:p>
          </table:table-cell>
          <table:table-cell table:style-name="Default" office:value-type="float" office:value="1.90956">
            <text:p>1,90956</text:p>
          </table:table-cell>
          <table:table-cell table:style-name="ce2" table:formula="of:=AVERAGE([.$E$2:.E77])" office:value-type="float" office:value="15.2453192105263">
            <text:p>15,245319210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03">
            <text:p>1303</text:p>
          </table:table-cell>
          <table:table-cell table:style-name="Default" office:value-type="float" office:value="649">
            <text:p>649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.02469">
            <text:p>2,02469</text:p>
          </table:table-cell>
          <table:table-cell table:style-name="ce2" table:formula="of:=AVERAGE([.$E$2:.E78])" office:value-type="float" office:value="15.0736227272727">
            <text:p>15,0736227273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6">
            <text:p>906</text:p>
          </table:table-cell>
          <table:table-cell table:style-name="Default" office:value-type="float" office:value="697">
            <text:p>697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2.32909">
            <text:p>2,32909</text:p>
          </table:table-cell>
          <table:table-cell table:style-name="ce2" table:formula="of:=AVERAGE([.$E$2:.E79])" office:value-type="float" office:value="14.9102312820513">
            <text:p>14,910231282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06">
            <text:p>806</text:p>
          </table:table-cell>
          <table:table-cell table:style-name="Default" office:value-type="float" office:value="676">
            <text:p>676</text:p>
          </table:table-cell>
          <table:table-cell table:style-name="Default" office:value-type="float" office:value="115">
            <text:p>115</text:p>
          </table:table-cell>
          <table:table-cell table:style-name="Default" office:value-type="float" office:value="2.60964">
            <text:p>2,60964</text:p>
          </table:table-cell>
          <table:table-cell table:style-name="ce2" table:formula="of:=AVERAGE([.$E$2:.E80])" office:value-type="float" office:value="14.7545275949367">
            <text:p>14,754527594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653">
            <text:p>653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2.31673">
            <text:p>2,31673</text:p>
          </table:table-cell>
          <table:table-cell table:style-name="ce2" table:formula="of:=AVERAGE([.$E$2:.E81])" office:value-type="float" office:value="14.599055125">
            <text:p>14,59905512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848">
            <text:p>848</text:p>
          </table:table-cell>
          <table:table-cell table:style-name="Default" office:value-type="float" office:value="682">
            <text:p>682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2.36112">
            <text:p>2,36112</text:p>
          </table:table-cell>
          <table:table-cell table:style-name="ce2" table:formula="of:=AVERAGE([.$E$2:.E82])" office:value-type="float" office:value="14.4479695061728">
            <text:p>14,447969506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916">
            <text:p>916</text:p>
          </table:table-cell>
          <table:table-cell table:style-name="Default" office:value-type="float" office:value="654">
            <text:p>654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.37952">
            <text:p>2,37952</text:p>
          </table:table-cell>
          <table:table-cell table:style-name="ce2" table:formula="of:=AVERAGE([.$E$2:.E83])" office:value-type="float" office:value="14.3007932926829">
            <text:p>14,3007932927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10">
            <text:p>1010</text:p>
          </table:table-cell>
          <table:table-cell table:style-name="Default" office:value-type="float" office:value="655">
            <text:p>65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.25252">
            <text:p>2,25252</text:p>
          </table:table-cell>
          <table:table-cell table:style-name="ce2" table:formula="of:=AVERAGE([.$E$2:.E84])" office:value-type="float" office:value="14.155633373494">
            <text:p>14,155633373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78">
            <text:p>1078</text:p>
          </table:table-cell>
          <table:table-cell table:style-name="Default" office:value-type="float" office:value="694">
            <text:p>694</text:p>
          </table:table-cell>
          <table:table-cell table:style-name="Default" office:value-type="float" office:value="111">
            <text:p>111</text:p>
          </table:table-cell>
          <table:table-cell table:style-name="Default" office:value-type="float" office:value="2.21086">
            <text:p>2,21086</text:p>
          </table:table-cell>
          <table:table-cell table:style-name="ce2" table:formula="of:=AVERAGE([.$E$2:.E85])" office:value-type="float" office:value="14.0134336904762">
            <text:p>14,0134336905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93">
            <text:p>1193</text:p>
          </table:table-cell>
          <table:table-cell table:style-name="Default" office:value-type="float" office:value="639">
            <text:p>639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2.07265">
            <text:p>2,07265</text:p>
          </table:table-cell>
          <table:table-cell table:style-name="ce2" table:formula="of:=AVERAGE([.$E$2:.E86])" office:value-type="float" office:value="13.8729538823529">
            <text:p>13,8729538824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433">
            <text:p>1433</text:p>
          </table:table-cell>
          <table:table-cell table:style-name="Default" office:value-type="float" office:value="695">
            <text:p>695</text:p>
          </table:table-cell>
          <table:table-cell table:style-name="Default" office:value-type="float" office:value="168">
            <text:p>168</text:p>
          </table:table-cell>
          <table:table-cell table:style-name="Default" office:value-type="float" office:value="2.0334">
            <text:p>2,0334</text:p>
          </table:table-cell>
          <table:table-cell table:style-name="ce2" table:formula="of:=AVERAGE([.$E$2:.E87])" office:value-type="float" office:value="13.7352846511628">
            <text:p>13,7352846512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98">
            <text:p>1398</text:p>
          </table:table-cell>
          <table:table-cell table:style-name="Default" office:value-type="float" office:value="725">
            <text:p>725</text:p>
          </table:table-cell>
          <table:table-cell table:style-name="Default" office:value-type="float" office:value="178">
            <text:p>178</text:p>
          </table:table-cell>
          <table:table-cell table:style-name="Default" office:value-type="float" office:value="2.09917">
            <text:p>2,09917</text:p>
          </table:table-cell>
          <table:table-cell table:style-name="ce2" table:formula="of:=AVERAGE([.$E$2:.E88])" office:value-type="float" office:value="13.6015362068965">
            <text:p>13,601536206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370">
            <text:p>1370</text:p>
          </table:table-cell>
          <table:table-cell table:style-name="Default" office:value-type="float" office:value="697">
            <text:p>697</text:p>
          </table:table-cell>
          <table:table-cell table:style-name="Default" office:value-type="float" office:value="176">
            <text:p>176</text:p>
          </table:table-cell>
          <table:table-cell table:style-name="Default" office:value-type="float" office:value="1.99854">
            <text:p>1,99854</text:p>
          </table:table-cell>
          <table:table-cell table:style-name="ce2" table:formula="of:=AVERAGE([.$E$2:.E89])" office:value-type="float" office:value="13.4696839772727">
            <text:p>13,4696839773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509">
            <text:p>1509</text:p>
          </table:table-cell>
          <table:table-cell table:style-name="Default" office:value-type="float" office:value="783">
            <text:p>783</text:p>
          </table:table-cell>
          <table:table-cell table:style-name="Default" office:value-type="float" office:value="182">
            <text:p>182</text:p>
          </table:table-cell>
          <table:table-cell table:style-name="Default" office:value-type="float" office:value="1.86036">
            <text:p>1,86036</text:p>
          </table:table-cell>
          <table:table-cell table:style-name="ce2" table:formula="of:=AVERAGE([.$E$2:.E90])" office:value-type="float" office:value="13.3392421348315">
            <text:p>13,339242134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80">
            <text:p>1380</text:p>
          </table:table-cell>
          <table:table-cell table:style-name="Default" office:value-type="float" office:value="705">
            <text:p>705</text:p>
          </table:table-cell>
          <table:table-cell table:style-name="Default" office:value-type="float" office:value="164">
            <text:p>164</text:p>
          </table:table-cell>
          <table:table-cell table:style-name="Default" office:value-type="float" office:value="1.89436">
            <text:p>1,89436</text:p>
          </table:table-cell>
          <table:table-cell table:style-name="ce2" table:formula="of:=AVERAGE([.$E$2:.E91])" office:value-type="float" office:value="13.2120767777778">
            <text:p>13,2120767778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07">
            <text:p>1207</text:p>
          </table:table-cell>
          <table:table-cell table:style-name="Default" office:value-type="float" office:value="688">
            <text:p>688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.96977">
            <text:p>1,96977</text:p>
          </table:table-cell>
          <table:table-cell table:style-name="ce2" table:formula="of:=AVERAGE([.$E$2:.E92])" office:value-type="float" office:value="13.0885349450549">
            <text:p>13,088534945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231">
            <text:p>1231</text:p>
          </table:table-cell>
          <table:table-cell table:style-name="Default" office:value-type="float" office:value="572">
            <text:p>572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1.91396">
            <text:p>1,91396</text:p>
          </table:table-cell>
          <table:table-cell table:style-name="ce2" table:formula="of:=AVERAGE([.$E$2:.E93])" office:value-type="float" office:value="12.967072173913">
            <text:p>12,9670721739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686">
            <text:p>686</text:p>
          </table:table-cell>
          <table:table-cell table:style-name="Default" office:value-type="float" office:value="574">
            <text:p>574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.36043">
            <text:p>2,36043</text:p>
          </table:table-cell>
          <table:table-cell table:style-name="ce2" table:formula="of:=AVERAGE([.$E$2:.E94])" office:value-type="float" office:value="12.8530222580645">
            <text:p>12,8530222581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014">
            <text:p>1014</text:p>
          </table:table-cell>
          <table:table-cell table:style-name="Default" office:value-type="float" office:value="527">
            <text:p>527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.10283">
            <text:p>2,10283</text:p>
          </table:table-cell>
          <table:table-cell table:style-name="ce2" table:formula="of:=AVERAGE([.$E$2:.E95])" office:value-type="float" office:value="12.7386585106383">
            <text:p>12,738658510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628">
            <text:p>1628</text:p>
          </table:table-cell>
          <table:table-cell table:style-name="Default" office:value-type="float" office:value="776">
            <text:p>776</text:p>
          </table:table-cell>
          <table:table-cell table:style-name="Default" office:value-type="float" office:value="145">
            <text:p>145</text:p>
          </table:table-cell>
          <table:table-cell table:style-name="Default" office:value-type="float" office:value="1.70017">
            <text:p>1,70017</text:p>
          </table:table-cell>
          <table:table-cell table:style-name="ce2" table:formula="of:=AVERAGE([.$E$2:.E96])" office:value-type="float" office:value="12.6224638947368">
            <text:p>12,62246389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4">
            <text:p>1244</text:p>
          </table:table-cell>
          <table:table-cell table:style-name="Default" office:value-type="float" office:value="765">
            <text:p>765</text:p>
          </table:table-cell>
          <table:table-cell table:style-name="Default" office:value-type="float" office:value="236">
            <text:p>236</text:p>
          </table:table-cell>
          <table:table-cell table:style-name="Default" office:value-type="float" office:value="2.74349">
            <text:p>2,74349</text:p>
          </table:table-cell>
          <table:table-cell table:style-name="ce2" table:formula="of:=AVERAGE([.$E$2:.E97])" office:value-type="float" office:value="12.5195579166667">
            <text:p>12,519557916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716">
            <text:p>1716</text:p>
          </table:table-cell>
          <table:table-cell table:style-name="Default" office:value-type="float" office:value="827">
            <text:p>827</text:p>
          </table:table-cell>
          <table:table-cell table:style-name="Default" office:value-type="float" office:value="297">
            <text:p>297</text:p>
          </table:table-cell>
          <table:table-cell table:style-name="Default" office:value-type="float" office:value="2.11501">
            <text:p>2,11501</text:p>
          </table:table-cell>
          <table:table-cell table:style-name="ce2" table:formula="of:=AVERAGE([.$E$2:.E98])" office:value-type="float" office:value="12.4122945360825">
            <text:p>12,412294536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327">
            <text:p>1327</text:p>
          </table:table-cell>
          <table:table-cell table:style-name="Default" office:value-type="float" office:value="801">
            <text:p>801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2.52995">
            <text:p>2,52995</text:p>
          </table:table-cell>
          <table:table-cell table:style-name="ce2" table:formula="of:=AVERAGE([.$E$2:.E99])" office:value-type="float" office:value="12.3114542857143">
            <text:p>12,311454285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74">
            <text:p>1074</text:p>
          </table:table-cell>
          <table:table-cell table:style-name="Default" office:value-type="float" office:value="758">
            <text:p>758</text:p>
          </table:table-cell>
          <table:table-cell table:style-name="Default" office:value-type="float" office:value="197">
            <text:p>197</text:p>
          </table:table-cell>
          <table:table-cell table:style-name="Default" office:value-type="float" office:value="2.77358">
            <text:p>2,77358</text:p>
          </table:table-cell>
          <table:table-cell table:style-name="ce2" table:formula="of:=AVERAGE([.$E$2:.E100])" office:value-type="float" office:value="12.2151121212121">
            <text:p>12,2151121212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60">
            <text:p>1560</text:p>
          </table:table-cell>
          <table:table-cell table:style-name="Default" office:value-type="float" office:value="824">
            <text:p>824</text:p>
          </table:table-cell>
          <table:table-cell table:style-name="Default" office:value-type="float" office:value="317">
            <text:p>317</text:p>
          </table:table-cell>
          <table:table-cell table:style-name="Default" office:value-type="float" office:value="2.54208">
            <text:p>2,54208</text:p>
          </table:table-cell>
          <table:table-cell table:style-name="ce2" table:formula="of:=AVERAGE([.$E$2:.E101])" office:value-type="float" office:value="12.1183818">
            <text:p>12,118381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513">
            <text:p>1513</text:p>
          </table:table-cell>
          <table:table-cell table:style-name="Default" office:value-type="float" office:value="814">
            <text:p>814</text:p>
          </table:table-cell>
          <table:table-cell table:style-name="Default" office:value-type="float" office:value="285">
            <text:p>285</text:p>
          </table:table-cell>
          <table:table-cell table:style-name="Default" office:value-type="float" office:value="2.36226">
            <text:p>2,36226</text:p>
          </table:table-cell>
          <table:table-cell table:style-name="ce2" table:formula="of:=AVERAGE([.$E$2:.E102])" office:value-type="float" office:value="12.0217865346535">
            <text:p>12,0217865347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6">
            <text:p>1146</text:p>
          </table:table-cell>
          <table:table-cell table:style-name="Default" office:value-type="float" office:value="717">
            <text:p>717</text:p>
          </table:table-cell>
          <table:table-cell table:style-name="Default" office:value-type="float" office:value="114">
            <text:p>114</text:p>
          </table:table-cell>
          <table:table-cell table:style-name="Default" office:value-type="float" office:value="2.05103">
            <text:p>2,05103</text:p>
          </table:table-cell>
          <table:table-cell table:style-name="ce2" table:formula="of:=AVERAGE([.$E$2:.E103])" office:value-type="float" office:value="11.9240340196078">
            <text:p>11,9240340196</text:p>
          </table:table-cell>
          <table:table-cell table:number-columns-repeated="3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172">
            <text:p>1172</text:p>
          </table:table-cell>
          <table:table-cell table:style-name="Default" office:value-type="float" office:value="699">
            <text:p>699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.19796">
            <text:p>2,19796</text:p>
          </table:table-cell>
          <table:table-cell table:style-name="ce2" table:formula="of:=AVERAGE([.$E$2:.E104])" office:value-type="float" office:value="11.8296061165049">
            <text:p>11,829606116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4">
            <text:p>1204</text:p>
          </table:table-cell>
          <table:table-cell table:style-name="Default" office:value-type="float" office:value="762">
            <text:p>762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.08247">
            <text:p>2,08247</text:p>
          </table:table-cell>
          <table:table-cell table:style-name="ce2" table:formula="of:=AVERAGE([.$E$2:.E105])" office:value-type="float" office:value="11.7358836538462">
            <text:p>11,7358836538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float" office:value="766">
            <text:p>766</text:p>
          </table:table-cell>
          <table:table-cell table:style-name="Default" office:value-type="float" office:value="205">
            <text:p>205</text:p>
          </table:table-cell>
          <table:table-cell table:style-name="Default" office:value-type="float" office:value="2.3897">
            <text:p>2,3897</text:p>
          </table:table-cell>
          <table:table-cell table:style-name="ce2" table:formula="of:=AVERAGE([.$E$2:.E106])" office:value-type="float" office:value="11.6468723809524">
            <text:p>11,6468723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43">
            <text:p>1143</text:p>
          </table:table-cell>
          <table:table-cell table:style-name="Default" office:value-type="float" office:value="699">
            <text:p>699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.0968">
            <text:p>2,0968</text:p>
          </table:table-cell>
          <table:table-cell table:style-name="ce2" table:formula="of:=AVERAGE([.$E$2:.E107])" office:value-type="float" office:value="11.5567773584906">
            <text:p>11,556777358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84">
            <text:p>1184</text:p>
          </table:table-cell>
          <table:table-cell table:style-name="Default" office:value-type="float" office:value="746">
            <text:p>746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2.04596">
            <text:p>2,04596</text:p>
          </table:table-cell>
          <table:table-cell table:style-name="ce2" table:formula="of:=AVERAGE([.$E$2:.E108])" office:value-type="float" office:value="11.4678912149533">
            <text:p>11,467891215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70">
            <text:p>1270</text:p>
          </table:table-cell>
          <table:table-cell table:style-name="Default" office:value-type="float" office:value="622">
            <text:p>622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.91334">
            <text:p>1,91334</text:p>
          </table:table-cell>
          <table:table-cell table:style-name="ce2" table:formula="of:=AVERAGE([.$E$2:.E109])" office:value-type="float" office:value="11.3794231481481">
            <text:p>11,3794231481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03">
            <text:p>1203</text:p>
          </table:table-cell>
          <table:table-cell table:style-name="Default" office:value-type="float" office:value="645">
            <text:p>645</text:p>
          </table:table-cell>
          <table:table-cell table:style-name="Default" office:value-type="float" office:value="131">
            <text:p>131</text:p>
          </table:table-cell>
          <table:table-cell table:style-name="Default" office:value-type="float" office:value="2.03904">
            <text:p>2,03904</text:p>
          </table:table-cell>
          <table:table-cell table:style-name="ce2" table:formula="of:=AVERAGE([.$E$2:.E110])" office:value-type="float" office:value="11.293731559633">
            <text:p>11,293731559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121">
            <text:p>1121</text:p>
          </table:table-cell>
          <table:table-cell table:style-name="Default" office:value-type="float" office:value="680">
            <text:p>680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.07491">
            <text:p>2,07491</text:p>
          </table:table-cell>
          <table:table-cell table:style-name="ce2" table:formula="of:=AVERAGE([.$E$2:.E111])" office:value-type="float" office:value="11.2099240909091">
            <text:p>11,2099240909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051">
            <text:p>1051</text:p>
          </table:table-cell>
          <table:table-cell table:style-name="Default" office:value-type="float" office:value="670">
            <text:p>670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2.14477">
            <text:p>2,14477</text:p>
          </table:table-cell>
          <table:table-cell table:style-name="ce2" table:formula="of:=AVERAGE([.$E$2:.E112])" office:value-type="float" office:value="11.128256036036">
            <text:p>11,128256036</text:p>
          </table:table-cell>
          <table:table-cell table:number-columns-repeated="3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1243">
            <text:p>1243</text:p>
          </table:table-cell>
          <table:table-cell table:style-name="Default" office:value-type="float" office:value="709">
            <text:p>709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2.07602">
            <text:p>2,07602</text:p>
          </table:table-cell>
          <table:table-cell table:style-name="ce2" table:formula="of:=AVERAGE([.$E$2:.E113])" office:value-type="float" office:value="11.0474325">
            <text:p>11,0474325</text:p>
          </table:table-cell>
          <table:table-cell table:number-columns-repeated="3"/>
        </table:table-row>
        <table:table-row table:style-name="ro2" table:number-rows-repeated="19"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2" table:number-rows-repeated="111">
          <table:table-cell table:style-name="ce2" table:number-columns-repeated="6"/>
          <table:table-cell table:number-columns-repeated="3"/>
        </table:table-row>
        <table:table-row table:style-name="ro2" table:number-rows-repeated="220">
          <table:table-cell table:number-columns-repeated="5"/>
          <table:table-cell table:style-name="ce4"/>
          <table:table-cell table:number-columns-repeated="3"/>
        </table:table-row>
        <table:table-row table:style-name="ro2" table:number-rows-repeated="283">
          <table:table-cell table:style-name="ce4" table:number-columns-repeated="6"/>
          <table:table-cell table:number-columns-repeated="3"/>
        </table:table-row>
        <table:table-row table:style-name="ro2" table:number-rows-repeated="116">
          <table:table-cell table:number-columns-repeated="4"/>
          <table:table-cell table:style-name="ce4" table:number-columns-repeated="2"/>
          <table:table-cell table:number-columns-repeated="3"/>
        </table:table-row>
        <table:table-row table:style-name="ro2" table:number-rows-repeated="1047713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22:2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3T22:22:50</dc:date>
    <dc:creator>christian </dc:creator>
    <meta:generator>LibreOffice/3.3$Unix LibreOffice_project/330m19$Build-401</meta:generator>
    <meta:editing-duration>PT1H58M53S</meta:editing-duration>
    <meta:editing-cycles>12</meta:editing-cycles>
    <meta:document-statistic meta:table-count="6" meta:cell-count="5520" meta:object-count="0"/>
  </office:meta>
</office:document-meta>
</file>